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209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ro13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2" style:family="table-cell" style:parent-style-name="Default">
      <style:table-cell-properties fo:padding="0.0417in" style:vertical-align="middle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3" style:family="table-cell" style:parent-style-name="Default">
      <style:table-cell-properties fo:padding="0.028in"/>
    </style:style>
    <style:style style:name="ce34" style:family="table-cell" style:parent-style-name="Default">
      <style:table-cell-properties fo:border="0.0008in solid #000000"/>
    </style:style>
    <style:style style:name="ce35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3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3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0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4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43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fo:wrap-option="wrap" fo:border="0.0008in solid #000000"/>
    </style:style>
    <style:style style:name="ce46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4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4" style:family="table-cell" style:parent-style-name="Default">
      <style:map style:condition="cell-content()=&quot;Sun&quot;" style:apply-style-name="Không_20_tên4" style:base-cell-address="'Cover Page'.AH1"/>
    </style:style>
    <style:style style:name="ce5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9" style:family="table-cell" style:parent-style-name="Default"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map style:condition="cell-content()=&quot;Sun&quot;" style:apply-style-name="Không_20_tên4" style:base-cell-address="'Cover Page'.AH1"/>
    </style:style>
    <style:style style:name="ce8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5" style:family="table-cell" style:parent-style-name="Default">
      <style:map style:condition="cell-content()=&quot;Sun&quot;" style:apply-style-name="Không_20_tên4" style:base-cell-address="'Cover Page'.AH1"/>
    </style:style>
    <style:style style:name="ce9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1" style:family="table-cell" style:parent-style-name="Default"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8">
            <text:p>0.8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6">
            <text:p>0.6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7">
            <text:p>0.7</text:p>
          </table:table-cell>
          <table:table-cell table:style-name="ce26" office:value-type="string">
            <text:p>Updates:</text:p>
            <text:p>- Remove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8">
            <text:p>0.8</text:p>
          </table:table-cell>
          <table:table-cell table:style-name="ce26" office:value-type="string">
            <text:p>Updates:</text:p>
            <text:p>- Remove NguyenHTT</text:p>
            <text:p>- Add NhanH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7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9">
          <table:table-cell table:style-name="ce30" office:value-type="string">
            <text:p>Tổng hợp ngày nghỉ 2016</text:p>
          </table:table-cell>
          <table:table-cell table:style-name="ce33" table:number-columns-repeated="5"/>
          <table:table-cell table:style-name="ce40"/>
          <table:table-cell table:style-name="ce43"/>
          <table:table-cell table:style-name="ce33" table:number-columns-repeated="5"/>
        </table:table-row>
        <table:table-row table:style-name="ro9" table:number-rows-repeated="4">
          <table:table-cell table:style-name="ce30"/>
          <table:table-cell table:style-name="ce33" table:number-columns-repeated="5"/>
          <table:table-cell table:style-name="ce40"/>
          <table:table-cell table:style-name="ce43"/>
          <table:table-cell table:style-name="ce33" table:number-columns-repeated="5"/>
        </table:table-row>
        <table:table-row table:style-name="ro10">
          <table:table-cell table:style-name="ce31" office:value-type="string">
            <text:p>No.</text:p>
          </table:table-cell>
          <table:table-cell table:style-name="ce31" office:value-type="string">
            <text:p>Name</text:p>
          </table:table-cell>
          <table:table-cell table:style-name="ce36" office:value-type="string">
            <office:annotation draw:style-name="gr1" draw:text-style-name="P1" svg:width="3.4126in" svg:height="1.3232in" svg:x="3.1705in" svg:y="0.4551in" draw:caption-point-x="-0.7689in" draw:caption-point-y="0.9087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36" office:value-type="string">
            <office:annotation draw:style-name="gr2" draw:text-style-name="P1" svg:width="1.1413in" svg:height="0.5457in" svg:x="3.6827in" svg:y="0.7528in" draw:caption-point-x="-0.2402in" draw:caption-point-y="0.611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36" office:value-type="string">
            <text:p>Working To</text:p>
          </table:table-cell>
          <table:table-cell table:style-name="ce36" office:value-type="string">
            <office:annotation draw:style-name="gr3" draw:text-style-name="P1" svg:width="1.1413in" svg:height="0.7012in" svg:x="5.6634in" svg:y="0.7528in" draw:caption-point-x="-0.2622in" draw:caption-point-y="0.611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36" office:value-type="string">
            <office:annotation draw:style-name="gr2" draw:text-style-name="P1" svg:width="1.1413in" svg:height="0.5457in" svg:x="6.5303in" svg:y="0.7528in" draw:caption-point-x="-0.2402in" draw:caption-point-y="0.611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44" office:value-type="string">
            <office:annotation draw:style-name="gr4" draw:text-style-name="P1" svg:width="1.1413in" svg:height="0.3902in" svg:x="7.4197in" svg:y="0.7528in" draw:caption-point-x="-0.2402in" draw:caption-point-y="0.611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36" office:value-type="string">
            <text:p>Remaining Leave Days</text:p>
          </table:table-cell>
          <table:table-cell table:style-name="ce36" office:value-type="string">
            <text:p>Extended Leave Days</text:p>
          </table:table-cell>
          <table:table-cell table:style-name="ce36" office:value-type="string">
            <text:p>Leave Days Already Subtracted From Salary</text:p>
          </table:table-cell>
          <table:table-cell table:style-name="ce36" office:value-type="string">
            <office:annotation office:display="true" draw:style-name="gr5" draw:text-style-name="P1" svg:width="1.9224in" svg:height="1.4787in" svg:x="12.1839in" svg:y="0.7315in" draw:caption-point-x="-1.4484in" draw:caption-point-y="0.6319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1" office:value-type="string">
            <text:p>Notes</text:p>
          </table:table-cell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hTTH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7]);DATE(YEAR([.D7]);12;31);NOW())" office:value-type="date" office:date-value="2016-06-28T17:59:02.05">
            <text:p>06/28/16</text:p>
          </table:table-cell>
          <table:table-cell table:style-name="ce39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6">
            <text:p>6</text:p>
          </table:table-cell>
          <table:table-cell table:style-name="ce41" table:formula="of:=SUMPRODUCT([Thong_Tin_Ngay_Nghi_201601.$B$3:.$B$40]=[.$B7];[Thong_Tin_Ngay_Nghi_201601.$C$3:.$C$40])+SUMPRODUCT([Thong_Tin_Ngay_Nghi_201602.$B$3:.$B$41]=[.$B7];[Thong_Tin_Ngay_Nghi_201602.$C$3:.$C$41]) + SUMPRODUCT([Thong_Tin_Ngay_Nghi_201603.$B$3:.$B$43]=[.$B7];[Thong_Tin_Ngay_Nghi_201603.$C$3:.$C$43])" office:value-type="float" office:value="3">
            <text:p>3</text:p>
          </table:table-cell>
          <table:table-cell table:style-name="ce41" table:formula="of:=SUMPRODUCT([Thong_Tin_Ngay_Nghi_201601.$B$3:.$B$40]=[.$B7];[Thong_Tin_Ngay_Nghi_201601.$C$3:.$C$40])+SUMPRODUCT([Thong_Tin_Ngay_Nghi_201602.$B$3:.$B$41]=[.$B7];[Thong_Tin_Ngay_Nghi_201602.$C$3:.$C$41]) + SUMPRODUCT([Thong_Tin_Ngay_Nghi_201603.$B$3:.$B$43]=[.$B7];[Thong_Tin_Ngay_Nghi_201603.$C$3:.$C$43]) + SUMPRODUCT([Thong_Tin_Ngay_Nghi_201604.$B$3:.$B$44]=[.$B7];[Thong_Tin_Ngay_Nghi_201604.$C$3:.$C$44]) + SUMPRODUCT([Thong_Tin_Ngay_Nghi_201605.$B$3:.$B$43]=[.$B7];[Thong_Tin_Ngay_Nghi_201605.$C$3:.$C$43]) + SUMPRODUCT([Thong_Tin_Ngay_Nghi_201606.$B$3:.$B$46]=[.$B7];[Thong_Tin_Ngay_Nghi_201606.$C$3:.$C$46])" office:value-type="float" office:value="4">
            <text:p>4</text:p>
          </table:table-cell>
          <table:table-cell table:style-name="ce37" table:formula="of:=IF(DATE(YEAR([.E7]);MONTH([.E7]);DAY([.E7]))&lt;=DATE(YEAR([.E7]);3;31); [.C7]-[.G7] + [.F7]; IF([.G7]-[.C7]&lt;0;[.G7] + [.F7] -[.H7];[.F7]+[.C7]-[.H7]))" office:value-type="float" office:value="2">
            <text:p>2</text:p>
          </table:table-cell>
          <table:table-cell table:number-columns-repeated="2" table:style-name="ce37"/>
          <table:table-cell table:style-name="ce37" table:formula="of:=[.I7]+[.K7] +[.J7]" office:value-type="float" office:value="2">
            <text:p>2</text:p>
          </table:table-cell>
          <table:table-cell table:style-name="ce45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BacNTC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6-27">
            <text:p>06/27/16</text:p>
          </table:table-cell>
          <table:table-cell table:style-name="ce38" table:formula="of:=IF(YEAR(NOW())&gt;YEAR([.D8]);DATE(YEAR([.D8]);12;31);NOW())" office:value-type="date" office:date-value="2016-06-28T17:59:02.05">
            <text:p>06/28/16</text:p>
          </table:table-cell>
          <table:table-cell table:style-name="ce39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0">
            <text:p>0</text:p>
          </table:table-cell>
          <table:table-cell table:style-name="ce42" table:formula="of:=SUMPRODUCT([Thong_Tin_Ngay_Nghi_201601.$B$3:.$B$40]=[.$B8];[Thong_Tin_Ngay_Nghi_201601.$C$3:.$C$40])+SUMPRODUCT([Thong_Tin_Ngay_Nghi_201602.$B$3:.$B$41]=[.$B8];[Thong_Tin_Ngay_Nghi_201602.$C$3:.$C$41]) + SUMPRODUCT([Thong_Tin_Ngay_Nghi_201603.$B$3:.$B$43]=[.$B8];[Thong_Tin_Ngay_Nghi_201603.$C$3:.$C$43])" office:value-type="float" office:value="0">
            <text:p>0</text:p>
          </table:table-cell>
          <table:table-cell table:style-name="ce42" table:formula="of:=SUMPRODUCT([Thong_Tin_Ngay_Nghi_201601.$B$3:.$B$40]=[.$B8];[Thong_Tin_Ngay_Nghi_201601.$C$3:.$C$40])+SUMPRODUCT([Thong_Tin_Ngay_Nghi_201602.$B$3:.$B$41]=[.$B8];[Thong_Tin_Ngay_Nghi_201602.$C$3:.$C$41]) + SUMPRODUCT([Thong_Tin_Ngay_Nghi_201603.$B$3:.$B$43]=[.$B8];[Thong_Tin_Ngay_Nghi_201603.$C$3:.$C$43]) + SUMPRODUCT([Thong_Tin_Ngay_Nghi_201604.$B$3:.$B$44]=[.$B8];[Thong_Tin_Ngay_Nghi_201604.$C$3:.$C$44]) + SUMPRODUCT([Thong_Tin_Ngay_Nghi_201605.$B$3:.$B$43]=[.$B8];[Thong_Tin_Ngay_Nghi_201605.$C$3:.$C$43]) + SUMPRODUCT([Thong_Tin_Ngay_Nghi_201606.$B$3:.$B$46]=[.$B8];[Thong_Tin_Ngay_Nghi_201606.$C$3:.$C$46])" office:value-type="float" office:value="0">
            <text:p>0</text:p>
          </table:table-cell>
          <table:table-cell table:style-name="ce37" table:formula="of:=IF(DATE(YEAR([.E8]);MONTH([.E8]);DAY([.E8]))&lt;=DATE(YEAR([.E8]);3;31); [.C8]-[.G8] + [.F8]; IF([.G8]-[.C8]&lt;0;[.G8] + [.F8] -[.H8];[.F8]+[.C8]-[.H8]))" office:value-type="float" office:value="0">
            <text:p>0</text:p>
          </table:table-cell>
          <table:table-cell table:number-columns-repeated="2" table:style-name="ce37"/>
          <table:table-cell table:style-name="ce37" table:formula="of:=[.I8]+[.K8] +[.J8]" office:value-type="float" office:value="0">
            <text:p>0</text:p>
          </table:table-cell>
          <table:table-cell table:style-name="ce45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37" office:value-type="float" office:value="6.5">
            <text:p>6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9]);DATE(YEAR([.D9]);12;31);NOW())" office:value-type="date" office:date-value="2016-06-28T17:59:02.05">
            <text:p>06/28/16</text:p>
          </table:table-cell>
          <table:table-cell table:style-name="ce39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6">
            <text:p>6</text:p>
          </table:table-cell>
          <table:table-cell table:style-name="ce42" table:formula="of:=SUMPRODUCT([Thong_Tin_Ngay_Nghi_201601.$B$3:.$B$40]=[.$B9];[Thong_Tin_Ngay_Nghi_201601.$C$3:.$C$40])+SUMPRODUCT([Thong_Tin_Ngay_Nghi_201602.$B$3:.$B$41]=[.$B9];[Thong_Tin_Ngay_Nghi_201602.$C$3:.$C$41]) + SUMPRODUCT([Thong_Tin_Ngay_Nghi_201603.$B$3:.$B$43]=[.$B9];[Thong_Tin_Ngay_Nghi_201603.$C$3:.$C$43])" office:value-type="float" office:value="2.5">
            <text:p>2.5</text:p>
          </table:table-cell>
          <table:table-cell table:style-name="ce42" table:formula="of:=SUMPRODUCT([Thong_Tin_Ngay_Nghi_201601.$B$3:.$B$40]=[.$B9];[Thong_Tin_Ngay_Nghi_201601.$C$3:.$C$40])+SUMPRODUCT([Thong_Tin_Ngay_Nghi_201602.$B$3:.$B$41]=[.$B9];[Thong_Tin_Ngay_Nghi_201602.$C$3:.$C$41]) + SUMPRODUCT([Thong_Tin_Ngay_Nghi_201603.$B$3:.$B$43]=[.$B9];[Thong_Tin_Ngay_Nghi_201603.$C$3:.$C$43]) + SUMPRODUCT([Thong_Tin_Ngay_Nghi_201604.$B$3:.$B$44]=[.$B9];[Thong_Tin_Ngay_Nghi_201604.$C$3:.$C$44]) + SUMPRODUCT([Thong_Tin_Ngay_Nghi_201605.$B$3:.$B$43]=[.$B9];[Thong_Tin_Ngay_Nghi_201605.$C$3:.$C$43]) + SUMPRODUCT([Thong_Tin_Ngay_Nghi_201606.$B$3:.$B$46]=[.$B9];[Thong_Tin_Ngay_Nghi_201606.$C$3:.$C$46])" office:value-type="float" office:value="6.5">
            <text:p>6.5</text:p>
          </table:table-cell>
          <table:table-cell table:style-name="ce37" table:formula="of:=IF(DATE(YEAR([.E9]);MONTH([.E9]);DAY([.E9]))&lt;=DATE(YEAR([.E9]);3;31); [.C9]-[.G9] + [.F9]; IF([.G9]-[.C9]&lt;0;[.G9] + [.F9] -[.H9];[.F9]+[.C9]-[.H9]))" office:value-type="float" office:value="2">
            <text:p>2</text:p>
          </table:table-cell>
          <table:table-cell table:number-columns-repeated="2" table:style-name="ce37"/>
          <table:table-cell table:style-name="ce37" table:formula="of:=[.I9]+[.K9] +[.J9]" office:value-type="float" office:value="2">
            <text:p>2</text:p>
          </table:table-cell>
          <table:table-cell table:style-name="ce45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ChanNTT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12">
            <text:p>01/12/16</text:p>
          </table:table-cell>
          <table:table-cell table:style-name="ce38" office:value-type="date" office:date-value="2016-06-28">
            <text:p>06/28/16</text:p>
          </table:table-cell>
          <table:table-cell table:style-name="ce39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6">
            <text:p>6</text:p>
          </table:table-cell>
          <table:table-cell table:style-name="ce42" table:formula="of:=SUMPRODUCT([Thong_Tin_Ngay_Nghi_201601.$B$3:.$B$40]=[.$B10];[Thong_Tin_Ngay_Nghi_201601.$C$3:.$C$40])+SUMPRODUCT([Thong_Tin_Ngay_Nghi_201602.$B$3:.$B$41]=[.$B10];[Thong_Tin_Ngay_Nghi_201602.$C$3:.$C$41]) + SUMPRODUCT([Thong_Tin_Ngay_Nghi_201603.$B$3:.$B$43]=[.$B10];[Thong_Tin_Ngay_Nghi_201603.$C$3:.$C$43])" office:value-type="float" office:value="1">
            <text:p>1</text:p>
          </table:table-cell>
          <table:table-cell table:style-name="ce42" table:formula="of:=SUMPRODUCT([Thong_Tin_Ngay_Nghi_201601.$B$3:.$B$40]=[.$B10];[Thong_Tin_Ngay_Nghi_201601.$C$3:.$C$40])+SUMPRODUCT([Thong_Tin_Ngay_Nghi_201602.$B$3:.$B$41]=[.$B10];[Thong_Tin_Ngay_Nghi_201602.$C$3:.$C$41]) + SUMPRODUCT([Thong_Tin_Ngay_Nghi_201603.$B$3:.$B$43]=[.$B10];[Thong_Tin_Ngay_Nghi_201603.$C$3:.$C$43]) + SUMPRODUCT([Thong_Tin_Ngay_Nghi_201604.$B$3:.$B$44]=[.$B10];[Thong_Tin_Ngay_Nghi_201604.$C$3:.$C$44]) + SUMPRODUCT([Thong_Tin_Ngay_Nghi_201605.$B$3:.$B$43]=[.$B10];[Thong_Tin_Ngay_Nghi_201605.$C$3:.$C$43]) + SUMPRODUCT([Thong_Tin_Ngay_Nghi_201606.$B$3:.$B$46]=[.$B10];[Thong_Tin_Ngay_Nghi_201606.$C$3:.$C$46])" office:value-type="float" office:value="6.5">
            <text:p>6.5</text:p>
          </table:table-cell>
          <table:table-cell table:style-name="ce37" table:formula="of:=IF(DATE(YEAR([.E10]);MONTH([.E10]);DAY([.E10]))&lt;=DATE(YEAR([.E10]);3;31); [.C10]-[.G10] + [.F10]; IF([.G10]-[.C10]&lt;0;[.G10] + [.F10] -[.H10];[.F10]+[.C10]-[.H10]))" office:value-type="float" office:value="-0.5">
            <text:p>-0.5</text:p>
          </table:table-cell>
          <table:table-cell table:number-columns-repeated="2" table:style-name="ce37"/>
          <table:table-cell table:style-name="ce37" table:formula="of:=[.I10]+[.K10] +[.J10]" office:value-type="float" office:value="-0.5">
            <text:p>-0.5</text:p>
          </table:table-cell>
          <table:table-cell table:style-name="ce45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CuongNH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1]);DATE(YEAR([.D11]);12;31);NOW())" office:value-type="date" office:date-value="2016-06-28T17:59:02.05">
            <text:p>06/28/16</text:p>
          </table:table-cell>
          <table:table-cell table:style-name="ce39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6">
            <text:p>6</text:p>
          </table:table-cell>
          <table:table-cell table:style-name="ce42" table:formula="of:=SUMPRODUCT([Thong_Tin_Ngay_Nghi_201601.$B$3:.$B$40]=[.$B11];[Thong_Tin_Ngay_Nghi_201601.$C$3:.$C$40])+SUMPRODUCT([Thong_Tin_Ngay_Nghi_201602.$B$3:.$B$41]=[.$B11];[Thong_Tin_Ngay_Nghi_201602.$C$3:.$C$41]) + SUMPRODUCT([Thong_Tin_Ngay_Nghi_201603.$B$3:.$B$43]=[.$B11];[Thong_Tin_Ngay_Nghi_201603.$C$3:.$C$43])" office:value-type="float" office:value="3">
            <text:p>3</text:p>
          </table:table-cell>
          <table:table-cell table:style-name="ce42" table:formula="of:=SUMPRODUCT([Thong_Tin_Ngay_Nghi_201601.$B$3:.$B$40]=[.$B11];[Thong_Tin_Ngay_Nghi_201601.$C$3:.$C$40])+SUMPRODUCT([Thong_Tin_Ngay_Nghi_201602.$B$3:.$B$41]=[.$B11];[Thong_Tin_Ngay_Nghi_201602.$C$3:.$C$41]) + SUMPRODUCT([Thong_Tin_Ngay_Nghi_201603.$B$3:.$B$43]=[.$B11];[Thong_Tin_Ngay_Nghi_201603.$C$3:.$C$43]) + SUMPRODUCT([Thong_Tin_Ngay_Nghi_201604.$B$3:.$B$44]=[.$B11];[Thong_Tin_Ngay_Nghi_201604.$C$3:.$C$44]) + SUMPRODUCT([Thong_Tin_Ngay_Nghi_201605.$B$3:.$B$43]=[.$B11];[Thong_Tin_Ngay_Nghi_201605.$C$3:.$C$43]) + SUMPRODUCT([Thong_Tin_Ngay_Nghi_201606.$B$3:.$B$46]=[.$B11];[Thong_Tin_Ngay_Nghi_201606.$C$3:.$C$46])" office:value-type="float" office:value="4.5">
            <text:p>4.5</text:p>
          </table:table-cell>
          <table:table-cell table:style-name="ce37" table:formula="of:=IF(DATE(YEAR([.E11]);MONTH([.E11]);DAY([.E11]))&lt;=DATE(YEAR([.E11]);3;31); [.C11]-[.G11] + [.F11]; IF([.G11]-[.C11]&lt;0;[.G11] + [.F11] -[.H11];[.F11]+[.C11]-[.H11]))" office:value-type="float" office:value="3.5">
            <text:p>3.5</text:p>
          </table:table-cell>
          <table:table-cell table:number-columns-repeated="2" table:style-name="ce37"/>
          <table:table-cell table:style-name="ce37" table:formula="of:=[.I11]+[.K11] +[.J11]" office:value-type="float" office:value="3.5">
            <text:p>3.5</text:p>
          </table:table-cell>
          <table:table-cell table:style-name="ce45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DuongDN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2]);DATE(YEAR([.D12]);12;31);NOW())" office:value-type="date" office:date-value="2016-06-28T17:59:02.05">
            <text:p>06/28/16</text:p>
          </table:table-cell>
          <table:table-cell table:style-name="ce39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6">
            <text:p>6</text:p>
          </table:table-cell>
          <table:table-cell table:style-name="ce42" table:formula="of:=SUMPRODUCT([Thong_Tin_Ngay_Nghi_201601.$B$3:.$B$40]=[.$B12];[Thong_Tin_Ngay_Nghi_201601.$C$3:.$C$40])+SUMPRODUCT([Thong_Tin_Ngay_Nghi_201602.$B$3:.$B$41]=[.$B12];[Thong_Tin_Ngay_Nghi_201602.$C$3:.$C$41]) + SUMPRODUCT([Thong_Tin_Ngay_Nghi_201603.$B$3:.$B$43]=[.$B12];[Thong_Tin_Ngay_Nghi_201603.$C$3:.$C$43])" office:value-type="float" office:value="3.5">
            <text:p>3.5</text:p>
          </table:table-cell>
          <table:table-cell table:style-name="ce42" table:formula="of:=SUMPRODUCT([Thong_Tin_Ngay_Nghi_201601.$B$3:.$B$40]=[.$B12];[Thong_Tin_Ngay_Nghi_201601.$C$3:.$C$40])+SUMPRODUCT([Thong_Tin_Ngay_Nghi_201602.$B$3:.$B$41]=[.$B12];[Thong_Tin_Ngay_Nghi_201602.$C$3:.$C$41]) + SUMPRODUCT([Thong_Tin_Ngay_Nghi_201603.$B$3:.$B$43]=[.$B12];[Thong_Tin_Ngay_Nghi_201603.$C$3:.$C$43]) + SUMPRODUCT([Thong_Tin_Ngay_Nghi_201604.$B$3:.$B$44]=[.$B12];[Thong_Tin_Ngay_Nghi_201604.$C$3:.$C$44]) + SUMPRODUCT([Thong_Tin_Ngay_Nghi_201605.$B$3:.$B$43]=[.$B12];[Thong_Tin_Ngay_Nghi_201605.$C$3:.$C$43]) + SUMPRODUCT([Thong_Tin_Ngay_Nghi_201606.$B$3:.$B$46]=[.$B12];[Thong_Tin_Ngay_Nghi_201606.$C$3:.$C$46])" office:value-type="float" office:value="9">
            <text:p>9</text:p>
          </table:table-cell>
          <table:table-cell table:style-name="ce37" table:formula="of:=IF(DATE(YEAR([.E12]);MONTH([.E12]);DAY([.E12]))&lt;=DATE(YEAR([.E12]);3;31); [.C12]-[.G12] + [.F12]; IF([.G12]-[.C12]&lt;0;[.G12] + [.F12] -[.H12];[.F12]+[.C12]-[.H12]))" office:value-type="float" office:value="-3">
            <text:p>-3</text:p>
          </table:table-cell>
          <table:table-cell table:number-columns-repeated="2" table:style-name="ce37"/>
          <table:table-cell table:style-name="ce37" table:formula="of:=[.I12]+[.K12] +[.J12]" office:value-type="float" office:value="-3">
            <text:p>-3</text:p>
          </table:table-cell>
          <table:table-cell table:style-name="ce45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DuyNM</text:p>
          </table:table-cell>
          <table:table-cell table:style-name="ce37" office:value-type="float" office:value="7.5">
            <text:p>7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3]);DATE(YEAR([.D13]);12;31);NOW())" office:value-type="date" office:date-value="2016-06-28T17:59:02.05">
            <text:p>06/28/16</text:p>
          </table:table-cell>
          <table:table-cell table:style-name="ce39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6">
            <text:p>6</text:p>
          </table:table-cell>
          <table:table-cell table:style-name="ce42" table:formula="of:=SUMPRODUCT([Thong_Tin_Ngay_Nghi_201601.$B$3:.$B$40]=[.$B13];[Thong_Tin_Ngay_Nghi_201601.$C$3:.$C$40])+SUMPRODUCT([Thong_Tin_Ngay_Nghi_201602.$B$3:.$B$41]=[.$B13];[Thong_Tin_Ngay_Nghi_201602.$C$3:.$C$41]) + SUMPRODUCT([Thong_Tin_Ngay_Nghi_201603.$B$3:.$B$43]=[.$B13];[Thong_Tin_Ngay_Nghi_201603.$C$3:.$C$43])" office:value-type="float" office:value="5">
            <text:p>5</text:p>
          </table:table-cell>
          <table:table-cell table:style-name="ce42" table:formula="of:=SUMPRODUCT([Thong_Tin_Ngay_Nghi_201601.$B$3:.$B$40]=[.$B13];[Thong_Tin_Ngay_Nghi_201601.$C$3:.$C$40])+SUMPRODUCT([Thong_Tin_Ngay_Nghi_201602.$B$3:.$B$41]=[.$B13];[Thong_Tin_Ngay_Nghi_201602.$C$3:.$C$41]) + SUMPRODUCT([Thong_Tin_Ngay_Nghi_201603.$B$3:.$B$43]=[.$B13];[Thong_Tin_Ngay_Nghi_201603.$C$3:.$C$43]) + SUMPRODUCT([Thong_Tin_Ngay_Nghi_201604.$B$3:.$B$44]=[.$B13];[Thong_Tin_Ngay_Nghi_201604.$C$3:.$C$44]) + SUMPRODUCT([Thong_Tin_Ngay_Nghi_201605.$B$3:.$B$43]=[.$B13];[Thong_Tin_Ngay_Nghi_201605.$C$3:.$C$43]) + SUMPRODUCT([Thong_Tin_Ngay_Nghi_201606.$B$3:.$B$46]=[.$B13];[Thong_Tin_Ngay_Nghi_201606.$C$3:.$C$46])" office:value-type="float" office:value="10.5">
            <text:p>10.5</text:p>
          </table:table-cell>
          <table:table-cell table:style-name="ce37" table:formula="of:=IF(DATE(YEAR([.E13]);MONTH([.E13]);DAY([.E13]))&lt;=DATE(YEAR([.E13]);3;31); [.C13]-[.G13] + [.F13]; IF([.G13]-[.C13]&lt;0;[.G13] + [.F13] -[.H13];[.F13]+[.C13]-[.H13]))" office:value-type="float" office:value="0.5">
            <text:p>0.5</text:p>
          </table:table-cell>
          <table:table-cell table:style-name="ce37" office:value-type="float" office:value="2">
            <office:annotation draw:style-name="gr2" draw:text-style-name="P1" svg:width="1.1413in" svg:height="0.5457in" svg:x="9.1976in" svg:y="3.1169in" draw:caption-point-x="-0.2402in" draw:caption-point-y="0.5996in">
              <dc:date>2016-05-09T00:00:00</dc:date>
              <text:p text:style-name="P1"><text:span text:style-name="T1">Ngày phép được <text:s/>extend tới 31/5/2016</text:span></text:p>
            </office:annotation>
            <text:p>2</text:p>
          </table:table-cell>
          <table:table-cell table:style-name="ce37"/>
          <table:table-cell table:style-name="ce37" table:formula="of:=[.I13]+[.K13] +[.J13]" office:value-type="float" office:value="2.5">
            <text:p>2.5</text:p>
          </table:table-cell>
          <table:table-cell table:style-name="ce45" office:value-type="string">
            <text:p>- Extend 2 ngày phép của năm 2015 tới ngày 31/5/2016</text:p>
          </table:table-cell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DuyenLT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2-29">
            <text:p>02/29/16</text:p>
          </table:table-cell>
          <table:table-cell table:style-name="ce38" table:formula="of:=IF(YEAR(NOW())&gt;YEAR([.D14]);DATE(YEAR([.D14]);12;31);NOW())" office:value-type="date" office:date-value="2016-06-28T17:59:02.05">
            <text:p>06/28/16</text:p>
          </table:table-cell>
          <table:table-cell table:style-name="ce39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4">
            <text:p>4</text:p>
          </table:table-cell>
          <table:table-cell table:style-name="ce42" table:formula="of:=SUMPRODUCT([Thong_Tin_Ngay_Nghi_201601.$B$3:.$B$40]=[.$B14];[Thong_Tin_Ngay_Nghi_201601.$C$3:.$C$40])+SUMPRODUCT([Thong_Tin_Ngay_Nghi_201602.$B$3:.$B$41]=[.$B14];[Thong_Tin_Ngay_Nghi_201602.$C$3:.$C$41]) + SUMPRODUCT([Thong_Tin_Ngay_Nghi_201603.$B$3:.$B$43]=[.$B14];[Thong_Tin_Ngay_Nghi_201603.$C$3:.$C$43])" office:value-type="float" office:value="0">
            <text:p>0</text:p>
          </table:table-cell>
          <table:table-cell table:style-name="ce42" table:formula="of:=SUMPRODUCT([Thong_Tin_Ngay_Nghi_201601.$B$3:.$B$40]=[.$B14];[Thong_Tin_Ngay_Nghi_201601.$C$3:.$C$40])+SUMPRODUCT([Thong_Tin_Ngay_Nghi_201602.$B$3:.$B$41]=[.$B14];[Thong_Tin_Ngay_Nghi_201602.$C$3:.$C$41]) + SUMPRODUCT([Thong_Tin_Ngay_Nghi_201603.$B$3:.$B$43]=[.$B14];[Thong_Tin_Ngay_Nghi_201603.$C$3:.$C$43]) + SUMPRODUCT([Thong_Tin_Ngay_Nghi_201604.$B$3:.$B$44]=[.$B14];[Thong_Tin_Ngay_Nghi_201604.$C$3:.$C$44]) + SUMPRODUCT([Thong_Tin_Ngay_Nghi_201605.$B$3:.$B$43]=[.$B14];[Thong_Tin_Ngay_Nghi_201605.$C$3:.$C$43]) + SUMPRODUCT([Thong_Tin_Ngay_Nghi_201606.$B$3:.$B$46]=[.$B14];[Thong_Tin_Ngay_Nghi_201606.$C$3:.$C$46])" office:value-type="float" office:value="1">
            <text:p>1</text:p>
          </table:table-cell>
          <table:table-cell table:style-name="ce37" table:formula="of:=IF(DATE(YEAR([.E14]);MONTH([.E14]);DAY([.E14]))&lt;=DATE(YEAR([.E14]);3;31); [.C14]-[.G14] + [.F14]; IF([.G14]-[.C14]&lt;0;[.G14] + [.F14] -[.H14];[.F14]+[.C14]-[.H14]))" office:value-type="float" office:value="3">
            <text:p>3</text:p>
          </table:table-cell>
          <table:table-cell table:number-columns-repeated="2" table:style-name="ce37"/>
          <table:table-cell table:style-name="ce37" table:formula="of:=[.I14]+[.K14] +[.J14]" office:value-type="float" office:value="3">
            <text:p>3</text:p>
          </table:table-cell>
          <table:table-cell table:style-name="ce45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GiauNV</text:p>
          </table:table-cell>
          <table:table-cell table:style-name="ce37" office:value-type="float" office:value="4">
            <text:p>4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5]);DATE(YEAR([.D15]);12;31);NOW())" office:value-type="date" office:date-value="2016-06-28T17:59:02.05">
            <text:p>06/28/16</text:p>
          </table:table-cell>
          <table:table-cell table:style-name="ce39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6">
            <text:p>6</text:p>
          </table:table-cell>
          <table:table-cell table:style-name="ce42" table:formula="of:=SUMPRODUCT([Thong_Tin_Ngay_Nghi_201601.$B$3:.$B$40]=[.$B15];[Thong_Tin_Ngay_Nghi_201601.$C$3:.$C$40])+SUMPRODUCT([Thong_Tin_Ngay_Nghi_201602.$B$3:.$B$41]=[.$B15];[Thong_Tin_Ngay_Nghi_201602.$C$3:.$C$41]) + SUMPRODUCT([Thong_Tin_Ngay_Nghi_201603.$B$3:.$B$43]=[.$B15];[Thong_Tin_Ngay_Nghi_201603.$C$3:.$C$43])" office:value-type="float" office:value="3">
            <text:p>3</text:p>
          </table:table-cell>
          <table:table-cell table:style-name="ce42" table:formula="of:=SUMPRODUCT([Thong_Tin_Ngay_Nghi_201601.$B$3:.$B$40]=[.$B15];[Thong_Tin_Ngay_Nghi_201601.$C$3:.$C$40])+SUMPRODUCT([Thong_Tin_Ngay_Nghi_201602.$B$3:.$B$41]=[.$B15];[Thong_Tin_Ngay_Nghi_201602.$C$3:.$C$41]) + SUMPRODUCT([Thong_Tin_Ngay_Nghi_201603.$B$3:.$B$43]=[.$B15];[Thong_Tin_Ngay_Nghi_201603.$C$3:.$C$43]) + SUMPRODUCT([Thong_Tin_Ngay_Nghi_201604.$B$3:.$B$44]=[.$B15];[Thong_Tin_Ngay_Nghi_201604.$C$3:.$C$44]) + SUMPRODUCT([Thong_Tin_Ngay_Nghi_201605.$B$3:.$B$43]=[.$B15];[Thong_Tin_Ngay_Nghi_201605.$C$3:.$C$43]) + SUMPRODUCT([Thong_Tin_Ngay_Nghi_201606.$B$3:.$B$46]=[.$B15];[Thong_Tin_Ngay_Nghi_201606.$C$3:.$C$46])" office:value-type="float" office:value="5">
            <text:p>5</text:p>
          </table:table-cell>
          <table:table-cell table:style-name="ce37" table:formula="of:=IF(DATE(YEAR([.E15]);MONTH([.E15]);DAY([.E15]))&lt;=DATE(YEAR([.E15]);3;31); [.C15]-[.G15] + [.F15]; IF([.G15]-[.C15]&lt;0;[.G15] + [.F15] -[.H15];[.F15]+[.C15]-[.H15]))" office:value-type="float" office:value="4">
            <text:p>4</text:p>
          </table:table-cell>
          <table:table-cell table:number-columns-repeated="2" table:style-name="ce37"/>
          <table:table-cell table:style-name="ce37" table:formula="of:=[.I15]+[.K15] +[.J15]" office:value-type="float" office:value="4">
            <text:p>4</text:p>
          </table:table-cell>
          <table:table-cell table:style-name="ce45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aTH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6]);DATE(YEAR([.D16]);12;31);NOW())" office:value-type="date" office:date-value="2016-06-28T17:59:02.05">
            <text:p>06/28/16</text:p>
          </table:table-cell>
          <table:table-cell table:style-name="ce39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6">
            <text:p>6</text:p>
          </table:table-cell>
          <table:table-cell table:style-name="ce42" table:formula="of:=SUMPRODUCT([Thong_Tin_Ngay_Nghi_201601.$B$3:.$B$40]=[.$B16];[Thong_Tin_Ngay_Nghi_201601.$C$3:.$C$40])+SUMPRODUCT([Thong_Tin_Ngay_Nghi_201602.$B$3:.$B$41]=[.$B16];[Thong_Tin_Ngay_Nghi_201602.$C$3:.$C$41]) + SUMPRODUCT([Thong_Tin_Ngay_Nghi_201603.$B$3:.$B$43]=[.$B16];[Thong_Tin_Ngay_Nghi_201603.$C$3:.$C$43])" office:value-type="float" office:value="5.5">
            <text:p>5.5</text:p>
          </table:table-cell>
          <table:table-cell table:style-name="ce42" table:formula="of:=SUMPRODUCT([Thong_Tin_Ngay_Nghi_201601.$B$3:.$B$40]=[.$B16];[Thong_Tin_Ngay_Nghi_201601.$C$3:.$C$40])+SUMPRODUCT([Thong_Tin_Ngay_Nghi_201602.$B$3:.$B$41]=[.$B16];[Thong_Tin_Ngay_Nghi_201602.$C$3:.$C$41]) + SUMPRODUCT([Thong_Tin_Ngay_Nghi_201603.$B$3:.$B$43]=[.$B16];[Thong_Tin_Ngay_Nghi_201603.$C$3:.$C$43]) + SUMPRODUCT([Thong_Tin_Ngay_Nghi_201604.$B$3:.$B$44]=[.$B16];[Thong_Tin_Ngay_Nghi_201604.$C$3:.$C$44]) + SUMPRODUCT([Thong_Tin_Ngay_Nghi_201605.$B$3:.$B$43]=[.$B16];[Thong_Tin_Ngay_Nghi_201605.$C$3:.$C$43]) + SUMPRODUCT([Thong_Tin_Ngay_Nghi_201606.$B$3:.$B$46]=[.$B16];[Thong_Tin_Ngay_Nghi_201606.$C$3:.$C$46])" office:value-type="float" office:value="10.5">
            <text:p>10.5</text:p>
          </table:table-cell>
          <table:table-cell table:style-name="ce37" table:formula="of:=IF(DATE(YEAR([.E16]);MONTH([.E16]);DAY([.E16]))&lt;=DATE(YEAR([.E16]);3;31); [.C16]-[.G16] + [.F16]; IF([.G16]-[.C16]&lt;0;[.G16] + [.F16] -[.H16];[.F16]+[.C16]-[.H16]))" office:value-type="float" office:value="1">
            <text:p>1</text:p>
          </table:table-cell>
          <table:table-cell table:number-columns-repeated="2" table:style-name="ce37"/>
          <table:table-cell table:style-name="ce37" table:formula="of:=[.I16]+[.K16] +[.J16]" office:value-type="float" office:value="1">
            <text:p>1</text:p>
          </table:table-cell>
          <table:table-cell table:style-name="ce45"/>
        </table:table-row>
        <table:table-row table:style-name="ro11">
          <table:table-cell table:style-name="ce32" office:value-type="float" office:value="11">
            <text:p>11</text:p>
          </table:table-cell>
          <table:table-cell table:style-name="ce34" office:value-type="string">
            <text:p>HaiNM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7]);DATE(YEAR([.D17]);12;31);NOW())" office:value-type="date" office:date-value="2016-06-28T17:59:02.05">
            <text:p>06/28/16</text:p>
          </table:table-cell>
          <table:table-cell table:style-name="ce39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6">
            <text:p>6</text:p>
          </table:table-cell>
          <table:table-cell table:style-name="ce42" table:formula="of:=SUMPRODUCT([Thong_Tin_Ngay_Nghi_201601.$B$3:.$B$40]=[.$B17];[Thong_Tin_Ngay_Nghi_201601.$C$3:.$C$40])+SUMPRODUCT([Thong_Tin_Ngay_Nghi_201602.$B$3:.$B$41]=[.$B17];[Thong_Tin_Ngay_Nghi_201602.$C$3:.$C$41]) + SUMPRODUCT([Thong_Tin_Ngay_Nghi_201603.$B$3:.$B$43]=[.$B17];[Thong_Tin_Ngay_Nghi_201603.$C$3:.$C$43])" office:value-type="float" office:value="6">
            <text:p>6</text:p>
          </table:table-cell>
          <table:table-cell table:style-name="ce42" table:formula="of:=SUMPRODUCT([Thong_Tin_Ngay_Nghi_201601.$B$3:.$B$40]=[.$B17];[Thong_Tin_Ngay_Nghi_201601.$C$3:.$C$40])+SUMPRODUCT([Thong_Tin_Ngay_Nghi_201602.$B$3:.$B$41]=[.$B17];[Thong_Tin_Ngay_Nghi_201602.$C$3:.$C$41]) + SUMPRODUCT([Thong_Tin_Ngay_Nghi_201603.$B$3:.$B$43]=[.$B17];[Thong_Tin_Ngay_Nghi_201603.$C$3:.$C$43]) + SUMPRODUCT([Thong_Tin_Ngay_Nghi_201604.$B$3:.$B$44]=[.$B17];[Thong_Tin_Ngay_Nghi_201604.$C$3:.$C$44]) + SUMPRODUCT([Thong_Tin_Ngay_Nghi_201605.$B$3:.$B$43]=[.$B17];[Thong_Tin_Ngay_Nghi_201605.$C$3:.$C$43]) + SUMPRODUCT([Thong_Tin_Ngay_Nghi_201606.$B$3:.$B$46]=[.$B17];[Thong_Tin_Ngay_Nghi_201606.$C$3:.$C$46])" office:value-type="float" office:value="13.5">
            <text:p>13.5</text:p>
          </table:table-cell>
          <table:table-cell table:style-name="ce37" table:formula="of:=IF(DATE(YEAR([.E17]);MONTH([.E17]);DAY([.E17]))&lt;=DATE(YEAR([.E17]);3;31); [.C17]-[.G17] + [.F17]; IF([.G17]-[.C17]&lt;0;[.G17] + [.F17] -[.H17];[.F17]+[.C17]-[.H17]))" office:value-type="float" office:value="-7.5">
            <text:p>-7.5</text:p>
          </table:table-cell>
          <table:table-cell table:style-name="ce37"/>
          <table:table-cell table:style-name="ce37" table:formula="of:=2+1.5" office:value-type="float" office:value="3.5">
            <text:p>3.5</text:p>
          </table:table-cell>
          <table:table-cell table:style-name="ce37" table:formula="of:=[.I17]+[.K17] +[.J17]" office:value-type="float" office:value="-4">
            <text:p>-4</text:p>
          </table:table-cell>
          <table:table-cell table:style-name="ce45" office:value-type="string">
            <text:p>Những ngày nghỉ đã trừ vào lương:</text:p>
            <text:p>- Tháng 1, trừ 2 ngày</text:p>
            <text:p>- Tháng 2, trừ 1.5 ngày</text:p>
            <text:p>=&gt; Ko trừ vào ngày phép nữa</text:p>
          </table:table-cell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HienNV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8]);DATE(YEAR([.D18]);12;31);NOW())" office:value-type="date" office:date-value="2016-06-28T17:59:02.05">
            <text:p>06/28/16</text:p>
          </table:table-cell>
          <table:table-cell table:style-name="ce39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6">
            <text:p>6</text:p>
          </table:table-cell>
          <table:table-cell table:style-name="ce42" table:formula="of:=SUMPRODUCT([Thong_Tin_Ngay_Nghi_201601.$B$3:.$B$40]=[.$B18];[Thong_Tin_Ngay_Nghi_201601.$C$3:.$C$40])+SUMPRODUCT([Thong_Tin_Ngay_Nghi_201602.$B$3:.$B$41]=[.$B18];[Thong_Tin_Ngay_Nghi_201602.$C$3:.$C$41]) + SUMPRODUCT([Thong_Tin_Ngay_Nghi_201603.$B$3:.$B$43]=[.$B18];[Thong_Tin_Ngay_Nghi_201603.$C$3:.$C$43])" office:value-type="float" office:value="2.5">
            <text:p>2.5</text:p>
          </table:table-cell>
          <table:table-cell table:style-name="ce42" table:formula="of:=SUMPRODUCT([Thong_Tin_Ngay_Nghi_201601.$B$3:.$B$40]=[.$B18];[Thong_Tin_Ngay_Nghi_201601.$C$3:.$C$40])+SUMPRODUCT([Thong_Tin_Ngay_Nghi_201602.$B$3:.$B$41]=[.$B18];[Thong_Tin_Ngay_Nghi_201602.$C$3:.$C$41]) + SUMPRODUCT([Thong_Tin_Ngay_Nghi_201603.$B$3:.$B$43]=[.$B18];[Thong_Tin_Ngay_Nghi_201603.$C$3:.$C$43]) + SUMPRODUCT([Thong_Tin_Ngay_Nghi_201604.$B$3:.$B$44]=[.$B18];[Thong_Tin_Ngay_Nghi_201604.$C$3:.$C$44]) + SUMPRODUCT([Thong_Tin_Ngay_Nghi_201605.$B$3:.$B$43]=[.$B18];[Thong_Tin_Ngay_Nghi_201605.$C$3:.$C$43]) + SUMPRODUCT([Thong_Tin_Ngay_Nghi_201606.$B$3:.$B$46]=[.$B18];[Thong_Tin_Ngay_Nghi_201606.$C$3:.$C$46])" office:value-type="float" office:value="6.5">
            <text:p>6.5</text:p>
          </table:table-cell>
          <table:table-cell table:style-name="ce37" table:formula="of:=IF(DATE(YEAR([.E18]);MONTH([.E18]);DAY([.E18]))&lt;=DATE(YEAR([.E18]);3;31); [.C18]-[.G18] + [.F18]; IF([.G18]-[.C18]&lt;0;[.G18] + [.F18] -[.H18];[.F18]+[.C18]-[.H18]))" office:value-type="float" office:value="-0.5">
            <text:p>-0.5</text:p>
          </table:table-cell>
          <table:table-cell table:number-columns-repeated="2" table:style-name="ce37"/>
          <table:table-cell table:style-name="ce37" table:formula="of:=[.I18]+[.K18] +[.J18]" office:value-type="float" office:value="-0.5">
            <text:p>-0.5</text:p>
          </table:table-cell>
          <table:table-cell table:style-name="ce45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HieuHT</text:p>
          </table:table-cell>
          <table:table-cell table:style-name="ce37" office:value-type="float" office:value="3">
            <text:p>3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9]);DATE(YEAR([.D19]);12;31);NOW())" office:value-type="date" office:date-value="2016-06-28T17:59:02.05">
            <text:p>06/28/16</text:p>
          </table:table-cell>
          <table:table-cell table:style-name="ce39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6">
            <text:p>6</text:p>
          </table:table-cell>
          <table:table-cell table:style-name="ce42" table:formula="of:=SUMPRODUCT([Thong_Tin_Ngay_Nghi_201601.$B$3:.$B$40]=[.$B19];[Thong_Tin_Ngay_Nghi_201601.$C$3:.$C$40])+SUMPRODUCT([Thong_Tin_Ngay_Nghi_201602.$B$3:.$B$41]=[.$B19];[Thong_Tin_Ngay_Nghi_201602.$C$3:.$C$41]) + SUMPRODUCT([Thong_Tin_Ngay_Nghi_201603.$B$3:.$B$43]=[.$B19];[Thong_Tin_Ngay_Nghi_201603.$C$3:.$C$43])" office:value-type="float" office:value="6">
            <text:p>6</text:p>
          </table:table-cell>
          <table:table-cell table:style-name="ce42" table:formula="of:=SUMPRODUCT([Thong_Tin_Ngay_Nghi_201601.$B$3:.$B$40]=[.$B19];[Thong_Tin_Ngay_Nghi_201601.$C$3:.$C$40])+SUMPRODUCT([Thong_Tin_Ngay_Nghi_201602.$B$3:.$B$41]=[.$B19];[Thong_Tin_Ngay_Nghi_201602.$C$3:.$C$41]) + SUMPRODUCT([Thong_Tin_Ngay_Nghi_201603.$B$3:.$B$43]=[.$B19];[Thong_Tin_Ngay_Nghi_201603.$C$3:.$C$43]) + SUMPRODUCT([Thong_Tin_Ngay_Nghi_201604.$B$3:.$B$44]=[.$B19];[Thong_Tin_Ngay_Nghi_201604.$C$3:.$C$44]) + SUMPRODUCT([Thong_Tin_Ngay_Nghi_201605.$B$3:.$B$43]=[.$B19];[Thong_Tin_Ngay_Nghi_201605.$C$3:.$C$43]) + SUMPRODUCT([Thong_Tin_Ngay_Nghi_201606.$B$3:.$B$46]=[.$B19];[Thong_Tin_Ngay_Nghi_201606.$C$3:.$C$46])" office:value-type="float" office:value="9.5">
            <text:p>9.5</text:p>
          </table:table-cell>
          <table:table-cell table:style-name="ce37" table:formula="of:=IF(DATE(YEAR([.E19]);MONTH([.E19]);DAY([.E19]))&lt;=DATE(YEAR([.E19]);3;31); [.C19]-[.G19] + [.F19]; IF([.G19]-[.C19]&lt;0;[.G19] + [.F19] -[.H19];[.F19]+[.C19]-[.H19]))" office:value-type="float" office:value="-0.5">
            <text:p>-0.5</text:p>
          </table:table-cell>
          <table:table-cell table:number-columns-repeated="2" table:style-name="ce37"/>
          <table:table-cell table:style-name="ce37" table:formula="of:=[.I19]+[.K19] +[.J19]" office:value-type="float" office:value="-0.5">
            <text:p>-0.5</text:p>
          </table:table-cell>
          <table:table-cell table:style-name="ce45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HieuPT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0]);DATE(YEAR([.D20]);12;31);NOW())" office:value-type="date" office:date-value="2016-06-28T17:59:02.05">
            <text:p>06/28/16</text:p>
          </table:table-cell>
          <table:table-cell table:style-name="ce39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6">
            <text:p>6</text:p>
          </table:table-cell>
          <table:table-cell table:style-name="ce42" table:formula="of:=SUMPRODUCT([Thong_Tin_Ngay_Nghi_201601.$B$3:.$B$40]=[.$B20];[Thong_Tin_Ngay_Nghi_201601.$C$3:.$C$40])+SUMPRODUCT([Thong_Tin_Ngay_Nghi_201602.$B$3:.$B$41]=[.$B20];[Thong_Tin_Ngay_Nghi_201602.$C$3:.$C$41]) + SUMPRODUCT([Thong_Tin_Ngay_Nghi_201603.$B$3:.$B$43]=[.$B20];[Thong_Tin_Ngay_Nghi_201603.$C$3:.$C$43])" office:value-type="float" office:value="5">
            <text:p>5</text:p>
          </table:table-cell>
          <table:table-cell table:style-name="ce42" table:formula="of:=SUMPRODUCT([Thong_Tin_Ngay_Nghi_201601.$B$3:.$B$40]=[.$B20];[Thong_Tin_Ngay_Nghi_201601.$C$3:.$C$40])+SUMPRODUCT([Thong_Tin_Ngay_Nghi_201602.$B$3:.$B$41]=[.$B20];[Thong_Tin_Ngay_Nghi_201602.$C$3:.$C$41]) + SUMPRODUCT([Thong_Tin_Ngay_Nghi_201603.$B$3:.$B$43]=[.$B20];[Thong_Tin_Ngay_Nghi_201603.$C$3:.$C$43]) + SUMPRODUCT([Thong_Tin_Ngay_Nghi_201604.$B$3:.$B$44]=[.$B20];[Thong_Tin_Ngay_Nghi_201604.$C$3:.$C$44]) + SUMPRODUCT([Thong_Tin_Ngay_Nghi_201605.$B$3:.$B$43]=[.$B20];[Thong_Tin_Ngay_Nghi_201605.$C$3:.$C$43]) + SUMPRODUCT([Thong_Tin_Ngay_Nghi_201606.$B$3:.$B$46]=[.$B20];[Thong_Tin_Ngay_Nghi_201606.$C$3:.$C$46])" office:value-type="float" office:value="5">
            <text:p>5</text:p>
          </table:table-cell>
          <table:table-cell table:style-name="ce37" table:formula="of:=IF(DATE(YEAR([.E20]);MONTH([.E20]);DAY([.E20]))&lt;=DATE(YEAR([.E20]);3;31); [.C20]-[.G20] + [.F20]; IF([.G20]-[.C20]&lt;0;[.G20] + [.F20] -[.H20];[.F20]+[.C20]-[.H20]))" office:value-type="float" office:value="6">
            <text:p>6</text:p>
          </table:table-cell>
          <table:table-cell table:number-columns-repeated="2" table:style-name="ce37"/>
          <table:table-cell table:style-name="ce37" table:formula="of:=[.I20]+[.K20] +[.J20]" office:value-type="float" office:value="6">
            <text:p>6</text:p>
          </table:table-cell>
          <table:table-cell table:style-name="ce45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HiepNH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1]);DATE(YEAR([.D21]);12;31);NOW())" office:value-type="date" office:date-value="2016-06-28T17:59:02.05">
            <text:p>06/28/16</text:p>
          </table:table-cell>
          <table:table-cell table:style-name="ce39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6">
            <text:p>6</text:p>
          </table:table-cell>
          <table:table-cell table:style-name="ce42" table:formula="of:=SUMPRODUCT([Thong_Tin_Ngay_Nghi_201601.$B$3:.$B$40]=[.$B21];[Thong_Tin_Ngay_Nghi_201601.$C$3:.$C$40])+SUMPRODUCT([Thong_Tin_Ngay_Nghi_201602.$B$3:.$B$41]=[.$B21];[Thong_Tin_Ngay_Nghi_201602.$C$3:.$C$41]) + SUMPRODUCT([Thong_Tin_Ngay_Nghi_201603.$B$3:.$B$43]=[.$B21];[Thong_Tin_Ngay_Nghi_201603.$C$3:.$C$43])" office:value-type="float" office:value="6.5">
            <text:p>6.5</text:p>
          </table:table-cell>
          <table:table-cell table:style-name="ce42" table:formula="of:=SUMPRODUCT([Thong_Tin_Ngay_Nghi_201601.$B$3:.$B$40]=[.$B21];[Thong_Tin_Ngay_Nghi_201601.$C$3:.$C$40])+SUMPRODUCT([Thong_Tin_Ngay_Nghi_201602.$B$3:.$B$41]=[.$B21];[Thong_Tin_Ngay_Nghi_201602.$C$3:.$C$41]) + SUMPRODUCT([Thong_Tin_Ngay_Nghi_201603.$B$3:.$B$43]=[.$B21];[Thong_Tin_Ngay_Nghi_201603.$C$3:.$C$43]) + SUMPRODUCT([Thong_Tin_Ngay_Nghi_201604.$B$3:.$B$44]=[.$B21];[Thong_Tin_Ngay_Nghi_201604.$C$3:.$C$44]) + SUMPRODUCT([Thong_Tin_Ngay_Nghi_201605.$B$3:.$B$43]=[.$B21];[Thong_Tin_Ngay_Nghi_201605.$C$3:.$C$43]) + SUMPRODUCT([Thong_Tin_Ngay_Nghi_201606.$B$3:.$B$46]=[.$B21];[Thong_Tin_Ngay_Nghi_201606.$C$3:.$C$46])" office:value-type="float" office:value="8">
            <text:p>8</text:p>
          </table:table-cell>
          <table:table-cell table:style-name="ce37" table:formula="of:=IF(DATE(YEAR([.E21]);MONTH([.E21]);DAY([.E21]))&lt;=DATE(YEAR([.E21]);3;31); [.C21]-[.G21] + [.F21]; IF([.G21]-[.C21]&lt;0;[.G21] + [.F21] -[.H21];[.F21]+[.C21]-[.H21]))" office:value-type="float" office:value="3.5">
            <text:p>3.5</text:p>
          </table:table-cell>
          <table:table-cell table:number-columns-repeated="2" table:style-name="ce37"/>
          <table:table-cell table:style-name="ce37" table:formula="of:=[.I21]+[.K21] +[.J21]" office:value-type="float" office:value="3.5">
            <text:p>3.5</text:p>
          </table:table-cell>
          <table:table-cell table:style-name="ce45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HungPN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2]);DATE(YEAR([.D22]);12;31);NOW())" office:value-type="date" office:date-value="2016-06-28T17:59:02.05">
            <text:p>06/28/16</text:p>
          </table:table-cell>
          <table:table-cell table:style-name="ce39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6">
            <text:p>6</text:p>
          </table:table-cell>
          <table:table-cell table:style-name="ce42" table:formula="of:=SUMPRODUCT([Thong_Tin_Ngay_Nghi_201601.$B$3:.$B$40]=[.$B22];[Thong_Tin_Ngay_Nghi_201601.$C$3:.$C$40])+SUMPRODUCT([Thong_Tin_Ngay_Nghi_201602.$B$3:.$B$41]=[.$B22];[Thong_Tin_Ngay_Nghi_201602.$C$3:.$C$41]) + SUMPRODUCT([Thong_Tin_Ngay_Nghi_201603.$B$3:.$B$43]=[.$B22];[Thong_Tin_Ngay_Nghi_201603.$C$3:.$C$43])" office:value-type="float" office:value="4.5">
            <text:p>4.5</text:p>
          </table:table-cell>
          <table:table-cell table:style-name="ce42" table:formula="of:=SUMPRODUCT([Thong_Tin_Ngay_Nghi_201601.$B$3:.$B$40]=[.$B22];[Thong_Tin_Ngay_Nghi_201601.$C$3:.$C$40])+SUMPRODUCT([Thong_Tin_Ngay_Nghi_201602.$B$3:.$B$41]=[.$B22];[Thong_Tin_Ngay_Nghi_201602.$C$3:.$C$41]) + SUMPRODUCT([Thong_Tin_Ngay_Nghi_201603.$B$3:.$B$43]=[.$B22];[Thong_Tin_Ngay_Nghi_201603.$C$3:.$C$43]) + SUMPRODUCT([Thong_Tin_Ngay_Nghi_201604.$B$3:.$B$44]=[.$B22];[Thong_Tin_Ngay_Nghi_201604.$C$3:.$C$44]) + SUMPRODUCT([Thong_Tin_Ngay_Nghi_201605.$B$3:.$B$43]=[.$B22];[Thong_Tin_Ngay_Nghi_201605.$C$3:.$C$43]) + SUMPRODUCT([Thong_Tin_Ngay_Nghi_201606.$B$3:.$B$46]=[.$B22];[Thong_Tin_Ngay_Nghi_201606.$C$3:.$C$46])" office:value-type="float" office:value="5.5">
            <text:p>5.5</text:p>
          </table:table-cell>
          <table:table-cell table:style-name="ce37" table:formula="of:=IF(DATE(YEAR([.E22]);MONTH([.E22]);DAY([.E22]))&lt;=DATE(YEAR([.E22]);3;31); [.C22]-[.G22] + [.F22]; IF([.G22]-[.C22]&lt;0;[.G22] + [.F22] -[.H22];[.F22]+[.C22]-[.H22]))" office:value-type="float" office:value="2.5">
            <text:p>2.5</text:p>
          </table:table-cell>
          <table:table-cell table:number-columns-repeated="2" table:style-name="ce37"/>
          <table:table-cell table:style-name="ce37" table:formula="of:=[.I22]+[.K22] +[.J22]" office:value-type="float" office:value="2.5">
            <text:p>2.5</text:p>
          </table:table-cell>
          <table:table-cell table:style-name="ce45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HuyNT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6-27">
            <text:p>06/27/16</text:p>
          </table:table-cell>
          <table:table-cell table:style-name="ce38" table:formula="of:=IF(YEAR(NOW())&gt;YEAR([.D23]);DATE(YEAR([.D23]);12;31);NOW())" office:value-type="date" office:date-value="2016-06-28T17:59:02.05">
            <text:p>06/28/16</text:p>
          </table:table-cell>
          <table:table-cell table:style-name="ce39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0">
            <text:p>0</text:p>
          </table:table-cell>
          <table:table-cell table:style-name="ce42" table:formula="of:=SUMPRODUCT([Thong_Tin_Ngay_Nghi_201601.$B$3:.$B$40]=[.$B23];[Thong_Tin_Ngay_Nghi_201601.$C$3:.$C$40])+SUMPRODUCT([Thong_Tin_Ngay_Nghi_201602.$B$3:.$B$41]=[.$B23];[Thong_Tin_Ngay_Nghi_201602.$C$3:.$C$41]) + SUMPRODUCT([Thong_Tin_Ngay_Nghi_201603.$B$3:.$B$43]=[.$B23];[Thong_Tin_Ngay_Nghi_201603.$C$3:.$C$43])" office:value-type="float" office:value="0">
            <text:p>0</text:p>
          </table:table-cell>
          <table:table-cell table:style-name="ce42" table:formula="of:=SUMPRODUCT([Thong_Tin_Ngay_Nghi_201601.$B$3:.$B$40]=[.$B23];[Thong_Tin_Ngay_Nghi_201601.$C$3:.$C$40])+SUMPRODUCT([Thong_Tin_Ngay_Nghi_201602.$B$3:.$B$41]=[.$B23];[Thong_Tin_Ngay_Nghi_201602.$C$3:.$C$41]) + SUMPRODUCT([Thong_Tin_Ngay_Nghi_201603.$B$3:.$B$43]=[.$B23];[Thong_Tin_Ngay_Nghi_201603.$C$3:.$C$43]) + SUMPRODUCT([Thong_Tin_Ngay_Nghi_201604.$B$3:.$B$44]=[.$B23];[Thong_Tin_Ngay_Nghi_201604.$C$3:.$C$44]) + SUMPRODUCT([Thong_Tin_Ngay_Nghi_201605.$B$3:.$B$43]=[.$B23];[Thong_Tin_Ngay_Nghi_201605.$C$3:.$C$43]) + SUMPRODUCT([Thong_Tin_Ngay_Nghi_201606.$B$3:.$B$46]=[.$B23];[Thong_Tin_Ngay_Nghi_201606.$C$3:.$C$46])" office:value-type="float" office:value="0">
            <text:p>0</text:p>
          </table:table-cell>
          <table:table-cell table:style-name="ce37" table:formula="of:=IF(DATE(YEAR([.E23]);MONTH([.E23]);DAY([.E23]))&lt;=DATE(YEAR([.E23]);3;31); [.C23]-[.G23] + [.F23]; IF([.G23]-[.C23]&lt;0;[.G23] + [.F23] -[.H23];[.F23]+[.C23]-[.H23]))" office:value-type="float" office:value="0">
            <text:p>0</text:p>
          </table:table-cell>
          <table:table-cell table:number-columns-repeated="2" table:style-name="ce37"/>
          <table:table-cell table:style-name="ce37" table:formula="of:=[.I23]+[.K23] +[.J23]" office:value-type="float" office:value="0">
            <text:p>0</text:p>
          </table:table-cell>
          <table:table-cell table:style-name="ce45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KhanhNN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6-09">
            <text:p>06/09/16</text:p>
          </table:table-cell>
          <table:table-cell table:style-name="ce38" table:formula="of:=IF(YEAR(NOW())&gt;YEAR([.D24]);DATE(YEAR([.D24]);12;31);NOW())" office:value-type="date" office:date-value="2016-06-28T17:59:02.05">
            <text:p>06/28/16</text:p>
          </table:table-cell>
          <table:table-cell table:style-name="ce39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0">
            <text:p>0</text:p>
          </table:table-cell>
          <table:table-cell table:style-name="ce42" table:formula="of:=SUMPRODUCT([Thong_Tin_Ngay_Nghi_201601.$B$3:.$B$40]=[.$B24];[Thong_Tin_Ngay_Nghi_201601.$C$3:.$C$40])+SUMPRODUCT([Thong_Tin_Ngay_Nghi_201602.$B$3:.$B$41]=[.$B24];[Thong_Tin_Ngay_Nghi_201602.$C$3:.$C$41]) + SUMPRODUCT([Thong_Tin_Ngay_Nghi_201603.$B$3:.$B$43]=[.$B24];[Thong_Tin_Ngay_Nghi_201603.$C$3:.$C$43])" office:value-type="float" office:value="0">
            <text:p>0</text:p>
          </table:table-cell>
          <table:table-cell table:style-name="ce42" table:formula="of:=SUMPRODUCT([Thong_Tin_Ngay_Nghi_201601.$B$3:.$B$40]=[.$B24];[Thong_Tin_Ngay_Nghi_201601.$C$3:.$C$40])+SUMPRODUCT([Thong_Tin_Ngay_Nghi_201602.$B$3:.$B$41]=[.$B24];[Thong_Tin_Ngay_Nghi_201602.$C$3:.$C$41]) + SUMPRODUCT([Thong_Tin_Ngay_Nghi_201603.$B$3:.$B$43]=[.$B24];[Thong_Tin_Ngay_Nghi_201603.$C$3:.$C$43]) + SUMPRODUCT([Thong_Tin_Ngay_Nghi_201604.$B$3:.$B$44]=[.$B24];[Thong_Tin_Ngay_Nghi_201604.$C$3:.$C$44]) + SUMPRODUCT([Thong_Tin_Ngay_Nghi_201605.$B$3:.$B$43]=[.$B24];[Thong_Tin_Ngay_Nghi_201605.$C$3:.$C$43]) + SUMPRODUCT([Thong_Tin_Ngay_Nghi_201606.$B$3:.$B$46]=[.$B24];[Thong_Tin_Ngay_Nghi_201606.$C$3:.$C$46])" office:value-type="float" office:value="0">
            <text:p>0</text:p>
          </table:table-cell>
          <table:table-cell table:style-name="ce37" table:formula="of:=IF(DATE(YEAR([.E24]);MONTH([.E24]);DAY([.E24]))&lt;=DATE(YEAR([.E24]);3;31); [.C24]-[.G24] + [.F24]; IF([.G24]-[.C24]&lt;0;[.G24] + [.F24] -[.H24];[.F24]+[.C24]-[.H24]))" office:value-type="float" office:value="0">
            <text:p>0</text:p>
          </table:table-cell>
          <table:table-cell table:number-columns-repeated="2" table:style-name="ce37"/>
          <table:table-cell table:style-name="ce37" table:formula="of:=[.I24]+[.K24] +[.J24]" office:value-type="float" office:value="0">
            <text:p>0</text:p>
          </table:table-cell>
          <table:table-cell table:style-name="ce45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KienP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5]);DATE(YEAR([.D25]);12;31);NOW())" office:value-type="date" office:date-value="2016-06-28T17:59:02.05">
            <text:p>06/28/16</text:p>
          </table:table-cell>
          <table:table-cell table:style-name="ce39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6">
            <text:p>6</text:p>
          </table:table-cell>
          <table:table-cell table:style-name="ce42" table:formula="of:=SUMPRODUCT([Thong_Tin_Ngay_Nghi_201601.$B$3:.$B$40]=[.$B25];[Thong_Tin_Ngay_Nghi_201601.$C$3:.$C$40])+SUMPRODUCT([Thong_Tin_Ngay_Nghi_201602.$B$3:.$B$41]=[.$B25];[Thong_Tin_Ngay_Nghi_201602.$C$3:.$C$41]) + SUMPRODUCT([Thong_Tin_Ngay_Nghi_201603.$B$3:.$B$43]=[.$B25];[Thong_Tin_Ngay_Nghi_201603.$C$3:.$C$43])" office:value-type="float" office:value="5">
            <text:p>5</text:p>
          </table:table-cell>
          <table:table-cell table:style-name="ce42" table:formula="of:=SUMPRODUCT([Thong_Tin_Ngay_Nghi_201601.$B$3:.$B$40]=[.$B25];[Thong_Tin_Ngay_Nghi_201601.$C$3:.$C$40])+SUMPRODUCT([Thong_Tin_Ngay_Nghi_201602.$B$3:.$B$41]=[.$B25];[Thong_Tin_Ngay_Nghi_201602.$C$3:.$C$41]) + SUMPRODUCT([Thong_Tin_Ngay_Nghi_201603.$B$3:.$B$43]=[.$B25];[Thong_Tin_Ngay_Nghi_201603.$C$3:.$C$43]) + SUMPRODUCT([Thong_Tin_Ngay_Nghi_201604.$B$3:.$B$44]=[.$B25];[Thong_Tin_Ngay_Nghi_201604.$C$3:.$C$44]) + SUMPRODUCT([Thong_Tin_Ngay_Nghi_201605.$B$3:.$B$43]=[.$B25];[Thong_Tin_Ngay_Nghi_201605.$C$3:.$C$43]) + SUMPRODUCT([Thong_Tin_Ngay_Nghi_201606.$B$3:.$B$46]=[.$B25];[Thong_Tin_Ngay_Nghi_201606.$C$3:.$C$46])" office:value-type="float" office:value="7">
            <text:p>7</text:p>
          </table:table-cell>
          <table:table-cell table:style-name="ce37" table:formula="of:=IF(DATE(YEAR([.E25]);MONTH([.E25]);DAY([.E25]))&lt;=DATE(YEAR([.E25]);3;31); [.C25]-[.G25] + [.F25]; IF([.G25]-[.C25]&lt;0;[.G25] + [.F25] -[.H25];[.F25]+[.C25]-[.H25]))" office:value-type="float" office:value="1">
            <text:p>1</text:p>
          </table:table-cell>
          <table:table-cell table:number-columns-repeated="2" table:style-name="ce37"/>
          <table:table-cell table:style-name="ce37" table:formula="of:=[.I25]+[.K25] +[.J25]" office:value-type="float" office:value="1">
            <text:p>1</text:p>
          </table:table-cell>
          <table:table-cell table:style-name="ce45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LongPT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6-09">
            <text:p>06/09/16</text:p>
          </table:table-cell>
          <table:table-cell table:style-name="ce38" table:formula="of:=IF(YEAR(NOW())&gt;YEAR([.D26]);DATE(YEAR([.D26]);12;31);NOW())" office:value-type="date" office:date-value="2016-06-28T17:59:02.05">
            <text:p>06/28/16</text:p>
          </table:table-cell>
          <table:table-cell table:style-name="ce39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0">
            <text:p>0</text:p>
          </table:table-cell>
          <table:table-cell table:style-name="ce42" table:formula="of:=SUMPRODUCT([Thong_Tin_Ngay_Nghi_201601.$B$3:.$B$40]=[.$B26];[Thong_Tin_Ngay_Nghi_201601.$C$3:.$C$40])+SUMPRODUCT([Thong_Tin_Ngay_Nghi_201602.$B$3:.$B$41]=[.$B26];[Thong_Tin_Ngay_Nghi_201602.$C$3:.$C$41]) + SUMPRODUCT([Thong_Tin_Ngay_Nghi_201603.$B$3:.$B$43]=[.$B26];[Thong_Tin_Ngay_Nghi_201603.$C$3:.$C$43])" office:value-type="float" office:value="0">
            <text:p>0</text:p>
          </table:table-cell>
          <table:table-cell table:style-name="ce42" table:formula="of:=SUMPRODUCT([Thong_Tin_Ngay_Nghi_201601.$B$3:.$B$40]=[.$B26];[Thong_Tin_Ngay_Nghi_201601.$C$3:.$C$40])+SUMPRODUCT([Thong_Tin_Ngay_Nghi_201602.$B$3:.$B$41]=[.$B26];[Thong_Tin_Ngay_Nghi_201602.$C$3:.$C$41]) + SUMPRODUCT([Thong_Tin_Ngay_Nghi_201603.$B$3:.$B$43]=[.$B26];[Thong_Tin_Ngay_Nghi_201603.$C$3:.$C$43]) + SUMPRODUCT([Thong_Tin_Ngay_Nghi_201604.$B$3:.$B$44]=[.$B26];[Thong_Tin_Ngay_Nghi_201604.$C$3:.$C$44]) + SUMPRODUCT([Thong_Tin_Ngay_Nghi_201605.$B$3:.$B$43]=[.$B26];[Thong_Tin_Ngay_Nghi_201605.$C$3:.$C$43]) + SUMPRODUCT([Thong_Tin_Ngay_Nghi_201606.$B$3:.$B$46]=[.$B26];[Thong_Tin_Ngay_Nghi_201606.$C$3:.$C$46])" office:value-type="float" office:value="0">
            <text:p>0</text:p>
          </table:table-cell>
          <table:table-cell table:style-name="ce37" table:formula="of:=IF(DATE(YEAR([.E26]);MONTH([.E26]);DAY([.E26]))&lt;=DATE(YEAR([.E26]);3;31); [.C26]-[.G26] + [.F26]; IF([.G26]-[.C26]&lt;0;[.G26] + [.F26] -[.H26];[.F26]+[.C26]-[.H26]))" office:value-type="float" office:value="0">
            <text:p>0</text:p>
          </table:table-cell>
          <table:table-cell table:number-columns-repeated="2" table:style-name="ce37"/>
          <table:table-cell table:style-name="ce37" table:formula="of:=[.I26]+[.K26] +[.J26]" office:value-type="float" office:value="0">
            <text:p>0</text:p>
          </table:table-cell>
          <table:table-cell table:style-name="ce45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LuanNN</text:p>
          </table:table-cell>
          <table:table-cell table:style-name="ce37" office:value-type="float" office:value="7">
            <text:p>7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7]);DATE(YEAR([.D27]);12;31);NOW())" office:value-type="date" office:date-value="2016-06-28T17:59:02.05">
            <text:p>06/28/16</text:p>
          </table:table-cell>
          <table:table-cell table:style-name="ce39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6">
            <text:p>6</text:p>
          </table:table-cell>
          <table:table-cell table:style-name="ce42" table:formula="of:=SUMPRODUCT([Thong_Tin_Ngay_Nghi_201601.$B$3:.$B$40]=[.$B27];[Thong_Tin_Ngay_Nghi_201601.$C$3:.$C$40])+SUMPRODUCT([Thong_Tin_Ngay_Nghi_201602.$B$3:.$B$41]=[.$B27];[Thong_Tin_Ngay_Nghi_201602.$C$3:.$C$41]) + SUMPRODUCT([Thong_Tin_Ngay_Nghi_201603.$B$3:.$B$43]=[.$B27];[Thong_Tin_Ngay_Nghi_201603.$C$3:.$C$43])" office:value-type="float" office:value="3">
            <text:p>3</text:p>
          </table:table-cell>
          <table:table-cell table:style-name="ce42" table:formula="of:=SUMPRODUCT([Thong_Tin_Ngay_Nghi_201601.$B$3:.$B$40]=[.$B27];[Thong_Tin_Ngay_Nghi_201601.$C$3:.$C$40])+SUMPRODUCT([Thong_Tin_Ngay_Nghi_201602.$B$3:.$B$41]=[.$B27];[Thong_Tin_Ngay_Nghi_201602.$C$3:.$C$41]) + SUMPRODUCT([Thong_Tin_Ngay_Nghi_201603.$B$3:.$B$43]=[.$B27];[Thong_Tin_Ngay_Nghi_201603.$C$3:.$C$43]) + SUMPRODUCT([Thong_Tin_Ngay_Nghi_201604.$B$3:.$B$44]=[.$B27];[Thong_Tin_Ngay_Nghi_201604.$C$3:.$C$44]) + SUMPRODUCT([Thong_Tin_Ngay_Nghi_201605.$B$3:.$B$43]=[.$B27];[Thong_Tin_Ngay_Nghi_201605.$C$3:.$C$43]) + SUMPRODUCT([Thong_Tin_Ngay_Nghi_201606.$B$3:.$B$46]=[.$B27];[Thong_Tin_Ngay_Nghi_201606.$C$3:.$C$46])" office:value-type="float" office:value="5.5">
            <text:p>5.5</text:p>
          </table:table-cell>
          <table:table-cell table:style-name="ce37" table:formula="of:=IF(DATE(YEAR([.E27]);MONTH([.E27]);DAY([.E27]))&lt;=DATE(YEAR([.E27]);3;31); [.C27]-[.G27] + [.F27]; IF([.G27]-[.C27]&lt;0;[.G27] + [.F27] -[.H27];[.F27]+[.C27]-[.H27]))" office:value-type="float" office:value="3.5">
            <text:p>3.5</text:p>
          </table:table-cell>
          <table:table-cell table:number-columns-repeated="2" table:style-name="ce37"/>
          <table:table-cell table:style-name="ce37" table:formula="of:=[.I27]+[.K27] +[.J27]" office:value-type="float" office:value="3.5">
            <text:p>3.5</text:p>
          </table:table-cell>
          <table:table-cell table:style-name="ce45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MaiNT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8]);DATE(YEAR([.D28]);12;31);NOW())" office:value-type="date" office:date-value="2016-06-28T17:59:02.05">
            <text:p>06/28/16</text:p>
          </table:table-cell>
          <table:table-cell table:style-name="ce39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6">
            <text:p>6</text:p>
          </table:table-cell>
          <table:table-cell table:style-name="ce42" table:formula="of:=SUMPRODUCT([Thong_Tin_Ngay_Nghi_201601.$B$3:.$B$40]=[.$B28];[Thong_Tin_Ngay_Nghi_201601.$C$3:.$C$40])+SUMPRODUCT([Thong_Tin_Ngay_Nghi_201602.$B$3:.$B$41]=[.$B28];[Thong_Tin_Ngay_Nghi_201602.$C$3:.$C$41]) + SUMPRODUCT([Thong_Tin_Ngay_Nghi_201603.$B$3:.$B$43]=[.$B28];[Thong_Tin_Ngay_Nghi_201603.$C$3:.$C$43])" office:value-type="float" office:value="6">
            <text:p>6</text:p>
          </table:table-cell>
          <table:table-cell table:style-name="ce42" table:formula="of:=SUMPRODUCT([Thong_Tin_Ngay_Nghi_201601.$B$3:.$B$40]=[.$B28];[Thong_Tin_Ngay_Nghi_201601.$C$3:.$C$40])+SUMPRODUCT([Thong_Tin_Ngay_Nghi_201602.$B$3:.$B$41]=[.$B28];[Thong_Tin_Ngay_Nghi_201602.$C$3:.$C$41]) + SUMPRODUCT([Thong_Tin_Ngay_Nghi_201603.$B$3:.$B$43]=[.$B28];[Thong_Tin_Ngay_Nghi_201603.$C$3:.$C$43]) + SUMPRODUCT([Thong_Tin_Ngay_Nghi_201604.$B$3:.$B$44]=[.$B28];[Thong_Tin_Ngay_Nghi_201604.$C$3:.$C$44]) + SUMPRODUCT([Thong_Tin_Ngay_Nghi_201605.$B$3:.$B$43]=[.$B28];[Thong_Tin_Ngay_Nghi_201605.$C$3:.$C$43]) + SUMPRODUCT([Thong_Tin_Ngay_Nghi_201606.$B$3:.$B$46]=[.$B28];[Thong_Tin_Ngay_Nghi_201606.$C$3:.$C$46])" office:value-type="float" office:value="6">
            <text:p>6</text:p>
          </table:table-cell>
          <table:table-cell table:style-name="ce37" table:formula="of:=IF(DATE(YEAR([.E28]);MONTH([.E28]);DAY([.E28]))&lt;=DATE(YEAR([.E28]);3;31); [.C28]-[.G28] + [.F28]; IF([.G28]-[.C28]&lt;0;[.G28] + [.F28] -[.H28];[.F28]+[.C28]-[.H28]))" office:value-type="float" office:value="2">
            <text:p>2</text:p>
          </table:table-cell>
          <table:table-cell table:number-columns-repeated="2" table:style-name="ce37"/>
          <table:table-cell table:style-name="ce37" table:formula="of:=[.I28]+[.K28] +[.J28]" office:value-type="float" office:value="2">
            <text:p>2</text:p>
          </table:table-cell>
          <table:table-cell table:style-name="ce45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MinhTD</text:p>
          </table:table-cell>
          <table:table-cell table:style-name="ce37" office:value-type="float" office:value="5">
            <text:p>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9]);DATE(YEAR([.D29]);12;31);NOW())" office:value-type="date" office:date-value="2016-06-28T17:59:02.05">
            <text:p>06/28/16</text:p>
          </table:table-cell>
          <table:table-cell table:style-name="ce39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6">
            <text:p>6</text:p>
          </table:table-cell>
          <table:table-cell table:style-name="ce42" table:formula="of:=SUMPRODUCT([Thong_Tin_Ngay_Nghi_201601.$B$3:.$B$40]=[.$B29];[Thong_Tin_Ngay_Nghi_201601.$C$3:.$C$40])+SUMPRODUCT([Thong_Tin_Ngay_Nghi_201602.$B$3:.$B$41]=[.$B29];[Thong_Tin_Ngay_Nghi_201602.$C$3:.$C$41]) + SUMPRODUCT([Thong_Tin_Ngay_Nghi_201603.$B$3:.$B$43]=[.$B29];[Thong_Tin_Ngay_Nghi_201603.$C$3:.$C$43])" office:value-type="float" office:value="7">
            <text:p>7</text:p>
          </table:table-cell>
          <table:table-cell table:style-name="ce42" table:formula="of:=SUMPRODUCT([Thong_Tin_Ngay_Nghi_201601.$B$3:.$B$40]=[.$B29];[Thong_Tin_Ngay_Nghi_201601.$C$3:.$C$40])+SUMPRODUCT([Thong_Tin_Ngay_Nghi_201602.$B$3:.$B$41]=[.$B29];[Thong_Tin_Ngay_Nghi_201602.$C$3:.$C$41]) + SUMPRODUCT([Thong_Tin_Ngay_Nghi_201603.$B$3:.$B$43]=[.$B29];[Thong_Tin_Ngay_Nghi_201603.$C$3:.$C$43]) + SUMPRODUCT([Thong_Tin_Ngay_Nghi_201604.$B$3:.$B$44]=[.$B29];[Thong_Tin_Ngay_Nghi_201604.$C$3:.$C$44]) + SUMPRODUCT([Thong_Tin_Ngay_Nghi_201605.$B$3:.$B$43]=[.$B29];[Thong_Tin_Ngay_Nghi_201605.$C$3:.$C$43]) + SUMPRODUCT([Thong_Tin_Ngay_Nghi_201606.$B$3:.$B$46]=[.$B29];[Thong_Tin_Ngay_Nghi_201606.$C$3:.$C$46])" office:value-type="float" office:value="16">
            <text:p>16</text:p>
          </table:table-cell>
          <table:table-cell table:style-name="ce37" table:formula="of:=IF(DATE(YEAR([.E29]);MONTH([.E29]);DAY([.E29]))&lt;=DATE(YEAR([.E29]);3;31); [.C29]-[.G29] + [.F29]; IF([.G29]-[.C29]&lt;0;[.G29] + [.F29] -[.H29];[.F29]+[.C29]-[.H29]))" office:value-type="float" office:value="-5">
            <text:p>-5</text:p>
          </table:table-cell>
          <table:table-cell table:number-columns-repeated="2" table:style-name="ce37"/>
          <table:table-cell table:style-name="ce37" table:formula="of:=[.I29]+[.K29] +[.J29]" office:value-type="float" office:value="-5">
            <text:p>-5</text:p>
          </table:table-cell>
          <table:table-cell table:style-name="ce45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NamTV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0]);DATE(YEAR([.D30]);12;31);NOW())" office:value-type="date" office:date-value="2016-06-28T17:59:02.05">
            <text:p>06/28/16</text:p>
          </table:table-cell>
          <table:table-cell table:style-name="ce39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6">
            <text:p>6</text:p>
          </table:table-cell>
          <table:table-cell table:style-name="ce42" table:formula="of:=SUMPRODUCT([Thong_Tin_Ngay_Nghi_201601.$B$3:.$B$40]=[.$B30];[Thong_Tin_Ngay_Nghi_201601.$C$3:.$C$40])+SUMPRODUCT([Thong_Tin_Ngay_Nghi_201602.$B$3:.$B$41]=[.$B30];[Thong_Tin_Ngay_Nghi_201602.$C$3:.$C$41]) + SUMPRODUCT([Thong_Tin_Ngay_Nghi_201603.$B$3:.$B$43]=[.$B30];[Thong_Tin_Ngay_Nghi_201603.$C$3:.$C$43])" office:value-type="float" office:value="4">
            <text:p>4</text:p>
          </table:table-cell>
          <table:table-cell table:style-name="ce42" table:formula="of:=SUMPRODUCT([Thong_Tin_Ngay_Nghi_201601.$B$3:.$B$40]=[.$B30];[Thong_Tin_Ngay_Nghi_201601.$C$3:.$C$40])+SUMPRODUCT([Thong_Tin_Ngay_Nghi_201602.$B$3:.$B$41]=[.$B30];[Thong_Tin_Ngay_Nghi_201602.$C$3:.$C$41]) + SUMPRODUCT([Thong_Tin_Ngay_Nghi_201603.$B$3:.$B$43]=[.$B30];[Thong_Tin_Ngay_Nghi_201603.$C$3:.$C$43]) + SUMPRODUCT([Thong_Tin_Ngay_Nghi_201604.$B$3:.$B$44]=[.$B30];[Thong_Tin_Ngay_Nghi_201604.$C$3:.$C$44]) + SUMPRODUCT([Thong_Tin_Ngay_Nghi_201605.$B$3:.$B$43]=[.$B30];[Thong_Tin_Ngay_Nghi_201605.$C$3:.$C$43]) + SUMPRODUCT([Thong_Tin_Ngay_Nghi_201606.$B$3:.$B$46]=[.$B30];[Thong_Tin_Ngay_Nghi_201606.$C$3:.$C$46])" office:value-type="float" office:value="6">
            <text:p>6</text:p>
          </table:table-cell>
          <table:table-cell table:style-name="ce37" table:formula="of:=IF(DATE(YEAR([.E30]);MONTH([.E30]);DAY([.E30]))&lt;=DATE(YEAR([.E30]);3;31); [.C30]-[.G30] + [.F30]; IF([.G30]-[.C30]&lt;0;[.G30] + [.F30] -[.H30];[.F30]+[.C30]-[.H30]))" office:value-type="float" office:value="4">
            <text:p>4</text:p>
          </table:table-cell>
          <table:table-cell table:number-columns-repeated="2" table:style-name="ce37"/>
          <table:table-cell table:style-name="ce37" table:formula="of:=[.I30]+[.K30] +[.J30]" office:value-type="float" office:value="4">
            <text:p>4</text:p>
          </table:table-cell>
          <table:table-cell table:style-name="ce45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NhanHTH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6-22">
            <text:p>06/22/16</text:p>
          </table:table-cell>
          <table:table-cell table:style-name="ce38" table:formula="of:=IF(YEAR(NOW())&gt;YEAR([.D31]);DATE(YEAR([.D31]);12;31);NOW())" office:value-type="date" office:date-value="2016-06-28T17:59:02.05">
            <text:p>06/28/16</text:p>
          </table:table-cell>
          <table:table-cell table:style-name="ce39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0">
            <text:p>0</text:p>
          </table:table-cell>
          <table:table-cell table:style-name="ce42" table:formula="of:=SUMPRODUCT([Thong_Tin_Ngay_Nghi_201601.$B$3:.$B$40]=[.$B31];[Thong_Tin_Ngay_Nghi_201601.$C$3:.$C$40])+SUMPRODUCT([Thong_Tin_Ngay_Nghi_201602.$B$3:.$B$41]=[.$B31];[Thong_Tin_Ngay_Nghi_201602.$C$3:.$C$41]) + SUMPRODUCT([Thong_Tin_Ngay_Nghi_201603.$B$3:.$B$43]=[.$B31];[Thong_Tin_Ngay_Nghi_201603.$C$3:.$C$43])" office:value-type="float" office:value="0">
            <text:p>0</text:p>
          </table:table-cell>
          <table:table-cell table:style-name="ce42" table:formula="of:=SUMPRODUCT([Thong_Tin_Ngay_Nghi_201601.$B$3:.$B$40]=[.$B31];[Thong_Tin_Ngay_Nghi_201601.$C$3:.$C$40])+SUMPRODUCT([Thong_Tin_Ngay_Nghi_201602.$B$3:.$B$41]=[.$B31];[Thong_Tin_Ngay_Nghi_201602.$C$3:.$C$41]) + SUMPRODUCT([Thong_Tin_Ngay_Nghi_201603.$B$3:.$B$43]=[.$B31];[Thong_Tin_Ngay_Nghi_201603.$C$3:.$C$43]) + SUMPRODUCT([Thong_Tin_Ngay_Nghi_201604.$B$3:.$B$44]=[.$B31];[Thong_Tin_Ngay_Nghi_201604.$C$3:.$C$44]) + SUMPRODUCT([Thong_Tin_Ngay_Nghi_201605.$B$3:.$B$43]=[.$B31];[Thong_Tin_Ngay_Nghi_201605.$C$3:.$C$43]) + SUMPRODUCT([Thong_Tin_Ngay_Nghi_201606.$B$3:.$B$46]=[.$B31];[Thong_Tin_Ngay_Nghi_201606.$C$3:.$C$46])" office:value-type="float" office:value="0">
            <text:p>0</text:p>
          </table:table-cell>
          <table:table-cell table:style-name="ce37" table:formula="of:=IF(DATE(YEAR([.E31]);MONTH([.E31]);DAY([.E31]))&lt;=DATE(YEAR([.E31]);3;31); [.C31]-[.G31] + [.F31]; IF([.G31]-[.C31]&lt;0;[.G31] + [.F31] -[.H31];[.F31]+[.C31]-[.H31]))" office:value-type="float" office:value="0">
            <text:p>0</text:p>
          </table:table-cell>
          <table:table-cell table:number-columns-repeated="2" table:style-name="ce37"/>
          <table:table-cell table:style-name="ce37" table:formula="of:=[.I31]+[.K31] +[.J31]" office:value-type="float" office:value="0">
            <text:p>0</text:p>
          </table:table-cell>
          <table:table-cell table:style-name="ce45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4" office:value-type="string">
            <text:p>NhanNM</text:p>
          </table:table-cell>
          <table:table-cell table:style-name="ce37" office:value-type="float" office:value="6">
            <text:p>6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2]);DATE(YEAR([.D32]);12;31);NOW())" office:value-type="date" office:date-value="2016-06-28T17:59:02.05">
            <text:p>06/28/16</text:p>
          </table:table-cell>
          <table:table-cell table:style-name="ce39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6">
            <text:p>6</text:p>
          </table:table-cell>
          <table:table-cell table:style-name="ce42" table:formula="of:=SUMPRODUCT([Thong_Tin_Ngay_Nghi_201601.$B$3:.$B$40]=[.$B32];[Thong_Tin_Ngay_Nghi_201601.$C$3:.$C$40])+SUMPRODUCT([Thong_Tin_Ngay_Nghi_201602.$B$3:.$B$41]=[.$B32];[Thong_Tin_Ngay_Nghi_201602.$C$3:.$C$41]) + SUMPRODUCT([Thong_Tin_Ngay_Nghi_201603.$B$3:.$B$43]=[.$B32];[Thong_Tin_Ngay_Nghi_201603.$C$3:.$C$43])" office:value-type="float" office:value="6">
            <text:p>6</text:p>
          </table:table-cell>
          <table:table-cell table:style-name="ce42" table:formula="of:=SUMPRODUCT([Thong_Tin_Ngay_Nghi_201601.$B$3:.$B$40]=[.$B32];[Thong_Tin_Ngay_Nghi_201601.$C$3:.$C$40])+SUMPRODUCT([Thong_Tin_Ngay_Nghi_201602.$B$3:.$B$41]=[.$B32];[Thong_Tin_Ngay_Nghi_201602.$C$3:.$C$41]) + SUMPRODUCT([Thong_Tin_Ngay_Nghi_201603.$B$3:.$B$43]=[.$B32];[Thong_Tin_Ngay_Nghi_201603.$C$3:.$C$43]) + SUMPRODUCT([Thong_Tin_Ngay_Nghi_201604.$B$3:.$B$44]=[.$B32];[Thong_Tin_Ngay_Nghi_201604.$C$3:.$C$44]) + SUMPRODUCT([Thong_Tin_Ngay_Nghi_201605.$B$3:.$B$43]=[.$B32];[Thong_Tin_Ngay_Nghi_201605.$C$3:.$C$43]) + SUMPRODUCT([Thong_Tin_Ngay_Nghi_201606.$B$3:.$B$46]=[.$B32];[Thong_Tin_Ngay_Nghi_201606.$C$3:.$C$46])" office:value-type="float" office:value="7.5">
            <text:p>7.5</text:p>
          </table:table-cell>
          <table:table-cell table:style-name="ce37" table:formula="of:=IF(DATE(YEAR([.E32]);MONTH([.E32]);DAY([.E32]))&lt;=DATE(YEAR([.E32]);3;31); [.C32]-[.G32] + [.F32]; IF([.G32]-[.C32]&lt;0;[.G32] + [.F32] -[.H32];[.F32]+[.C32]-[.H32]))" office:value-type="float" office:value="4.5">
            <text:p>4.5</text:p>
          </table:table-cell>
          <table:table-cell table:number-columns-repeated="2" table:style-name="ce37"/>
          <table:table-cell table:style-name="ce37" table:formula="of:=[.I32]+[.K32] +[.J32]" office:value-type="float" office:value="4.5">
            <text:p>4.5</text:p>
          </table:table-cell>
          <table:table-cell table:style-name="ce45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4" office:value-type="string">
            <text:p>PhuongTH</text:p>
          </table:table-cell>
          <table:table-cell table:style-name="ce37" office:value-type="float" office:value="2.5">
            <text:p>2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3]);DATE(YEAR([.D33]);12;31);NOW())" office:value-type="date" office:date-value="2016-06-28T17:59:02.05">
            <text:p>06/28/16</text:p>
          </table:table-cell>
          <table:table-cell table:style-name="ce39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6">
            <text:p>6</text:p>
          </table:table-cell>
          <table:table-cell table:style-name="ce42" table:formula="of:=SUMPRODUCT([Thong_Tin_Ngay_Nghi_201601.$B$3:.$B$40]=[.$B33];[Thong_Tin_Ngay_Nghi_201601.$C$3:.$C$40])+SUMPRODUCT([Thong_Tin_Ngay_Nghi_201602.$B$3:.$B$41]=[.$B33];[Thong_Tin_Ngay_Nghi_201602.$C$3:.$C$41]) + SUMPRODUCT([Thong_Tin_Ngay_Nghi_201603.$B$3:.$B$43]=[.$B33];[Thong_Tin_Ngay_Nghi_201603.$C$3:.$C$43])" office:value-type="float" office:value="1">
            <text:p>1</text:p>
          </table:table-cell>
          <table:table-cell table:style-name="ce42" table:formula="of:=SUMPRODUCT([Thong_Tin_Ngay_Nghi_201601.$B$3:.$B$40]=[.$B33];[Thong_Tin_Ngay_Nghi_201601.$C$3:.$C$40])+SUMPRODUCT([Thong_Tin_Ngay_Nghi_201602.$B$3:.$B$41]=[.$B33];[Thong_Tin_Ngay_Nghi_201602.$C$3:.$C$41]) + SUMPRODUCT([Thong_Tin_Ngay_Nghi_201603.$B$3:.$B$43]=[.$B33];[Thong_Tin_Ngay_Nghi_201603.$C$3:.$C$43]) + SUMPRODUCT([Thong_Tin_Ngay_Nghi_201604.$B$3:.$B$44]=[.$B33];[Thong_Tin_Ngay_Nghi_201604.$C$3:.$C$44]) + SUMPRODUCT([Thong_Tin_Ngay_Nghi_201605.$B$3:.$B$43]=[.$B33];[Thong_Tin_Ngay_Nghi_201605.$C$3:.$C$43]) + SUMPRODUCT([Thong_Tin_Ngay_Nghi_201606.$B$3:.$B$46]=[.$B33];[Thong_Tin_Ngay_Nghi_201606.$C$3:.$C$46])" office:value-type="float" office:value="4.5">
            <text:p>4.5</text:p>
          </table:table-cell>
          <table:table-cell table:style-name="ce37" table:formula="of:=IF(DATE(YEAR([.E33]);MONTH([.E33]);DAY([.E33]))&lt;=DATE(YEAR([.E33]);3;31); [.C33]-[.G33] + [.F33]; IF([.G33]-[.C33]&lt;0;[.G33] + [.F33] -[.H33];[.F33]+[.C33]-[.H33]))" office:value-type="float" office:value="2.5">
            <text:p>2.5</text:p>
          </table:table-cell>
          <table:table-cell table:number-columns-repeated="2" table:style-name="ce37"/>
          <table:table-cell table:style-name="ce37" table:formula="of:=[.I33]+[.K33] +[.J33]" office:value-type="float" office:value="2.5">
            <text:p>2.5</text:p>
          </table:table-cell>
          <table:table-cell table:style-name="ce45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4" office:value-type="string">
            <text:p>QuanLD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6-06">
            <text:p>06/06/16</text:p>
          </table:table-cell>
          <table:table-cell table:style-name="ce38" table:formula="of:=IF(YEAR(NOW())&gt;YEAR([.D34]);DATE(YEAR([.D34]);12;31);NOW())" office:value-type="date" office:date-value="2016-06-28T17:59:02.05">
            <text:p>06/28/16</text:p>
          </table:table-cell>
          <table:table-cell table:style-name="ce39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0">
            <text:p>0</text:p>
          </table:table-cell>
          <table:table-cell table:style-name="ce42"/>
          <table:table-cell table:style-name="ce42" table:formula="of:=SUMPRODUCT([Thong_Tin_Ngay_Nghi_201601.$B$3:.$B$40]=[.$B34];[Thong_Tin_Ngay_Nghi_201601.$C$3:.$C$40])+SUMPRODUCT([Thong_Tin_Ngay_Nghi_201602.$B$3:.$B$41]=[.$B34];[Thong_Tin_Ngay_Nghi_201602.$C$3:.$C$41]) + SUMPRODUCT([Thong_Tin_Ngay_Nghi_201603.$B$3:.$B$43]=[.$B34];[Thong_Tin_Ngay_Nghi_201603.$C$3:.$C$43]) + SUMPRODUCT([Thong_Tin_Ngay_Nghi_201604.$B$3:.$B$44]=[.$B34];[Thong_Tin_Ngay_Nghi_201604.$C$3:.$C$44]) + SUMPRODUCT([Thong_Tin_Ngay_Nghi_201605.$B$3:.$B$43]=[.$B34];[Thong_Tin_Ngay_Nghi_201605.$C$3:.$C$43]) + SUMPRODUCT([Thong_Tin_Ngay_Nghi_201606.$B$3:.$B$46]=[.$B34];[Thong_Tin_Ngay_Nghi_201606.$C$3:.$C$46])" office:value-type="float" office:value="1">
            <text:p>1</text:p>
          </table:table-cell>
          <table:table-cell table:style-name="ce37" table:formula="of:=IF(DATE(YEAR([.E34]);MONTH([.E34]);DAY([.E34]))&lt;=DATE(YEAR([.E34]);3;31); [.C34]-[.G34] + [.F34]; IF([.G34]-[.C34]&lt;0;[.G34] + [.F34] -[.H34];[.F34]+[.C34]-[.H34]))" office:value-type="float" office:value="-1">
            <text:p>-1</text:p>
          </table:table-cell>
          <table:table-cell table:number-columns-repeated="2" table:style-name="ce37"/>
          <table:table-cell table:style-name="ce37" table:formula="of:=[.I34]+[.K34] +[.J34]" office:value-type="float" office:value="-1">
            <text:p>-1</text:p>
          </table:table-cell>
          <table:table-cell table:style-name="ce45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SonPX</text:p>
          </table:table-cell>
          <table:table-cell table:style-name="ce37" office:value-type="float" office:value="3.5">
            <text:p>3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5]);DATE(YEAR([.D35]);12;31);NOW())" office:value-type="date" office:date-value="2016-06-28T17:59:02.05">
            <text:p>06/28/16</text:p>
          </table:table-cell>
          <table:table-cell table:style-name="ce39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6">
            <text:p>6</text:p>
          </table:table-cell>
          <table:table-cell table:style-name="ce42" table:formula="of:=SUMPRODUCT([Thong_Tin_Ngay_Nghi_201601.$B$3:.$B$40]=[.$B35];[Thong_Tin_Ngay_Nghi_201601.$C$3:.$C$40])+SUMPRODUCT([Thong_Tin_Ngay_Nghi_201602.$B$3:.$B$41]=[.$B35];[Thong_Tin_Ngay_Nghi_201602.$C$3:.$C$41]) + SUMPRODUCT([Thong_Tin_Ngay_Nghi_201603.$B$3:.$B$43]=[.$B35];[Thong_Tin_Ngay_Nghi_201603.$C$3:.$C$43])" office:value-type="float" office:value="2">
            <text:p>2</text:p>
          </table:table-cell>
          <table:table-cell table:style-name="ce42" table:formula="of:=SUMPRODUCT([Thong_Tin_Ngay_Nghi_201601.$B$3:.$B$40]=[.$B35];[Thong_Tin_Ngay_Nghi_201601.$C$3:.$C$40])+SUMPRODUCT([Thong_Tin_Ngay_Nghi_201602.$B$3:.$B$41]=[.$B35];[Thong_Tin_Ngay_Nghi_201602.$C$3:.$C$41]) + SUMPRODUCT([Thong_Tin_Ngay_Nghi_201603.$B$3:.$B$43]=[.$B35];[Thong_Tin_Ngay_Nghi_201603.$C$3:.$C$43]) + SUMPRODUCT([Thong_Tin_Ngay_Nghi_201604.$B$3:.$B$44]=[.$B35];[Thong_Tin_Ngay_Nghi_201604.$C$3:.$C$44]) + SUMPRODUCT([Thong_Tin_Ngay_Nghi_201605.$B$3:.$B$43]=[.$B35];[Thong_Tin_Ngay_Nghi_201605.$C$3:.$C$43]) + SUMPRODUCT([Thong_Tin_Ngay_Nghi_201606.$B$3:.$B$46]=[.$B35];[Thong_Tin_Ngay_Nghi_201606.$C$3:.$C$46])" office:value-type="float" office:value="7">
            <text:p>7</text:p>
          </table:table-cell>
          <table:table-cell table:style-name="ce37" table:formula="of:=IF(DATE(YEAR([.E35]);MONTH([.E35]);DAY([.E35]))&lt;=DATE(YEAR([.E35]);3;31); [.C35]-[.G35] + [.F35]; IF([.G35]-[.C35]&lt;0;[.G35] + [.F35] -[.H35];[.F35]+[.C35]-[.H35]))" office:value-type="float" office:value="1">
            <text:p>1</text:p>
          </table:table-cell>
          <table:table-cell table:style-name="ce37" office:value-type="float" office:value="1">
            <office:annotation draw:style-name="gr2" draw:text-style-name="P1" svg:width="1.1413in" svg:height="0.5457in" svg:x="9.1976in" svg:y="9.3921in" draw:caption-point-x="-0.2402in" draw:caption-point-y="0.5996in">
              <dc:date>2016-05-09T00:00:00</dc:date>
              <text:p text:style-name="P1"><text:span text:style-name="T1">Ngày phép được extend tới 01/04/2016</text:span></text:p>
            </office:annotation>
            <text:p>1</text:p>
          </table:table-cell>
          <table:table-cell table:style-name="ce37"/>
          <table:table-cell table:style-name="ce37" table:formula="of:=[.I35]+[.K35] +[.J35]" office:value-type="float" office:value="2">
            <text:p>2</text:p>
          </table:table-cell>
          <table:table-cell table:style-name="ce45" office:value-type="string">
            <text:p>- Extend 1 ngày phép của năm 2015 tới ngày 01/4/2016</text:p>
          </table:table-cell>
        </table:table-row>
        <table:table-row table:style-name="ro8">
          <table:table-cell table:style-name="ce32" office:value-type="float" office:value="30">
            <text:p>30</text:p>
          </table:table-cell>
          <table:table-cell table:style-name="ce34" office:value-type="string">
            <text:p>TienND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3-01">
            <text:p>03/01/16</text:p>
          </table:table-cell>
          <table:table-cell table:style-name="ce38" table:formula="of:=IF(YEAR(NOW())&gt;YEAR([.D36]);DATE(YEAR([.D36]);12;31);NOW())" office:value-type="date" office:date-value="2016-06-28T17:59:02.05">
            <text:p>06/28/16</text:p>
          </table:table-cell>
          <table:table-cell table:style-name="ce39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4">
            <text:p>4</text:p>
          </table:table-cell>
          <table:table-cell table:style-name="ce42" table:formula="of:=SUMPRODUCT([Thong_Tin_Ngay_Nghi_201601.$B$3:.$B$40]=[.$B36];[Thong_Tin_Ngay_Nghi_201601.$C$3:.$C$40])+SUMPRODUCT([Thong_Tin_Ngay_Nghi_201602.$B$3:.$B$41]=[.$B36];[Thong_Tin_Ngay_Nghi_201602.$C$3:.$C$41]) + SUMPRODUCT([Thong_Tin_Ngay_Nghi_201603.$B$3:.$B$43]=[.$B36];[Thong_Tin_Ngay_Nghi_201603.$C$3:.$C$43])" office:value-type="float" office:value="0">
            <text:p>0</text:p>
          </table:table-cell>
          <table:table-cell table:style-name="ce42" table:formula="of:=SUMPRODUCT([Thong_Tin_Ngay_Nghi_201601.$B$3:.$B$40]=[.$B36];[Thong_Tin_Ngay_Nghi_201601.$C$3:.$C$40])+SUMPRODUCT([Thong_Tin_Ngay_Nghi_201602.$B$3:.$B$41]=[.$B36];[Thong_Tin_Ngay_Nghi_201602.$C$3:.$C$41]) + SUMPRODUCT([Thong_Tin_Ngay_Nghi_201603.$B$3:.$B$43]=[.$B36];[Thong_Tin_Ngay_Nghi_201603.$C$3:.$C$43]) + SUMPRODUCT([Thong_Tin_Ngay_Nghi_201604.$B$3:.$B$44]=[.$B36];[Thong_Tin_Ngay_Nghi_201604.$C$3:.$C$44]) + SUMPRODUCT([Thong_Tin_Ngay_Nghi_201605.$B$3:.$B$43]=[.$B36];[Thong_Tin_Ngay_Nghi_201605.$C$3:.$C$43]) + SUMPRODUCT([Thong_Tin_Ngay_Nghi_201606.$B$3:.$B$46]=[.$B36];[Thong_Tin_Ngay_Nghi_201606.$C$3:.$C$46])" office:value-type="float" office:value="3">
            <text:p>3</text:p>
          </table:table-cell>
          <table:table-cell table:style-name="ce37" table:formula="of:=IF(DATE(YEAR([.E36]);MONTH([.E36]);DAY([.E36]))&lt;=DATE(YEAR([.E36]);3;31); [.C36]-[.G36] + [.F36]; IF([.G36]-[.C36]&lt;0;[.G36] + [.F36] -[.H36];[.F36]+[.C36]-[.H36]))" office:value-type="float" office:value="1">
            <text:p>1</text:p>
          </table:table-cell>
          <table:table-cell table:style-name="ce37"/>
          <table:table-cell table:style-name="ce37" office:value-type="float" office:value="2.5">
            <text:p>2.5</text:p>
          </table:table-cell>
          <table:table-cell table:style-name="ce37" table:formula="of:=[.I36]+[.K36] +[.J36]" office:value-type="float" office:value="3.5">
            <text:p>3.5</text:p>
          </table:table-cell>
          <table:table-cell table:style-name="ce45" office:value-type="string">
            <text:p>Những ngày nghỉ đã trừ vào lương:</text:p>
            <text:p>- Tháng 4, trừ 2,5 ngày</text:p>
          </table:table-cell>
        </table:table-row>
        <table:table-row table:style-name="ro12">
          <table:table-cell table:style-name="ce32" office:value-type="float" office:value="29">
            <text:p>29</text:p>
          </table:table-cell>
          <table:table-cell table:style-name="ce34" office:value-type="string">
            <text:p>ThachBK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7]);DATE(YEAR([.D37]);12;31);NOW())" office:value-type="date" office:date-value="2016-06-28T17:59:02.05">
            <text:p>06/28/16</text:p>
          </table:table-cell>
          <table:table-cell table:style-name="ce39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6">
            <text:p>6</text:p>
          </table:table-cell>
          <table:table-cell table:style-name="ce42" table:formula="of:=SUMPRODUCT([Thong_Tin_Ngay_Nghi_201601.$B$3:.$B$40]=[.$B37];[Thong_Tin_Ngay_Nghi_201601.$C$3:.$C$40])+SUMPRODUCT([Thong_Tin_Ngay_Nghi_201602.$B$3:.$B$41]=[.$B37];[Thong_Tin_Ngay_Nghi_201602.$C$3:.$C$41]) + SUMPRODUCT([Thong_Tin_Ngay_Nghi_201603.$B$3:.$B$43]=[.$B37];[Thong_Tin_Ngay_Nghi_201603.$C$3:.$C$43])" office:value-type="float" office:value="20.5">
            <text:p>20.5</text:p>
          </table:table-cell>
          <table:table-cell table:style-name="ce42" table:formula="of:=SUMPRODUCT([Thong_Tin_Ngay_Nghi_201601.$B$3:.$B$40]=[.$B37];[Thong_Tin_Ngay_Nghi_201601.$C$3:.$C$40])+SUMPRODUCT([Thong_Tin_Ngay_Nghi_201602.$B$3:.$B$41]=[.$B37];[Thong_Tin_Ngay_Nghi_201602.$C$3:.$C$41]) + SUMPRODUCT([Thong_Tin_Ngay_Nghi_201603.$B$3:.$B$43]=[.$B37];[Thong_Tin_Ngay_Nghi_201603.$C$3:.$C$43]) + SUMPRODUCT([Thong_Tin_Ngay_Nghi_201604.$B$3:.$B$44]=[.$B37];[Thong_Tin_Ngay_Nghi_201604.$C$3:.$C$44]) + SUMPRODUCT([Thong_Tin_Ngay_Nghi_201605.$B$3:.$B$43]=[.$B37];[Thong_Tin_Ngay_Nghi_201605.$C$3:.$C$43]) + SUMPRODUCT([Thong_Tin_Ngay_Nghi_201606.$B$3:.$B$46]=[.$B37];[Thong_Tin_Ngay_Nghi_201606.$C$3:.$C$46])" office:value-type="float" office:value="23">
            <text:p>23</text:p>
          </table:table-cell>
          <table:table-cell table:style-name="ce37" table:formula="of:=IF(DATE(YEAR([.E37]);MONTH([.E37]);DAY([.E37]))&lt;=DATE(YEAR([.E37]);3;31); [.C37]-[.G37] + [.F37]; IF([.G37]-[.C37]&lt;0;[.G37] + [.F37] -[.H37];[.F37]+[.C37]-[.H37]))" office:value-type="float" office:value="-17">
            <text:p>-17</text:p>
          </table:table-cell>
          <table:table-cell table:style-name="ce37"/>
          <table:table-cell table:style-name="ce37" table:formula="of:=5+3.5+9" office:value-type="float" office:value="17.5">
            <text:p>17.5</text:p>
          </table:table-cell>
          <table:table-cell table:style-name="ce37" table:formula="of:=[.I37]+[.K37] +[.J37]" office:value-type="float" office:value="0.5">
            <text:p>0.5</text:p>
          </table:table-cell>
          <table:table-cell table:style-name="ce45" office:value-type="string">
            <text:p>Những ngày nghỉ đã trừ vào lương:</text:p>
            <text:p>- Tháng 1, trừ 5 ngày</text:p>
            <text:p>- Tháng 2, trừ 3.5 ngày</text:p>
            <text:p>- Tháng 3, trừ 9 ngày</text:p>
            <text:p>=&gt; Ko trừ vào ngày phép nữa</text:p>
          </table:table-cell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ThaoDTH</text:p>
          </table:table-cell>
          <table:table-cell table:style-name="ce37" office:value-type="float" office:value="1">
            <text:p>1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8]);DATE(YEAR([.D38]);12;31);NOW())" office:value-type="date" office:date-value="2016-06-28T17:59:02.59">
            <text:p>06/28/16</text:p>
          </table:table-cell>
          <table:table-cell table:style-name="ce39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6">
            <text:p>6</text:p>
          </table:table-cell>
          <table:table-cell table:style-name="ce42" table:formula="of:=SUMPRODUCT([Thong_Tin_Ngay_Nghi_201601.$B$3:.$B$40]=[.$B38];[Thong_Tin_Ngay_Nghi_201601.$C$3:.$C$40])+SUMPRODUCT([Thong_Tin_Ngay_Nghi_201602.$B$3:.$B$41]=[.$B38];[Thong_Tin_Ngay_Nghi_201602.$C$3:.$C$41]) + SUMPRODUCT([Thong_Tin_Ngay_Nghi_201603.$B$3:.$B$43]=[.$B38];[Thong_Tin_Ngay_Nghi_201603.$C$3:.$C$43])" office:value-type="float" office:value="0.5">
            <text:p>0.5</text:p>
          </table:table-cell>
          <table:table-cell table:style-name="ce42" table:formula="of:=SUMPRODUCT([Thong_Tin_Ngay_Nghi_201601.$B$3:.$B$40]=[.$B38];[Thong_Tin_Ngay_Nghi_201601.$C$3:.$C$40])+SUMPRODUCT([Thong_Tin_Ngay_Nghi_201602.$B$3:.$B$41]=[.$B38];[Thong_Tin_Ngay_Nghi_201602.$C$3:.$C$41]) + SUMPRODUCT([Thong_Tin_Ngay_Nghi_201603.$B$3:.$B$43]=[.$B38];[Thong_Tin_Ngay_Nghi_201603.$C$3:.$C$43]) + SUMPRODUCT([Thong_Tin_Ngay_Nghi_201604.$B$3:.$B$44]=[.$B38];[Thong_Tin_Ngay_Nghi_201604.$C$3:.$C$44]) + SUMPRODUCT([Thong_Tin_Ngay_Nghi_201605.$B$3:.$B$43]=[.$B38];[Thong_Tin_Ngay_Nghi_201605.$C$3:.$C$43]) + SUMPRODUCT([Thong_Tin_Ngay_Nghi_201606.$B$3:.$B$46]=[.$B38];[Thong_Tin_Ngay_Nghi_201606.$C$3:.$C$46])" office:value-type="float" office:value="2.5">
            <text:p>2.5</text:p>
          </table:table-cell>
          <table:table-cell table:style-name="ce37" table:formula="of:=IF(DATE(YEAR([.E38]);MONTH([.E38]);DAY([.E38]))&lt;=DATE(YEAR([.E38]);3;31); [.C38]-[.G38] + [.F38]; IF([.G38]-[.C38]&lt;0;[.G38] + [.F38] -[.H38];[.F38]+[.C38]-[.H38]))" office:value-type="float" office:value="4">
            <text:p>4</text:p>
          </table:table-cell>
          <table:table-cell table:number-columns-repeated="2" table:style-name="ce37"/>
          <table:table-cell table:style-name="ce37" table:formula="of:=[.I38]+[.K38] +[.J38]" office:value-type="float" office:value="4">
            <text:p>4</text:p>
          </table:table-cell>
          <table:table-cell table:style-name="ce45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4" office:value-type="string">
            <text:p>ThamD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9]);DATE(YEAR([.D39]);12;31);NOW())" office:value-type="date" office:date-value="2016-06-28T17:59:02.59">
            <text:p>06/28/16</text:p>
          </table:table-cell>
          <table:table-cell table:style-name="ce39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6">
            <text:p>6</text:p>
          </table:table-cell>
          <table:table-cell table:style-name="ce42" table:formula="of:=SUMPRODUCT([Thong_Tin_Ngay_Nghi_201601.$B$3:.$B$40]=[.$B39];[Thong_Tin_Ngay_Nghi_201601.$C$3:.$C$40])+SUMPRODUCT([Thong_Tin_Ngay_Nghi_201602.$B$3:.$B$41]=[.$B39];[Thong_Tin_Ngay_Nghi_201602.$C$3:.$C$41]) + SUMPRODUCT([Thong_Tin_Ngay_Nghi_201603.$B$3:.$B$43]=[.$B39];[Thong_Tin_Ngay_Nghi_201603.$C$3:.$C$43])" office:value-type="float" office:value="9.5">
            <text:p>9.5</text:p>
          </table:table-cell>
          <table:table-cell table:style-name="ce42" table:formula="of:=SUMPRODUCT([Thong_Tin_Ngay_Nghi_201601.$B$3:.$B$40]=[.$B39];[Thong_Tin_Ngay_Nghi_201601.$C$3:.$C$40])+SUMPRODUCT([Thong_Tin_Ngay_Nghi_201602.$B$3:.$B$41]=[.$B39];[Thong_Tin_Ngay_Nghi_201602.$C$3:.$C$41]) + SUMPRODUCT([Thong_Tin_Ngay_Nghi_201603.$B$3:.$B$43]=[.$B39];[Thong_Tin_Ngay_Nghi_201603.$C$3:.$C$43]) + SUMPRODUCT([Thong_Tin_Ngay_Nghi_201604.$B$3:.$B$44]=[.$B39];[Thong_Tin_Ngay_Nghi_201604.$C$3:.$C$44]) + SUMPRODUCT([Thong_Tin_Ngay_Nghi_201605.$B$3:.$B$43]=[.$B39];[Thong_Tin_Ngay_Nghi_201605.$C$3:.$C$43]) + SUMPRODUCT([Thong_Tin_Ngay_Nghi_201606.$B$3:.$B$46]=[.$B39];[Thong_Tin_Ngay_Nghi_201606.$C$3:.$C$46])" office:value-type="float" office:value="10">
            <text:p>10</text:p>
          </table:table-cell>
          <table:table-cell table:style-name="ce37" table:formula="of:=IF(DATE(YEAR([.E39]);MONTH([.E39]);DAY([.E39]))&lt;=DATE(YEAR([.E39]);3;31); [.C39]-[.G39] + [.F39]; IF([.G39]-[.C39]&lt;0;[.G39] + [.F39] -[.H39];[.F39]+[.C39]-[.H39]))" office:value-type="float" office:value="-2">
            <text:p>-2</text:p>
          </table:table-cell>
          <table:table-cell table:number-columns-repeated="2" table:style-name="ce37"/>
          <table:table-cell table:style-name="ce37" table:formula="of:=[.I39]+[.K39] +[.J39]" office:value-type="float" office:value="-2">
            <text:p>-2</text:p>
          </table:table-cell>
          <table:table-cell table:style-name="ce45"/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4" office:value-type="string">
            <text:p>ThinhT</text:p>
          </table:table-cell>
          <table:table-cell table:style-name="ce37" office:value-type="float" office:value="4.5">
            <text:p>4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0]);DATE(YEAR([.D40]);12;31);NOW())" office:value-type="date" office:date-value="2016-06-28T17:59:02.59">
            <text:p>06/28/16</text:p>
          </table:table-cell>
          <table:table-cell table:style-name="ce39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6">
            <text:p>6</text:p>
          </table:table-cell>
          <table:table-cell table:style-name="ce42" table:formula="of:=SUMPRODUCT([Thong_Tin_Ngay_Nghi_201601.$B$3:.$B$40]=[.$B40];[Thong_Tin_Ngay_Nghi_201601.$C$3:.$C$40])+SUMPRODUCT([Thong_Tin_Ngay_Nghi_201602.$B$3:.$B$41]=[.$B40];[Thong_Tin_Ngay_Nghi_201602.$C$3:.$C$41]) + SUMPRODUCT([Thong_Tin_Ngay_Nghi_201603.$B$3:.$B$43]=[.$B40];[Thong_Tin_Ngay_Nghi_201603.$C$3:.$C$43])" office:value-type="float" office:value="5">
            <text:p>5</text:p>
          </table:table-cell>
          <table:table-cell table:style-name="ce42" table:formula="of:=SUMPRODUCT([Thong_Tin_Ngay_Nghi_201601.$B$3:.$B$40]=[.$B40];[Thong_Tin_Ngay_Nghi_201601.$C$3:.$C$40])+SUMPRODUCT([Thong_Tin_Ngay_Nghi_201602.$B$3:.$B$41]=[.$B40];[Thong_Tin_Ngay_Nghi_201602.$C$3:.$C$41]) + SUMPRODUCT([Thong_Tin_Ngay_Nghi_201603.$B$3:.$B$43]=[.$B40];[Thong_Tin_Ngay_Nghi_201603.$C$3:.$C$43]) + SUMPRODUCT([Thong_Tin_Ngay_Nghi_201604.$B$3:.$B$44]=[.$B40];[Thong_Tin_Ngay_Nghi_201604.$C$3:.$C$44]) + SUMPRODUCT([Thong_Tin_Ngay_Nghi_201605.$B$3:.$B$43]=[.$B40];[Thong_Tin_Ngay_Nghi_201605.$C$3:.$C$43]) + SUMPRODUCT([Thong_Tin_Ngay_Nghi_201606.$B$3:.$B$46]=[.$B40];[Thong_Tin_Ngay_Nghi_201606.$C$3:.$C$46])" office:value-type="float" office:value="7.5">
            <text:p>7.5</text:p>
          </table:table-cell>
          <table:table-cell table:style-name="ce37" table:formula="of:=IF(DATE(YEAR([.E40]);MONTH([.E40]);DAY([.E40]))&lt;=DATE(YEAR([.E40]);3;31); [.C40]-[.G40] + [.F40]; IF([.G40]-[.C40]&lt;0;[.G40] + [.F40] -[.H40];[.F40]+[.C40]-[.H40]))" office:value-type="float" office:value="3">
            <text:p>3</text:p>
          </table:table-cell>
          <table:table-cell table:number-columns-repeated="2" table:style-name="ce37"/>
          <table:table-cell table:style-name="ce37" table:formula="of:=[.I40]+[.K40] +[.J40]" office:value-type="float" office:value="3">
            <text:p>3</text:p>
          </table:table-cell>
          <table:table-cell table:style-name="ce45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4" office:value-type="string">
            <text:p>ThongDN</text:p>
          </table:table-cell>
          <table:table-cell table:style-name="ce37" office:value-type="float" office:value="1">
            <text:p>1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1]);DATE(YEAR([.D41]);12;31);NOW())" office:value-type="date" office:date-value="2016-06-28T17:59:02.59">
            <text:p>06/28/16</text:p>
          </table:table-cell>
          <table:table-cell table:style-name="ce39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6">
            <text:p>6</text:p>
          </table:table-cell>
          <table:table-cell table:style-name="ce42" table:formula="of:=SUMPRODUCT([Thong_Tin_Ngay_Nghi_201601.$B$3:.$B$40]=[.$B41];[Thong_Tin_Ngay_Nghi_201601.$C$3:.$C$40])+SUMPRODUCT([Thong_Tin_Ngay_Nghi_201602.$B$3:.$B$41]=[.$B41];[Thong_Tin_Ngay_Nghi_201602.$C$3:.$C$41]) + SUMPRODUCT([Thong_Tin_Ngay_Nghi_201603.$B$3:.$B$43]=[.$B41];[Thong_Tin_Ngay_Nghi_201603.$C$3:.$C$43])" office:value-type="float" office:value="4.5">
            <text:p>4.5</text:p>
          </table:table-cell>
          <table:table-cell table:style-name="ce42" table:formula="of:=SUMPRODUCT([Thong_Tin_Ngay_Nghi_201601.$B$3:.$B$40]=[.$B41];[Thong_Tin_Ngay_Nghi_201601.$C$3:.$C$40])+SUMPRODUCT([Thong_Tin_Ngay_Nghi_201602.$B$3:.$B$41]=[.$B41];[Thong_Tin_Ngay_Nghi_201602.$C$3:.$C$41]) + SUMPRODUCT([Thong_Tin_Ngay_Nghi_201603.$B$3:.$B$43]=[.$B41];[Thong_Tin_Ngay_Nghi_201603.$C$3:.$C$43]) + SUMPRODUCT([Thong_Tin_Ngay_Nghi_201604.$B$3:.$B$44]=[.$B41];[Thong_Tin_Ngay_Nghi_201604.$C$3:.$C$44]) + SUMPRODUCT([Thong_Tin_Ngay_Nghi_201605.$B$3:.$B$43]=[.$B41];[Thong_Tin_Ngay_Nghi_201605.$C$3:.$C$43]) + SUMPRODUCT([Thong_Tin_Ngay_Nghi_201606.$B$3:.$B$46]=[.$B41];[Thong_Tin_Ngay_Nghi_201606.$C$3:.$C$46])" office:value-type="float" office:value="6.5">
            <text:p>6.5</text:p>
          </table:table-cell>
          <table:table-cell table:style-name="ce37" table:formula="of:=IF(DATE(YEAR([.E41]);MONTH([.E41]);DAY([.E41]))&lt;=DATE(YEAR([.E41]);3;31); [.C41]-[.G41] + [.F41]; IF([.G41]-[.C41]&lt;0;[.G41] + [.F41] -[.H41];[.F41]+[.C41]-[.H41]))" office:value-type="float" office:value="0.5">
            <text:p>0.5</text:p>
          </table:table-cell>
          <table:table-cell table:number-columns-repeated="2" table:style-name="ce37"/>
          <table:table-cell table:style-name="ce37" table:formula="of:=[.I41]+[.K41] +[.J41]" office:value-type="float" office:value="0.5">
            <text:p>0.5</text:p>
          </table:table-cell>
          <table:table-cell table:style-name="ce45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4" office:value-type="string">
            <text:p>ThuyLTT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2]);DATE(YEAR([.D42]);12;31);NOW())" office:value-type="date" office:date-value="2016-06-28T17:59:02.59">
            <text:p>06/28/16</text:p>
          </table:table-cell>
          <table:table-cell table:style-name="ce39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6">
            <text:p>6</text:p>
          </table:table-cell>
          <table:table-cell table:style-name="ce42" table:formula="of:=SUMPRODUCT([Thong_Tin_Ngay_Nghi_201601.$B$3:.$B$40]=[.$B42];[Thong_Tin_Ngay_Nghi_201601.$C$3:.$C$40])+SUMPRODUCT([Thong_Tin_Ngay_Nghi_201602.$B$3:.$B$41]=[.$B42];[Thong_Tin_Ngay_Nghi_201602.$C$3:.$C$41]) + SUMPRODUCT([Thong_Tin_Ngay_Nghi_201603.$B$3:.$B$43]=[.$B42];[Thong_Tin_Ngay_Nghi_201603.$C$3:.$C$43])" office:value-type="float" office:value="3">
            <text:p>3</text:p>
          </table:table-cell>
          <table:table-cell table:style-name="ce42" table:formula="of:=SUMPRODUCT([Thong_Tin_Ngay_Nghi_201601.$B$3:.$B$40]=[.$B42];[Thong_Tin_Ngay_Nghi_201601.$C$3:.$C$40])+SUMPRODUCT([Thong_Tin_Ngay_Nghi_201602.$B$3:.$B$41]=[.$B42];[Thong_Tin_Ngay_Nghi_201602.$C$3:.$C$41]) + SUMPRODUCT([Thong_Tin_Ngay_Nghi_201603.$B$3:.$B$43]=[.$B42];[Thong_Tin_Ngay_Nghi_201603.$C$3:.$C$43]) + SUMPRODUCT([Thong_Tin_Ngay_Nghi_201604.$B$3:.$B$44]=[.$B42];[Thong_Tin_Ngay_Nghi_201604.$C$3:.$C$44]) + SUMPRODUCT([Thong_Tin_Ngay_Nghi_201605.$B$3:.$B$43]=[.$B42];[Thong_Tin_Ngay_Nghi_201605.$C$3:.$C$43]) + SUMPRODUCT([Thong_Tin_Ngay_Nghi_201606.$B$3:.$B$46]=[.$B42];[Thong_Tin_Ngay_Nghi_201606.$C$3:.$C$46])" office:value-type="float" office:value="6">
            <text:p>6</text:p>
          </table:table-cell>
          <table:table-cell table:style-name="ce37" table:formula="of:=IF(DATE(YEAR([.E42]);MONTH([.E42]);DAY([.E42]))&lt;=DATE(YEAR([.E42]);3;31); [.C42]-[.G42] + [.F42]; IF([.G42]-[.C42]&lt;0;[.G42] + [.F42] -[.H42];[.F42]+[.C42]-[.H42]))" office:value-type="float" office:value="0">
            <text:p>0</text:p>
          </table:table-cell>
          <table:table-cell table:number-columns-repeated="2" table:style-name="ce37"/>
          <table:table-cell table:style-name="ce37" table:formula="of:=[.I42]+[.K42] +[.J42]" office:value-type="float" office:value="0">
            <text:p>0</text:p>
          </table:table-cell>
          <table:table-cell table:style-name="ce45"/>
        </table:table-row>
        <table:table-row table:style-name="ro6">
          <table:table-cell table:style-name="ce32" office:value-type="float" office:value="35">
            <text:p>35</text:p>
          </table:table-cell>
          <table:table-cell table:style-name="ce34" office:value-type="string">
            <text:p>ToiDB</text:p>
          </table:table-cell>
          <table:table-cell table:style-name="ce37" office:value-type="float" office:value="3.5">
            <text:p>3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3]);DATE(YEAR([.D43]);12;31);NOW())" office:value-type="date" office:date-value="2016-06-28T17:59:02.59">
            <text:p>06/28/16</text:p>
          </table:table-cell>
          <table:table-cell table:style-name="ce39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6">
            <text:p>6</text:p>
          </table:table-cell>
          <table:table-cell table:style-name="ce42" table:formula="of:=SUMPRODUCT([Thong_Tin_Ngay_Nghi_201601.$B$3:.$B$40]=[.$B43];[Thong_Tin_Ngay_Nghi_201601.$C$3:.$C$40])+SUMPRODUCT([Thong_Tin_Ngay_Nghi_201602.$B$3:.$B$41]=[.$B43];[Thong_Tin_Ngay_Nghi_201602.$C$3:.$C$41]) + SUMPRODUCT([Thong_Tin_Ngay_Nghi_201603.$B$3:.$B$43]=[.$B43];[Thong_Tin_Ngay_Nghi_201603.$C$3:.$C$43])" office:value-type="float" office:value="4">
            <text:p>4</text:p>
          </table:table-cell>
          <table:table-cell table:style-name="ce42" table:formula="of:=SUMPRODUCT([Thong_Tin_Ngay_Nghi_201601.$B$3:.$B$40]=[.$B43];[Thong_Tin_Ngay_Nghi_201601.$C$3:.$C$40])+SUMPRODUCT([Thong_Tin_Ngay_Nghi_201602.$B$3:.$B$41]=[.$B43];[Thong_Tin_Ngay_Nghi_201602.$C$3:.$C$41]) + SUMPRODUCT([Thong_Tin_Ngay_Nghi_201603.$B$3:.$B$43]=[.$B43];[Thong_Tin_Ngay_Nghi_201603.$C$3:.$C$43]) + SUMPRODUCT([Thong_Tin_Ngay_Nghi_201604.$B$3:.$B$44]=[.$B43];[Thong_Tin_Ngay_Nghi_201604.$C$3:.$C$44]) + SUMPRODUCT([Thong_Tin_Ngay_Nghi_201605.$B$3:.$B$43]=[.$B43];[Thong_Tin_Ngay_Nghi_201605.$C$3:.$C$43]) + SUMPRODUCT([Thong_Tin_Ngay_Nghi_201606.$B$3:.$B$46]=[.$B43];[Thong_Tin_Ngay_Nghi_201606.$C$3:.$C$46])" office:value-type="float" office:value="7.5">
            <text:p>7.5</text:p>
          </table:table-cell>
          <table:table-cell table:style-name="ce37" table:formula="of:=IF(DATE(YEAR([.E43]);MONTH([.E43]);DAY([.E43]))&lt;=DATE(YEAR([.E43]);3;31); [.C43]-[.G43] + [.F43]; IF([.G43]-[.C43]&lt;0;[.G43] + [.F43] -[.H43];[.F43]+[.C43]-[.H43]))" office:value-type="float" office:value="2">
            <text:p>2</text:p>
          </table:table-cell>
          <table:table-cell table:number-columns-repeated="2" table:style-name="ce37"/>
          <table:table-cell table:style-name="ce37" table:formula="of:=[.I43]+[.K43] +[.J43]" office:value-type="float" office:value="2">
            <text:p>2</text:p>
          </table:table-cell>
          <table:table-cell table:style-name="ce45"/>
        </table:table-row>
        <table:table-row table:style-name="ro6">
          <table:table-cell table:style-name="ce32" office:value-type="float" office:value="36">
            <text:p>36</text:p>
          </table:table-cell>
          <table:table-cell table:style-name="ce34" office:value-type="string">
            <text:p>TruyenLVC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4]);DATE(YEAR([.D44]);12;31);NOW())" office:value-type="date" office:date-value="2016-06-28T17:59:02.59">
            <text:p>06/28/16</text:p>
          </table:table-cell>
          <table:table-cell table:style-name="ce39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6">
            <text:p>6</text:p>
          </table:table-cell>
          <table:table-cell table:style-name="ce42" table:formula="of:=SUMPRODUCT([Thong_Tin_Ngay_Nghi_201601.$B$3:.$B$40]=[.$B44];[Thong_Tin_Ngay_Nghi_201601.$C$3:.$C$40])+SUMPRODUCT([Thong_Tin_Ngay_Nghi_201602.$B$3:.$B$41]=[.$B44];[Thong_Tin_Ngay_Nghi_201602.$C$3:.$C$41]) + SUMPRODUCT([Thong_Tin_Ngay_Nghi_201603.$B$3:.$B$43]=[.$B44];[Thong_Tin_Ngay_Nghi_201603.$C$3:.$C$43])" office:value-type="float" office:value="1">
            <text:p>1</text:p>
          </table:table-cell>
          <table:table-cell table:style-name="ce42" table:formula="of:=SUMPRODUCT([Thong_Tin_Ngay_Nghi_201601.$B$3:.$B$40]=[.$B44];[Thong_Tin_Ngay_Nghi_201601.$C$3:.$C$40])+SUMPRODUCT([Thong_Tin_Ngay_Nghi_201602.$B$3:.$B$41]=[.$B44];[Thong_Tin_Ngay_Nghi_201602.$C$3:.$C$41]) + SUMPRODUCT([Thong_Tin_Ngay_Nghi_201603.$B$3:.$B$43]=[.$B44];[Thong_Tin_Ngay_Nghi_201603.$C$3:.$C$43]) + SUMPRODUCT([Thong_Tin_Ngay_Nghi_201604.$B$3:.$B$44]=[.$B44];[Thong_Tin_Ngay_Nghi_201604.$C$3:.$C$44]) + SUMPRODUCT([Thong_Tin_Ngay_Nghi_201605.$B$3:.$B$43]=[.$B44];[Thong_Tin_Ngay_Nghi_201605.$C$3:.$C$43]) + SUMPRODUCT([Thong_Tin_Ngay_Nghi_201606.$B$3:.$B$46]=[.$B44];[Thong_Tin_Ngay_Nghi_201606.$C$3:.$C$46])" office:value-type="float" office:value="5">
            <text:p>5</text:p>
          </table:table-cell>
          <table:table-cell table:style-name="ce37" table:formula="of:=IF(DATE(YEAR([.E44]);MONTH([.E44]);DAY([.E44]))&lt;=DATE(YEAR([.E44]);3;31); [.C44]-[.G44] + [.F44]; IF([.G44]-[.C44]&lt;0;[.G44] + [.F44] -[.H44];[.F44]+[.C44]-[.H44]))" office:value-type="float" office:value="2">
            <text:p>2</text:p>
          </table:table-cell>
          <table:table-cell table:number-columns-repeated="2" table:style-name="ce37"/>
          <table:table-cell table:style-name="ce37" table:formula="of:=[.I44]+[.K44] +[.J44]" office:value-type="float" office:value="2">
            <text:p>2</text:p>
          </table:table-cell>
          <table:table-cell table:style-name="ce45"/>
        </table:table-row>
        <table:table-row table:style-name="ro6">
          <table:table-cell table:style-name="ce32" office:value-type="float" office:value="37">
            <text:p>37</text:p>
          </table:table-cell>
          <table:table-cell table:style-name="ce34" office:value-type="string">
            <text:p>TuanND</text:p>
          </table:table-cell>
          <table:table-cell table:style-name="ce37" office:value-type="float" office:value="4.5">
            <text:p>4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5]);DATE(YEAR([.D45]);12;31);NOW())" office:value-type="date" office:date-value="2016-06-28T17:59:02.59">
            <text:p>06/28/16</text:p>
          </table:table-cell>
          <table:table-cell table:style-name="ce39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6">
            <text:p>6</text:p>
          </table:table-cell>
          <table:table-cell table:style-name="ce42" table:formula="of:=SUMPRODUCT([Thong_Tin_Ngay_Nghi_201601.$B$3:.$B$40]=[.$B45];[Thong_Tin_Ngay_Nghi_201601.$C$3:.$C$40])+SUMPRODUCT([Thong_Tin_Ngay_Nghi_201602.$B$3:.$B$41]=[.$B45];[Thong_Tin_Ngay_Nghi_201602.$C$3:.$C$41]) + SUMPRODUCT([Thong_Tin_Ngay_Nghi_201603.$B$3:.$B$43]=[.$B45];[Thong_Tin_Ngay_Nghi_201603.$C$3:.$C$43])" office:value-type="float" office:value="6.5">
            <text:p>6.5</text:p>
          </table:table-cell>
          <table:table-cell table:style-name="ce42" table:formula="of:=SUMPRODUCT([Thong_Tin_Ngay_Nghi_201601.$B$3:.$B$40]=[.$B45];[Thong_Tin_Ngay_Nghi_201601.$C$3:.$C$40])+SUMPRODUCT([Thong_Tin_Ngay_Nghi_201602.$B$3:.$B$41]=[.$B45];[Thong_Tin_Ngay_Nghi_201602.$C$3:.$C$41]) + SUMPRODUCT([Thong_Tin_Ngay_Nghi_201603.$B$3:.$B$43]=[.$B45];[Thong_Tin_Ngay_Nghi_201603.$C$3:.$C$43]) + SUMPRODUCT([Thong_Tin_Ngay_Nghi_201604.$B$3:.$B$44]=[.$B45];[Thong_Tin_Ngay_Nghi_201604.$C$3:.$C$44]) + SUMPRODUCT([Thong_Tin_Ngay_Nghi_201605.$B$3:.$B$43]=[.$B45];[Thong_Tin_Ngay_Nghi_201605.$C$3:.$C$43]) + SUMPRODUCT([Thong_Tin_Ngay_Nghi_201606.$B$3:.$B$46]=[.$B45];[Thong_Tin_Ngay_Nghi_201606.$C$3:.$C$46])" office:value-type="float" office:value="7.5">
            <text:p>7.5</text:p>
          </table:table-cell>
          <table:table-cell table:style-name="ce37" table:formula="of:=IF(DATE(YEAR([.E45]);MONTH([.E45]);DAY([.E45]))&lt;=DATE(YEAR([.E45]);3;31); [.C45]-[.G45] + [.F45]; IF([.G45]-[.C45]&lt;0;[.G45] + [.F45] -[.H45];[.F45]+[.C45]-[.H45]))" office:value-type="float" office:value="3">
            <text:p>3</text:p>
          </table:table-cell>
          <table:table-cell table:number-columns-repeated="2" table:style-name="ce37"/>
          <table:table-cell table:style-name="ce37" table:formula="of:=[.I45]+[.K45] +[.J45]" office:value-type="float" office:value="3">
            <text:p>3</text:p>
          </table:table-cell>
          <table:table-cell table:style-name="ce45"/>
        </table:table-row>
        <table:table-row table:style-name="ro6">
          <table:table-cell table:style-name="ce32" office:value-type="float" office:value="38">
            <text:p>38</text:p>
          </table:table-cell>
          <table:table-cell table:style-name="ce34" office:value-type="string">
            <text:p>VietBA</text:p>
          </table:table-cell>
          <table:table-cell table:style-name="ce37" office:value-type="float" office:value="1.5">
            <text:p>1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6]);DATE(YEAR([.D46]);12;31);NOW())" office:value-type="date" office:date-value="2016-06-28T17:59:02.59">
            <text:p>06/28/16</text:p>
          </table:table-cell>
          <table:table-cell table:style-name="ce39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6">
            <text:p>6</text:p>
          </table:table-cell>
          <table:table-cell table:style-name="ce42" table:formula="of:=SUMPRODUCT([Thong_Tin_Ngay_Nghi_201601.$B$3:.$B$40]=[.$B46];[Thong_Tin_Ngay_Nghi_201601.$C$3:.$C$40])+SUMPRODUCT([Thong_Tin_Ngay_Nghi_201602.$B$3:.$B$41]=[.$B46];[Thong_Tin_Ngay_Nghi_201602.$C$3:.$C$41]) + SUMPRODUCT([Thong_Tin_Ngay_Nghi_201603.$B$3:.$B$43]=[.$B46];[Thong_Tin_Ngay_Nghi_201603.$C$3:.$C$43])" office:value-type="float" office:value="0.5">
            <text:p>0.5</text:p>
          </table:table-cell>
          <table:table-cell table:style-name="ce42" table:formula="of:=SUMPRODUCT([Thong_Tin_Ngay_Nghi_201601.$B$3:.$B$40]=[.$B46];[Thong_Tin_Ngay_Nghi_201601.$C$3:.$C$40])+SUMPRODUCT([Thong_Tin_Ngay_Nghi_201602.$B$3:.$B$41]=[.$B46];[Thong_Tin_Ngay_Nghi_201602.$C$3:.$C$41]) + SUMPRODUCT([Thong_Tin_Ngay_Nghi_201603.$B$3:.$B$43]=[.$B46];[Thong_Tin_Ngay_Nghi_201603.$C$3:.$C$43]) + SUMPRODUCT([Thong_Tin_Ngay_Nghi_201604.$B$3:.$B$44]=[.$B46];[Thong_Tin_Ngay_Nghi_201604.$C$3:.$C$44]) + SUMPRODUCT([Thong_Tin_Ngay_Nghi_201605.$B$3:.$B$43]=[.$B46];[Thong_Tin_Ngay_Nghi_201605.$C$3:.$C$43]) + SUMPRODUCT([Thong_Tin_Ngay_Nghi_201606.$B$3:.$B$46]=[.$B46];[Thong_Tin_Ngay_Nghi_201606.$C$3:.$C$46])" office:value-type="float" office:value="1.5">
            <text:p>1.5</text:p>
          </table:table-cell>
          <table:table-cell table:style-name="ce37" table:formula="of:=IF(DATE(YEAR([.E46]);MONTH([.E46]);DAY([.E46]))&lt;=DATE(YEAR([.E46]);3;31); [.C46]-[.G46] + [.F46]; IF([.G46]-[.C46]&lt;0;[.G46] + [.F46] -[.H46];[.F46]+[.C46]-[.H46]))" office:value-type="float" office:value="5">
            <text:p>5</text:p>
          </table:table-cell>
          <table:table-cell table:number-columns-repeated="2" table:style-name="ce37"/>
          <table:table-cell table:style-name="ce37" table:formula="of:=[.I46]+[.K46] +[.J46]" office:value-type="float" office:value="5">
            <text:p>5</text:p>
          </table:table-cell>
          <table:table-cell table:style-name="ce45"/>
        </table:table-row>
        <table:table-row table:style-name="ro6">
          <table:table-cell table:style-name="ce32" office:value-type="float" office:value="39">
            <text:p>39</text:p>
          </table:table-cell>
          <table:table-cell table:style-name="ce35" office:value-type="string">
            <text:p>VinhP</text:p>
          </table:table-cell>
          <table:table-cell table:style-name="ce37" office:value-type="float" office:value="3">
            <text:p>3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7]);DATE(YEAR([.D47]);12;31);NOW())" office:value-type="date" office:date-value="2016-06-28T17:59:02.59">
            <text:p>06/28/16</text:p>
          </table:table-cell>
          <table:table-cell table:style-name="ce39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6">
            <text:p>6</text:p>
          </table:table-cell>
          <table:table-cell table:style-name="ce42" table:formula="of:=SUMPRODUCT([Thong_Tin_Ngay_Nghi_201601.$B$3:.$B$40]=[.$B47];[Thong_Tin_Ngay_Nghi_201601.$C$3:.$C$40])+SUMPRODUCT([Thong_Tin_Ngay_Nghi_201602.$B$3:.$B$41]=[.$B47];[Thong_Tin_Ngay_Nghi_201602.$C$3:.$C$41]) + SUMPRODUCT([Thong_Tin_Ngay_Nghi_201603.$B$3:.$B$43]=[.$B47];[Thong_Tin_Ngay_Nghi_201603.$C$3:.$C$43])" office:value-type="float" office:value="6.5">
            <text:p>6.5</text:p>
          </table:table-cell>
          <table:table-cell table:style-name="ce42" table:formula="of:=SUMPRODUCT([Thong_Tin_Ngay_Nghi_201601.$B$3:.$B$40]=[.$B47];[Thong_Tin_Ngay_Nghi_201601.$C$3:.$C$40])+SUMPRODUCT([Thong_Tin_Ngay_Nghi_201602.$B$3:.$B$41]=[.$B47];[Thong_Tin_Ngay_Nghi_201602.$C$3:.$C$41]) + SUMPRODUCT([Thong_Tin_Ngay_Nghi_201603.$B$3:.$B$43]=[.$B47];[Thong_Tin_Ngay_Nghi_201603.$C$3:.$C$43]) + SUMPRODUCT([Thong_Tin_Ngay_Nghi_201604.$B$3:.$B$44]=[.$B47];[Thong_Tin_Ngay_Nghi_201604.$C$3:.$C$44]) + SUMPRODUCT([Thong_Tin_Ngay_Nghi_201605.$B$3:.$B$43]=[.$B47];[Thong_Tin_Ngay_Nghi_201605.$C$3:.$C$43]) + SUMPRODUCT([Thong_Tin_Ngay_Nghi_201606.$B$3:.$B$46]=[.$B47];[Thong_Tin_Ngay_Nghi_201606.$C$3:.$C$46])" office:value-type="float" office:value="9.5">
            <text:p>9.5</text:p>
          </table:table-cell>
          <table:table-cell table:style-name="ce37" table:formula="of:=IF(DATE(YEAR([.E47]);MONTH([.E47]);DAY([.E47]))&lt;=DATE(YEAR([.E47]);3;31); [.C47]-[.G47] + [.F47]; IF([.G47]-[.C47]&lt;0;[.G47] + [.F47] -[.H47];[.F47]+[.C47]-[.H47]))" office:value-type="float" office:value="-0.5">
            <text:p>-0.5</text:p>
          </table:table-cell>
          <table:table-cell table:number-columns-repeated="2" table:style-name="ce37"/>
          <table:table-cell table:style-name="ce37" table:formula="of:=[.I47]+[.K47] +[.J47]" office:value-type="float" office:value="-0.5">
            <text:p>-0.5</text:p>
          </table:table-cell>
          <table:table-cell table:style-name="ce45"/>
        </table:table-row>
        <table:table-row table:style-name="ro6">
          <table:table-cell table:style-name="ce32" office:value-type="float" office:value="40">
            <text:p>40</text:p>
          </table:table-cell>
          <table:table-cell table:style-name="ce34" office:value-type="string">
            <text:p>VuNA</text:p>
          </table:table-cell>
          <table:table-cell table:style-name="ce37" office:value-type="float" office:value="6">
            <text:p>6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8]);DATE(YEAR([.D48]);12;31);NOW())" office:value-type="date" office:date-value="2016-06-28T17:59:02.6">
            <text:p>06/28/16</text:p>
          </table:table-cell>
          <table:table-cell table:style-name="ce39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6">
            <text:p>6</text:p>
          </table:table-cell>
          <table:table-cell table:style-name="ce42" table:formula="of:=SUMPRODUCT([Thong_Tin_Ngay_Nghi_201601.$B$3:.$B$40]=[.$B48];[Thong_Tin_Ngay_Nghi_201601.$C$3:.$C$40])+SUMPRODUCT([Thong_Tin_Ngay_Nghi_201602.$B$3:.$B$41]=[.$B48];[Thong_Tin_Ngay_Nghi_201602.$C$3:.$C$41]) + SUMPRODUCT([Thong_Tin_Ngay_Nghi_201603.$B$3:.$B$43]=[.$B48];[Thong_Tin_Ngay_Nghi_201603.$C$3:.$C$43])" office:value-type="float" office:value="7">
            <text:p>7</text:p>
          </table:table-cell>
          <table:table-cell table:style-name="ce42" table:formula="of:=SUMPRODUCT([Thong_Tin_Ngay_Nghi_201601.$B$3:.$B$40]=[.$B48];[Thong_Tin_Ngay_Nghi_201601.$C$3:.$C$40])+SUMPRODUCT([Thong_Tin_Ngay_Nghi_201602.$B$3:.$B$41]=[.$B48];[Thong_Tin_Ngay_Nghi_201602.$C$3:.$C$41]) + SUMPRODUCT([Thong_Tin_Ngay_Nghi_201603.$B$3:.$B$43]=[.$B48];[Thong_Tin_Ngay_Nghi_201603.$C$3:.$C$43]) + SUMPRODUCT([Thong_Tin_Ngay_Nghi_201604.$B$3:.$B$44]=[.$B48];[Thong_Tin_Ngay_Nghi_201604.$C$3:.$C$44]) + SUMPRODUCT([Thong_Tin_Ngay_Nghi_201605.$B$3:.$B$43]=[.$B48];[Thong_Tin_Ngay_Nghi_201605.$C$3:.$C$43]) + SUMPRODUCT([Thong_Tin_Ngay_Nghi_201606.$B$3:.$B$46]=[.$B48];[Thong_Tin_Ngay_Nghi_201606.$C$3:.$C$46])" office:value-type="float" office:value="9">
            <text:p>9</text:p>
          </table:table-cell>
          <table:table-cell table:style-name="ce37" table:formula="of:=IF(DATE(YEAR([.E48]);MONTH([.E48]);DAY([.E48]))&lt;=DATE(YEAR([.E48]);3;31); [.C48]-[.G48] + [.F48]; IF([.G48]-[.C48]&lt;0;[.G48] + [.F48] -[.H48];[.F48]+[.C48]-[.H48]))" office:value-type="float" office:value="3">
            <text:p>3</text:p>
          </table:table-cell>
          <table:table-cell table:number-columns-repeated="2" table:style-name="ce37"/>
          <table:table-cell table:style-name="ce37" table:formula="of:=[.I48]+[.K48] +[.J48]" office:value-type="float" office:value="3">
            <text:p>3</text:p>
          </table:table-cell>
          <table:table-cell table:style-name="ce45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3">
          <table:table-cell table:number-columns-repeated="13"/>
        </table:table-row>
        <table:table-row table:style-name="ro2" table:number-rows-repeated="104851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54"/>
        <table:table-column table:style-name="co22" table:number-columns-repeated="7" table:default-cell-style-name="ce54"/>
        <table:table-column table:style-name="co21" table:number-columns-repeated="14" table:default-cell-style-name="ce54"/>
        <table:table-column table:style-name="co23" table:number-columns-repeated="2" table:default-cell-style-name="ce54"/>
        <table:table-column table:style-name="co7" table:number-columns-repeated="933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49" table:number-columns-repeated="8"/>
          <table:table-cell table:style-name="ce57" office:value-type="string" table:number-columns-spanned="2" table:number-rows-spanned="1">
            <text:p>Month</text:p>
          </table:table-cell>
          <table:covered-table-cell table:style-name="ce58"/>
          <table:table-cell table:style-name="ce59" table:content-validation-name="val1" office:value-type="float" office:value="1" table:number-columns-spanned="2" table:number-rows-spanned="1">
            <text:p>1</text:p>
          </table:table-cell>
          <table:covered-table-cell table:style-name="ce58"/>
          <table:table-cell table:style-name="ce57" office:value-type="string" table:number-columns-spanned="2" table:number-rows-spanned="1">
            <text:p>Year</text:p>
          </table:table-cell>
          <table:covered-table-cell table:style-name="ce58"/>
          <table:table-cell table:style-name="ce57" office:value-type="float" office:value="2016" table:number-columns-spanned="2" table:number-rows-spanned="1">
            <text:p>2016</text:p>
          </table:table-cell>
          <table:covered-table-cell table:style-name="ce61"/>
          <table:table-cell table:style-name="ce49" table:number-columns-repeated="15"/>
          <table:table-cell table:style-name="ce62" table:number-columns-repeated="933"/>
        </table:table-row>
        <table:table-row table:style-name="ro2">
          <table:table-cell table:style-name="ce46" table:number-columns-repeated="3"/>
          <table:table-cell table:style-name="ce50" table:formula="of:=DATE([.$R$1];[.N1];1)" office:value-type="date" office:date-value="2016-01-01">
            <text:p>01</text:p>
          </table:table-cell>
          <table:table-cell table:style-name="ce50" table:formula="of:=[.D2]+1" office:value-type="date" office:date-value="2016-01-02">
            <text:p>02</text:p>
          </table:table-cell>
          <table:table-cell table:style-name="ce50" table:formula="of:=[.E2]+1" office:value-type="date" office:date-value="2016-01-03">
            <text:p>03</text:p>
          </table:table-cell>
          <table:table-cell table:style-name="ce50" table:formula="of:=[.F2]+1" office:value-type="date" office:date-value="2016-01-04">
            <text:p>04</text:p>
          </table:table-cell>
          <table:table-cell table:style-name="ce50" table:formula="of:=[.G2]+1" office:value-type="date" office:date-value="2016-01-05">
            <text:p>05</text:p>
          </table:table-cell>
          <table:table-cell table:style-name="ce50" table:formula="of:=[.H2]+1" office:value-type="date" office:date-value="2016-01-06">
            <text:p>06</text:p>
          </table:table-cell>
          <table:table-cell table:style-name="ce50" table:formula="of:=[.I2]+1" office:value-type="date" office:date-value="2016-01-07">
            <text:p>07</text:p>
          </table:table-cell>
          <table:table-cell table:style-name="ce50" table:formula="of:=[.J2]+1" office:value-type="date" office:date-value="2016-01-08">
            <text:p>08</text:p>
          </table:table-cell>
          <table:table-cell table:style-name="ce50" table:formula="of:=[.K2]+1" office:value-type="date" office:date-value="2016-01-09">
            <text:p>09</text:p>
          </table:table-cell>
          <table:table-cell table:style-name="ce50" table:formula="of:=[.L2]+1" office:value-type="date" office:date-value="2016-01-10">
            <text:p>10</text:p>
          </table:table-cell>
          <table:table-cell table:style-name="ce50" table:formula="of:=[.M2]+1" office:value-type="date" office:date-value="2016-01-11">
            <text:p>11</text:p>
          </table:table-cell>
          <table:table-cell table:style-name="ce50" table:formula="of:=[.N2]+1" office:value-type="date" office:date-value="2016-01-12">
            <text:p>12</text:p>
          </table:table-cell>
          <table:table-cell table:style-name="ce50" table:formula="of:=[.O2]+1" office:value-type="date" office:date-value="2016-01-13">
            <text:p>13</text:p>
          </table:table-cell>
          <table:table-cell table:style-name="ce50" table:formula="of:=[.P2]+1" office:value-type="date" office:date-value="2016-01-14">
            <text:p>14</text:p>
          </table:table-cell>
          <table:table-cell table:style-name="ce50" table:formula="of:=[.Q2]+1" office:value-type="date" office:date-value="2016-01-15">
            <text:p>15</text:p>
          </table:table-cell>
          <table:table-cell table:style-name="ce50" table:formula="of:=[.R2]+1" office:value-type="date" office:date-value="2016-01-16">
            <text:p>16</text:p>
          </table:table-cell>
          <table:table-cell table:style-name="ce50" table:formula="of:=[.S2]+1" office:value-type="date" office:date-value="2016-01-17">
            <text:p>17</text:p>
          </table:table-cell>
          <table:table-cell table:style-name="ce50" table:formula="of:=[.T2]+1" office:value-type="date" office:date-value="2016-01-18">
            <text:p>18</text:p>
          </table:table-cell>
          <table:table-cell table:style-name="ce50" table:formula="of:=[.U2]+1" office:value-type="date" office:date-value="2016-01-19">
            <text:p>19</text:p>
          </table:table-cell>
          <table:table-cell table:style-name="ce50" table:formula="of:=[.V2]+1" office:value-type="date" office:date-value="2016-01-20">
            <text:p>20</text:p>
          </table:table-cell>
          <table:table-cell table:style-name="ce50" table:formula="of:=[.W2]+1" office:value-type="date" office:date-value="2016-01-21">
            <text:p>21</text:p>
          </table:table-cell>
          <table:table-cell table:style-name="ce50" table:formula="of:=[.X2]+1" office:value-type="date" office:date-value="2016-01-22">
            <text:p>22</text:p>
          </table:table-cell>
          <table:table-cell table:style-name="ce50" table:formula="of:=[.Y2]+1" office:value-type="date" office:date-value="2016-01-23">
            <text:p>23</text:p>
          </table:table-cell>
          <table:table-cell table:style-name="ce50" table:formula="of:=[.Z2]+1" office:value-type="date" office:date-value="2016-01-24">
            <text:p>24</text:p>
          </table:table-cell>
          <table:table-cell table:style-name="ce50" table:formula="of:=[.AA2]+1" office:value-type="date" office:date-value="2016-01-25">
            <text:p>25</text:p>
          </table:table-cell>
          <table:table-cell table:style-name="ce50" table:formula="of:=[.AB2]+1" office:value-type="date" office:date-value="2016-01-26">
            <text:p>26</text:p>
          </table:table-cell>
          <table:table-cell table:style-name="ce50" table:formula="of:=[.AC2]+1" office:value-type="date" office:date-value="2016-01-27">
            <text:p>27</text:p>
          </table:table-cell>
          <table:table-cell table:style-name="ce50" table:formula="of:=[.AD2]+1" office:value-type="date" office:date-value="2016-01-28">
            <text:p>28</text:p>
          </table:table-cell>
          <table:table-cell table:style-name="ce50" table:formula="of:=[.AE2]+1" office:value-type="date" office:date-value="2016-01-29">
            <text:p>29</text:p>
          </table:table-cell>
          <table:table-cell table:style-name="ce50" table:formula="of:=[.AF2]+1" office:value-type="date" office:date-value="2016-01-30">
            <text:p>30</text:p>
          </table:table-cell>
          <table:table-cell table:style-name="ce50" table:formula="of:=[.AG2]+1" office:value-type="date" office:date-value="2016-01-31">
            <text:p>31</text:p>
          </table:table-cell>
          <table:table-cell table:style-name="ce62" table:number-columns-repeated="933"/>
        </table:table-row>
        <table:table-row table:style-name="ro6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51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1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33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hTTH</text:p>
          </table:table-cell>
          <table:table-cell table:style-name="ce48" table:formula="of:=SUM([.D4:.AH4])" office:value-type="float" office:value="1">
            <text:p>1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3772in" svg:y="0.3606in" draw:caption-point-x="-0.2319in" draw:caption-point-y="0.3575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.5">
            <office:annotation draw:style-name="gr2" draw:text-style-name="P3" svg:width="1.1413in" svg:height="0.5457in" svg:x="11.5492in" svg:y="0.111in" draw:caption-point-x="-0.2402in" draw:caption-point-y="0.6071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.5">
            <office:annotation draw:style-name="gr4" draw:text-style-name="P3" svg:width="1.1413in" svg:height="0.3902in" svg:x="13.8323in" svg:y="0.113in" draw:caption-point-x="-0.2402in" draw:caption-point-y="0.6051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48" table:formula="of:=SUM([.D5:.AH5])" office:value-type="float" office:value="1">
            <text:p>1</text:p>
          </table:table-cell>
          <table:table-cell table:style-name="ce52" table:number-columns-repeated="3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8354in" svg:y="0.6717in" draw:caption-point-x="-0.2335in" draw:caption-point-y="0.2941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2602in" svg:x="10.6472in" svg:y="0.6819in" draw:caption-point-x="-0.2516in" draw:caption-point-y="0.2839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7" draw:text-style-name="P1" svg:width="1.1413in" svg:height="0.2634in" svg:x="15.202in" svg:y="0.3626in" draw:caption-point-x="-0.2402in" draw:caption-point-y="0.6031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ChanNTT</text:p>
          </table:table-cell>
          <table:table-cell table:style-name="ce48" table:formula="of:=SUM([.D6:.AH6])" office:value-type="float" office:value="0">
            <text:p>0</text:p>
          </table:table-cell>
          <table:table-cell table:style-name="ce52" table:number-columns-repeated="11"/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CuongNH</text:p>
          </table:table-cell>
          <table:table-cell table:style-name="ce48" table:formula="of:=SUM([.D7:.AH7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3854in" svg:x="7.7996in" svg:y="1.3035in" draw:caption-point-x="-0.2409in" draw:caption-point-y="0.1575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DuongDN</text:p>
          </table:table-cell>
          <table:table-cell table:style-name="ce48" table:formula="of:=SUM([.D8:.AH8])" office:value-type="float" office:value="1.5">
            <text:p>1.5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3854in" svg:x="5.3772in" svg:y="1.6146in" draw:caption-point-x="-0.2319in" draw:caption-point-y="0.0941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52" office:value-type="float" office:value="0">
            <office:annotation draw:style-name="gr6" draw:text-style-name="P3" svg:width="1.1354in" svg:height="0.3854in" svg:x="5.8339in" svg:y="1.6146in" draw:caption-point-x="-0.2319in" draw:caption-point-y="0.0941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3854in" svg:x="7.7996in" svg:y="1.6248in" draw:caption-point-x="-0.2409in" draw:caption-point-y="0.0839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2" draw:text-style-name="P3" svg:width="1.1413in" svg:height="0.5457in" svg:x="8.7768in" svg:y="1.1035in" draw:caption-point-x="-0.2402in" draw:caption-point-y="0.6051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52" office:value-type="float" office:value="0.5">
            <office:annotation draw:style-name="gr8" draw:text-style-name="P3" svg:width="1.1413in" svg:height="1.0122in" svg:x="9.2661in" svg:y="1.102in" draw:caption-point-x="-0.2402in" draw:caption-point-y="0.6067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4" draw:text-style-name="P3" svg:width="1.1413in" svg:height="0.3902in" svg:x="12.0059in" svg:y="1.1024in" draw:caption-point-x="-0.2402in" draw:caption-point-y="0.6063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52" office:value-type="float" office:value="0.5">
            <office:annotation draw:style-name="gr4" draw:text-style-name="P3" svg:width="1.1413in" svg:height="0.3902in" svg:x="12.4622in" svg:y="1.1024in" draw:caption-point-x="-0.2402in" draw:caption-point-y="0.6063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4" draw:text-style-name="P1" svg:width="1.1413in" svg:height="0.3902in" svg:x="15.6587in" svg:y="1.1075in" draw:caption-point-x="-0.2402in" draw:caption-point-y="0.6012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DuyNM</text:p>
          </table:table-cell>
          <table:table-cell table:style-name="ce48" table:formula="of:=SUM([.D9:.AH9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4" draw:text-style-name="P3" svg:width="1.1413in" svg:height="0.3902in" svg:x="14.289in" svg:y="1.352in" draw:caption-point-x="-0.2402in" draw:caption-point-y="0.6047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GiauNV</text:p>
          </table:table-cell>
          <table:table-cell table:style-name="ce48" table:formula="of:=SUM([.D10:.AH10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HaTH</text:p>
          </table:table-cell>
          <table:table-cell table:style-name="ce48" table:formula="of:=SUM([.D11:.AH11])" office:value-type="float" office:value="0">
            <text:p>0</text:p>
          </table:table-cell>
          <table:table-cell table:style-name="ce52" table:number-columns-repeated="3"/>
          <table:table-cell table:style-name="ce52" office:value-type="float" office:value="0">
            <office:annotation draw:style-name="gr6" draw:text-style-name="P3" svg:width="1.1354in" svg:height="0.3854in" svg:x="4.0126in" svg:y="2.5783in" draw:caption-point-x="-0.237in" draw:caption-point-y="-0.1264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7.7996in" svg:y="2.5783in" draw:caption-point-x="-0.2409in" draw:caption-point-y="-0.1264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aiNM</text:p>
          </table:table-cell>
          <table:table-cell table:style-name="ce48" table:formula="of:=SUM([.D12:.AH12])" office:value-type="float" office:value="3.5">
            <text:p>3.5</text:p>
          </table:table-cell>
          <table:table-cell table:style-name="ce52" table:number-columns-repeated="3"/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3854in" svg:x="4.4709in" svg:y="2.889in" draw:caption-point-x="-0.239in" draw:caption-point-y="-0.1894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3772in" svg:y="2.8996in" draw:caption-point-x="-0.2319in" draw:caption-point-y="-0.2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office:annotation draw:style-name="gr6" draw:text-style-name="P3" svg:width="1.1354in" svg:height="0.5417in" svg:x="7.3083in" svg:y="2.889in" draw:caption-point-x="-0.239in" draw:caption-point-y="-0.1894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0.3854in" svg:x="8.2902in" svg:y="2.889in" draw:caption-point-x="-0.2425in" draw:caption-point-y="-0.1894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2602in" svg:x="9.272in" svg:y="2.8996in" draw:caption-point-x="-0.2461in" draw:caption-point-y="-0.2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5417in" svg:x="10.6472in" svg:y="2.8996in" draw:caption-point-x="-0.2516in" draw:caption-point-y="-0.2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.5">
            <office:annotation draw:style-name="gr2" draw:text-style-name="P1" svg:width="1.1413in" svg:height="0.5457in" svg:x="14.7457in" svg:y="2.0957in" draw:caption-point-x="-0.2402in" draw:caption-point-y="0.6039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ienNV</text:p>
          </table:table-cell>
          <table:table-cell table:style-name="ce48" table:formula="of:=SUM([.D13:.AH13])" office:value-type="float" office:value="1.5">
            <text:p>1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HiepNH</text:p>
          </table:table-cell>
          <table:table-cell table:style-name="ce48" table:formula="of:=SUM([.D14:.AH14])" office:value-type="float" office:value="0">
            <text:p>0</text:p>
          </table:table-cell>
          <table:table-cell table:style-name="ce52" table:number-columns-repeated="3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8354in" svg:y="3.5315in" draw:caption-point-x="-0.2335in" draw:caption-point-y="-0.3366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HieuHT</text:p>
          </table:table-cell>
          <table:table-cell table:style-name="ce48" table:formula="of:=SUM([.D15:.AH15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.5">
            <office:annotation draw:style-name="gr6" draw:text-style-name="P3" svg:width="1.1354in" svg:height="0.3854in" svg:x="7.3083in" svg:y="3.8528in" draw:caption-point-x="-0.239in" draw:caption-point-y="-0.4102in">
              <dc:date>1899-12-30T00:00:00</dc:date>
              <text:p text:style-name="P3"><text:span text:style-name="T3">Nghỉ buổi chiều, bị ốm</text:span></text:p>
            </office:annotation>
            <text:p>0.5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HieuPT</text:p>
          </table:table-cell>
          <table:table-cell table:style-name="ce48" table:formula="of:=SUM([.D16:.AH16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HungPN</text:p>
          </table:table-cell>
          <table:table-cell table:style-name="ce48" table:formula="of:=SUM([.D17:.AH17])" office:value-type="float" office:value="0">
            <text:p>0</text:p>
          </table:table-cell>
          <table:table-cell table:style-name="ce52" table:number-columns-repeated="3"/>
          <table:table-cell table:style-name="ce52" office:value-type="float" office:value="0">
            <office:annotation draw:style-name="gr6" draw:text-style-name="P3" svg:width="1.1354in" svg:height="0.2602in" svg:x="4.0126in" svg:y="4.4854in" draw:caption-point-x="-0.237in" draw:caption-point-y="-0.5472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KienPT</text:p>
          </table:table-cell>
          <table:table-cell table:style-name="ce48" table:formula="of:=SUM([.D18:.AH18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LuanNN</text:p>
          </table:table-cell>
          <table:table-cell table:style-name="ce48" table:formula="of:=SUM([.D19:.AH19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MaiNTT</text:p>
          </table:table-cell>
          <table:table-cell table:style-name="ce48" table:formula="of:=SUM([.D20:.AH20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MinhTD</text:p>
          </table:table-cell>
          <table:table-cell table:style-name="ce48" table:formula="of:=SUM([.D21:.AH21])" office:value-type="float" office:value="4">
            <text:p>4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3" svg:width="1.1354in" svg:height="0.2602in" svg:x="4.0126in" svg:y="5.9803in" draw:caption-point-x="-0.237in" draw:caption-point-y="-1.0516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3" svg:width="1.1354in" svg:height="0.2602in" svg:x="4.4709in" svg:y="5.9803in" draw:caption-point-x="-0.239in" draw:caption-point-y="-1.0516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">
            <office:annotation draw:style-name="gr4" draw:text-style-name="P3" svg:width="1.1413in" svg:height="0.3902in" svg:x="11.5492in" svg:y="4.3224in" draw:caption-point-x="-0.2402in" draw:caption-point-y="0.6063in">
              <dc:date>2016-01-21T00:00:00</dc:date>
              <text:p text:style-name="P3"><text:span text:style-name="T3">Đi trễ 1h, mua vé xe Tết</text:span></text:p>
            </office:annotation>
            <text:p>0</text:p>
          </table:table-cell>
          <table:table-cell table:style-name="ce52" office:value-type="float" office:value="0">
            <office:annotation draw:style-name="gr4" draw:text-style-name="P3" svg:width="1.1413in" svg:height="0.3902in" svg:x="12.0059in" svg:y="4.3224in" draw:caption-point-x="-0.2402in" draw:caption-point-y="0.6063in">
              <dc:date>2016-01-21T00:00:00</dc:date>
              <text:p text:style-name="P3"><text:span text:style-name="T3">Đi trễ, đi mua vé xe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4" draw:text-style-name="P3" svg:width="1.1413in" svg:height="0.3902in" svg:x="13.8323in" svg:y="4.3232in" draw:caption-point-x="-0.2402in" draw:caption-point-y="0.6055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52" office:value-type="float" office:value="1">
            <office:annotation draw:style-name="gr4" draw:text-style-name="P3" svg:width="1.1413in" svg:height="0.3902in" svg:x="14.289in" svg:y="4.3232in" draw:caption-point-x="-0.2402in" draw:caption-point-y="0.6055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52" office:value-type="float" office:value="0">
            <office:annotation draw:style-name="gr7" draw:text-style-name="P1" svg:width="1.1413in" svg:height="0.2634in" svg:x="14.7457in" svg:y="4.3248in" draw:caption-point-x="-0.2402in" draw:caption-point-y="0.6039in">
              <dc:date>2016-01-27T00:00:00</dc:date>
              <text:p text:style-name="P1"><text:span text:style-name="T1">Đi trễ ~1h</text:span></text:p>
            </office:annotation>
            <text:p>0</text:p>
          </table:table-cell>
          <table:table-cell table:style-name="Default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NamTV</text:p>
          </table:table-cell>
          <table:table-cell table:style-name="ce48" table:formula="of:=SUM([.D22:.AH22])" office:value-type="float" office:value="2">
            <text:p>2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0.3854in" svg:x="9.272in" svg:y="6.3016in" draw:caption-point-x="-0.2461in" draw:caption-point-y="-1.1252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52" table:number-columns-repeated="2"/>
          <table:table-cell table:style-name="ce52" office:value-type="float" office:value="1">
            <office:annotation draw:style-name="gr7" draw:text-style-name="P3" svg:width="1.1413in" svg:height="0.2634in" svg:x="10.6358in" svg:y="4.5705in" draw:caption-point-x="-0.2402in" draw:caption-point-y="0.6059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NhanNM</text:p>
          </table:table-cell>
          <table:table-cell table:style-name="ce48" table:formula="of:=SUM([.D23:.AH23])" office:value-type="float" office:value="1">
            <text:p>1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2602in" svg:x="7.3083in" svg:y="6.6858in" draw:caption-point-x="-0.239in" draw:caption-point-y="-1.2618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PhuongTH</text:p>
          </table:table-cell>
          <table:table-cell table:style-name="ce48" table:formula="of:=SUM([.D24:.AH24])" office:value-type="float" office:value="0">
            <text:p>0</text:p>
          </table:table-cell>
          <table:table-cell table:style-name="ce52" table:number-columns-repeated="3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8354in" svg:y="7.0071in" draw:caption-point-x="-0.2335in" draw:caption-point-y="-1.3354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SonPX</text:p>
          </table:table-cell>
          <table:table-cell table:style-name="ce48" table:formula="of:=SUM([.D25:.AH25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ThachBK</text:p>
          </table:table-cell>
          <table:table-cell table:style-name="ce48" table:formula="of:=SUM([.D26:.AH26])" office:value-type="float" office:value="6.5">
            <text:p>6.5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3" svg:width="1.1354in" svg:height="0.2602in" svg:x="4.0126in" svg:y="7.6394in" draw:caption-point-x="-0.237in" draw:caption-point-y="-1.472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3" svg:width="1.1354in" svg:height="0.2602in" svg:x="4.4709in" svg:y="7.6394in" draw:caption-point-x="-0.239in" draw:caption-point-y="-1.472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3" svg:width="1.1354in" svg:height="0.2602in" svg:x="4.9291in" svg:y="7.6394in" draw:caption-point-x="-0.2406in" draw:caption-point-y="-1.472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3" svg:width="1.1354in" svg:height="0.2602in" svg:x="5.3772in" svg:y="7.6394in" draw:caption-point-x="-0.2319in" draw:caption-point-y="-1.472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3" svg:width="1.1354in" svg:height="0.2602in" svg:x="5.8354in" svg:y="7.6394in" draw:caption-point-x="-0.2335in" draw:caption-point-y="-1.472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2602in" svg:x="7.3083in" svg:y="7.6394in" draw:caption-point-x="-0.239in" draw:caption-point-y="-1.472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2" draw:text-style-name="P1" svg:width="1.1413in" svg:height="0.5457in" svg:x="15.202in" svg:y="5.5642in" draw:caption-point-x="-0.2402in" draw:caption-point-y="0.6031in">
              <dc:date>2016-03-02T00:00:00</dc:date>
              <text:p text:style-name="P1"><text:span text:style-name="T1">Nghỉ buổi chiều, đưa con đi chích ngừa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ThaoDTH</text:p>
          </table:table-cell>
          <table:table-cell table:style-name="ce48" table:formula="of:=SUM([.D27:.AH27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2602in" svg:x="9.272in" svg:y="8.0449in" draw:caption-point-x="-0.2461in" draw:caption-point-y="-1.6299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ThamDT</text:p>
          </table:table-cell>
          <table:table-cell table:style-name="ce48" table:formula="of:=SUM([.D28:.AH28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4" office:value-type="string">
            <text:p>ThinhT</text:p>
          </table:table-cell>
          <table:table-cell table:style-name="ce48" table:formula="of:=SUM([.D29:.AH29])" office:value-type="float" office:value="0.5">
            <text:p>0.5</text:p>
          </table:table-cell>
          <table:table-cell table:style-name="ce52" table:number-columns-repeated="3"/>
          <table:table-cell table:style-name="ce52" office:value-type="float" office:value="0.5">
            <office:annotation draw:style-name="gr6" draw:text-style-name="P3" svg:width="1.1354in" svg:height="0.2602in" svg:x="4.0126in" svg:y="8.6031in" draw:caption-point-x="-0.237in" draw:caption-point-y="-1.6929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4" office:value-type="string">
            <text:p>ThongDN</text:p>
          </table:table-cell>
          <table:table-cell table:style-name="ce48" table:formula="of:=SUM([.D30:.AH30])" office:value-type="float" office:value="1.5">
            <text:p>1.5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3854in" svg:x="5.3772in" svg:y="8.998in" draw:caption-point-x="-0.2319in" draw:caption-point-y="-1.8402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1.0102in" svg:x="8.2902in" svg:y="8.998in" draw:caption-point-x="-0.2425in" draw:caption-point-y="-1.8402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4" office:value-type="string">
            <text:p>ThuyLTT</text:p>
          </table:table-cell>
          <table:table-cell table:style-name="ce48" table:formula="of:=SUM([.D31:.AH31])" office:value-type="float" office:value="1">
            <text:p>1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3772in" svg:y="9.3087in" draw:caption-point-x="-0.2319in" draw:caption-point-y="-1.9031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0.2602in" svg:x="9.272in" svg:y="9.3189in" draw:caption-point-x="-0.2461in" draw:caption-point-y="-1.9134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4" office:value-type="string">
            <text:p>ToiDB</text:p>
          </table:table-cell>
          <table:table-cell table:style-name="ce48" table:formula="of:=SUM([.D32:.AH32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0.2602in" svg:x="4.4709in" svg:y="9.6299in" draw:caption-point-x="-0.239in" draw:caption-point-y="-1.9768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TruyenLVC</text:p>
          </table:table-cell>
          <table:table-cell table:style-name="ce48" table:formula="of:=SUM([.D33:.AH33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4" office:value-type="string">
            <text:p>TuanND</text:p>
          </table:table-cell>
          <table:table-cell table:style-name="ce48" table:formula="of:=SUM([.D34:.AH34])" office:value-type="float" office:value="1.5">
            <text:p>1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7" draw:text-style-name="P3" svg:width="1.1413in" svg:height="0.2634in" svg:x="15.202in" svg:y="7.5429in" draw:caption-point-x="-0.2402in" draw:caption-point-y="0.6055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52" office:value-type="float" office:value="1">
            <office:annotation draw:style-name="gr7" draw:text-style-name="P3" svg:width="1.1413in" svg:height="0.2634in" svg:x="15.6587in" svg:y="7.5429in" draw:caption-point-x="-0.2402in" draw:caption-point-y="0.6055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4" office:value-type="string">
            <text:p>VietBA</text:p>
          </table:table-cell>
          <table:table-cell table:style-name="ce48" table:formula="of:=SUM([.D35:.AH35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3854in" svg:x="8.7811in" svg:y="10.5205in" draw:caption-point-x="-0.2445in" draw:caption-point-y="-2.124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4" office:value-type="string">
            <text:p>VinhP</text:p>
          </table:table-cell>
          <table:table-cell table:style-name="ce48" table:formula="of:=SUM([.D36:.AH36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3" svg:width="1.1354in" svg:height="0.5417in" svg:x="4.0126in" svg:y="10.9047in" draw:caption-point-x="-0.237in" draw:caption-point-y="-2.2606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4" office:value-type="string">
            <text:p>VuNA</text:p>
          </table:table-cell>
          <table:table-cell table:style-name="ce48" table:formula="of:=SUM([.D37:.AH37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3" svg:width="1.1354in" svg:height="0.5417in" svg:x="4.0126in" svg:y="11.152in" draw:caption-point-x="-0.237in" draw:caption-point-y="-2.2602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2" table:number-rows-repeated="5">
          <table:table-cell table:style-name="ce33" table:number-columns-repeated="3"/>
          <table:table-cell table:style-name="ce53" table:number-columns-repeated="31"/>
          <table:table-cell table:style-name="ce33" table:number-columns-repeated="933"/>
        </table:table-row>
        <table:table-row table:style-name="ro2">
          <table:table-cell table:style-name="ce33" table:number-columns-repeated="3"/>
          <table:table-cell table:style-name="ce53" table:number-columns-repeated="4"/>
          <table:table-cell table:style-name="ce55"/>
          <table:table-cell table:style-name="ce53" table:number-columns-repeated="26"/>
          <table:table-cell table:style-name="ce33" table:number-columns-repeated="933"/>
        </table:table-row>
        <table:table-row table:style-name="ro2" table:number-rows-repeated="4">
          <table:table-cell table:style-name="ce33" table:number-columns-repeated="3"/>
          <table:table-cell table:style-name="ce53" table:number-columns-repeated="31"/>
          <table:table-cell table:style-name="ce33" table:number-columns-repeated="933"/>
        </table:table-row>
        <table:table-row table:style-name="ro2">
          <table:table-cell table:style-name="ce33" table:number-columns-repeated="3"/>
          <table:table-cell table:style-name="ce53" table:number-columns-repeated="4"/>
          <table:table-cell table:style-name="ce56" table:number-columns-repeated="7"/>
          <table:table-cell table:style-name="ce53" table:number-columns-repeated="20"/>
          <table:table-cell table:style-name="ce33" table:number-columns-repeated="933"/>
        </table:table-row>
        <table:table-row table:style-name="ro2" table:number-rows-repeated="65393">
          <table:table-cell table:style-name="ce33" table:number-columns-repeated="3"/>
          <table:table-cell table:style-name="ce53" table:number-columns-repeated="31"/>
          <table:table-cell table:style-name="ce33" table:number-columns-repeated="933"/>
        </table:table-row>
        <table:table-row table:style-name="ro2" table:number-rows-repeated="983134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9"/>
        <table:table-column table:style-name="co22" table:number-columns-repeated="7" table:default-cell-style-name="ce69"/>
        <table:table-column table:style-name="co21" table:number-columns-repeated="14" table:default-cell-style-name="ce69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64" table:number-columns-repeated="8"/>
          <table:table-cell table:style-name="ce72" office:value-type="string" table:number-columns-spanned="2" table:number-rows-spanned="1">
            <text:p>Month</text:p>
          </table:table-cell>
          <table:covered-table-cell table:style-name="ce73"/>
          <table:table-cell table:style-name="ce74" table:content-validation-name="val1" office:value-type="float" office:value="2" table:number-columns-spanned="2" table:number-rows-spanned="1">
            <text:p>2</text:p>
          </table:table-cell>
          <table:covered-table-cell table:style-name="ce73"/>
          <table:table-cell table:style-name="ce72" office:value-type="string" table:number-columns-spanned="2" table:number-rows-spanned="1">
            <text:p>Year</text:p>
          </table:table-cell>
          <table:covered-table-cell table:style-name="ce73"/>
          <table:table-cell table:style-name="ce72" office:value-type="float" office:value="2016" table:number-columns-spanned="2" table:number-rows-spanned="1">
            <text:p>2016</text:p>
          </table:table-cell>
          <table:covered-table-cell table:style-name="ce75"/>
          <table:table-cell table:style-name="ce64" table:number-columns-repeated="13"/>
          <table:table-cell table:style-name="ce62" table:number-columns-repeated="952"/>
        </table:table-row>
        <table:table-row table:style-name="ro2">
          <table:table-cell table:style-name="ce46" table:number-columns-repeated="3"/>
          <table:table-cell table:style-name="ce65" table:formula="of:=DATE([.$R$1];[.N1];1)" office:value-type="date" office:date-value="2016-02-01">
            <text:p>01</text:p>
          </table:table-cell>
          <table:table-cell table:style-name="ce65" table:formula="of:=[.D2]+1" office:value-type="date" office:date-value="2016-02-02">
            <text:p>02</text:p>
          </table:table-cell>
          <table:table-cell table:style-name="ce65" table:formula="of:=[.E2]+1" office:value-type="date" office:date-value="2016-02-03">
            <text:p>03</text:p>
          </table:table-cell>
          <table:table-cell table:style-name="ce65" table:formula="of:=[.F2]+1" office:value-type="date" office:date-value="2016-02-04">
            <text:p>04</text:p>
          </table:table-cell>
          <table:table-cell table:style-name="ce65" table:formula="of:=[.G2]+1" office:value-type="date" office:date-value="2016-02-05">
            <text:p>05</text:p>
          </table:table-cell>
          <table:table-cell table:style-name="ce65" table:formula="of:=[.H2]+1" office:value-type="date" office:date-value="2016-02-06">
            <text:p>06</text:p>
          </table:table-cell>
          <table:table-cell table:style-name="ce65" table:formula="of:=[.I2]+1" office:value-type="date" office:date-value="2016-02-07">
            <text:p>07</text:p>
          </table:table-cell>
          <table:table-cell table:style-name="ce65" table:formula="of:=[.J2]+1" office:value-type="date" office:date-value="2016-02-08">
            <text:p>08</text:p>
          </table:table-cell>
          <table:table-cell table:style-name="ce65" table:formula="of:=[.K2]+1" office:value-type="date" office:date-value="2016-02-09">
            <text:p>09</text:p>
          </table:table-cell>
          <table:table-cell table:style-name="ce65" table:formula="of:=[.L2]+1" office:value-type="date" office:date-value="2016-02-10">
            <text:p>10</text:p>
          </table:table-cell>
          <table:table-cell table:style-name="ce65" table:formula="of:=[.M2]+1" office:value-type="date" office:date-value="2016-02-11">
            <text:p>11</text:p>
          </table:table-cell>
          <table:table-cell table:style-name="ce65" table:formula="of:=[.N2]+1" office:value-type="date" office:date-value="2016-02-12">
            <text:p>12</text:p>
          </table:table-cell>
          <table:table-cell table:style-name="ce65" table:formula="of:=[.O2]+1" office:value-type="date" office:date-value="2016-02-13">
            <text:p>13</text:p>
          </table:table-cell>
          <table:table-cell table:style-name="ce65" table:formula="of:=[.P2]+1" office:value-type="date" office:date-value="2016-02-14">
            <text:p>14</text:p>
          </table:table-cell>
          <table:table-cell table:style-name="ce65" table:formula="of:=[.Q2]+1" office:value-type="date" office:date-value="2016-02-15">
            <text:p>15</text:p>
          </table:table-cell>
          <table:table-cell table:style-name="ce65" table:formula="of:=[.R2]+1" office:value-type="date" office:date-value="2016-02-16">
            <text:p>16</text:p>
          </table:table-cell>
          <table:table-cell table:style-name="ce65" table:formula="of:=[.S2]+1" office:value-type="date" office:date-value="2016-02-17">
            <text:p>17</text:p>
          </table:table-cell>
          <table:table-cell table:style-name="ce65" table:formula="of:=[.T2]+1" office:value-type="date" office:date-value="2016-02-18">
            <text:p>18</text:p>
          </table:table-cell>
          <table:table-cell table:style-name="ce65" table:formula="of:=[.U2]+1" office:value-type="date" office:date-value="2016-02-19">
            <text:p>19</text:p>
          </table:table-cell>
          <table:table-cell table:style-name="ce65" table:formula="of:=[.V2]+1" office:value-type="date" office:date-value="2016-02-20">
            <text:p>20</text:p>
          </table:table-cell>
          <table:table-cell table:style-name="ce65" table:formula="of:=[.W2]+1" office:value-type="date" office:date-value="2016-02-21">
            <text:p>21</text:p>
          </table:table-cell>
          <table:table-cell table:style-name="ce65" table:formula="of:=[.X2]+1" office:value-type="date" office:date-value="2016-02-22">
            <text:p>22</text:p>
          </table:table-cell>
          <table:table-cell table:style-name="ce65" table:formula="of:=[.Y2]+1" office:value-type="date" office:date-value="2016-02-23">
            <text:p>23</text:p>
          </table:table-cell>
          <table:table-cell table:style-name="ce65" table:formula="of:=[.Z2]+1" office:value-type="date" office:date-value="2016-02-24">
            <text:p>24</text:p>
          </table:table-cell>
          <table:table-cell table:style-name="ce65" table:formula="of:=[.AA2]+1" office:value-type="date" office:date-value="2016-02-25">
            <text:p>25</text:p>
          </table:table-cell>
          <table:table-cell table:style-name="ce65" table:formula="of:=[.AB2]+1" office:value-type="date" office:date-value="2016-02-26">
            <text:p>26</text:p>
          </table:table-cell>
          <table:table-cell table:style-name="ce65" table:formula="of:=[.AC2]+1" office:value-type="date" office:date-value="2016-02-27">
            <text:p>27</text:p>
          </table:table-cell>
          <table:table-cell table:style-name="ce65" table:formula="of:=[.AD2]+1" office:value-type="date" office:date-value="2016-02-28">
            <text:p>28</text:p>
          </table:table-cell>
          <table:table-cell table:style-name="ce65" table:formula="of:=[.AE2]+1" office:value-type="date" office:date-value="2016-02-29">
            <text:p>29</text:p>
          </table:table-cell>
          <table:table-cell table:style-name="ce62" table:number-columns-repeated="952"/>
        </table:table-row>
        <table:table-row table:style-name="ro6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66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66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76in" draw:caption-point-x="-0.2402in" draw:caption-point-y="0.3728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66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76in" draw:caption-point-x="-0.2402in" draw:caption-point-y="0.3728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66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76in" draw:caption-point-x="-0.2402in" draw:caption-point-y="0.3728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66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76in" draw:caption-point-x="-0.2402in" draw:caption-point-y="0.3728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66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2" table:number-columns-repeated="952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hTTH</text:p>
          </table:table-cell>
          <table:table-cell table:style-name="ce63" table:formula="of:=SUM([.D4:.AF4])" office:value-type="float" office:value="1"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0.1106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9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0.1791in" svg:y="0.1134in" draw:caption-point-x="-0.2402in" draw:caption-point-y="0.6047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13.3756in" svg:y="0.1161in" draw:caption-point-x="-0.2402in" draw:caption-point-y="0.602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63" table:formula="of:=SUM([.D5:.AF5])" office:value-type="float" office:value="0">
            <text:p>0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0.3583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ChanNTT</text:p>
          </table:table-cell>
          <table:table-cell table:style-name="ce63" table:formula="of:=SUM([.D6:.AF6])" office:value-type="float" office:value="0">
            <text:p>0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CuongNH</text:p>
          </table:table-cell>
          <table:table-cell table:style-name="ce63" table:formula="of:=SUM([.D7:.AF7])" office:value-type="float" office:value="1.5">
            <text:p>1.5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0.8535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12.9189in" svg:y="0.8579in" draw:caption-point-x="-0.2402in" draw:caption-point-y="0.6031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DuongDN</text:p>
          </table:table-cell>
          <table:table-cell table:style-name="ce63" table:formula="of:=SUM([.D8:.AF8])" office:value-type="float" office:value="1"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1.1012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4.0157in" svg:y="1.1012in" draw:caption-point-x="-0.2402in" draw:caption-point-y="0.6075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9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10.6358in" svg:y="1.1047in" draw:caption-point-x="-0.2402in" draw:caption-point-y="0.6039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67" office:value-type="float" office:value="0.5">
            <office:annotation draw:style-name="gr4" draw:text-style-name="P1" svg:width="1.1413in" svg:height="0.3902in" svg:x="11.0925in" svg:y="1.1047in" draw:caption-point-x="-0.2402in" draw:caption-point-y="0.6039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3.8323in" svg:y="1.1071in" draw:caption-point-x="-0.2402in" draw:caption-point-y="0.6016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DuyNM</text:p>
          </table:table-cell>
          <table:table-cell table:style-name="ce63" table:formula="of:=SUM([.D9:.AF9])" office:value-type="float" office:value="4">
            <text:p>4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1.3492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1.3492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1.3492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0">
            <office:annotation draw:style-name="gr9" draw:text-style-name="P1" svg:width="1.1413in" svg:height="0.8567in" svg:x="9.2661in" svg:y="1.3492in" draw:caption-point-x="-0.2402in" draw:caption-point-y="0.6075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9.7228in" svg:y="1.3492in" draw:caption-point-x="-0.2402in" draw:caption-point-y="0.6075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10.1791in" svg:y="1.3492in" draw:caption-point-x="-0.2402in" draw:caption-point-y="0.6075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10.6358in" svg:y="1.3492in" draw:caption-point-x="-0.2402in" draw:caption-point-y="0.6075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11.0925in" svg:y="1.3524in" draw:caption-point-x="-0.2402in" draw:caption-point-y="0.6043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DuyenLT</text:p>
          </table:table-cell>
          <table:table-cell table:style-name="ce63" table:formula="of:=SUM([.D10:.AF10])" office:value-type="float" office:value="0">
            <text:p>0</text:p>
          </table:table-cell>
          <table:table-cell table:style-name="ce67" table:number-columns-repeated="28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GiauNV</text:p>
          </table:table-cell>
          <table:table-cell table:style-name="ce63" table:formula="of:=SUM([.D11:.AF11])" office:value-type="float" office:value="2">
            <text:p>2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8" draw:text-style-name="P1" svg:width="1.1413in" svg:height="1.0122in" svg:x="3.1024in" svg:y="1.8453in" draw:caption-point-x="-0.2402in" draw:caption-point-y="0.6067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1.8445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1.8445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0">
            <office:annotation draw:style-name="gr4" draw:text-style-name="P1" svg:width="1.1413in" svg:height="0.3902in" svg:x="9.2661in" svg:y="1.8445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1.8445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2" draw:text-style-name="P1" svg:width="1.1413in" svg:height="0.5457in" svg:x="12.4622in" svg:y="1.8484in" draw:caption-point-x="-0.2402in" draw:caption-point-y="0.6035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aTH</text:p>
          </table:table-cell>
          <table:table-cell table:style-name="ce63" table:formula="of:=SUM([.D12:.AF12])" office:value-type="float" office:value="5">
            <text:p>5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2.0921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2.0921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2.0921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2.0921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2.0921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aiNM</text:p>
          </table:table-cell>
          <table:table-cell table:style-name="ce63" table:formula="of:=SUM([.D13:.AF13])" office:value-type="float" office:value="2">
            <text:p>2</text:p>
          </table:table-cell>
          <table:table-cell table:style-name="ce67" office:value-type="float" office:value="0">
            <office:annotation draw:style-name="gr4" draw:text-style-name="P1" svg:width="1.1413in" svg:height="0.3902in" svg:x="2.6457in" svg:y="2.3398in" draw:caption-point-x="-0.2402in" draw:caption-point-y="0.6075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office:annotation draw:style-name="gr2" draw:text-style-name="P1" svg:width="1.1413in" svg:height="0.5457in" svg:x="4.0157in" svg:y="2.3409in" draw:caption-point-x="-0.2402in" draw:caption-point-y="0.6063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1">
            <office:annotation draw:style-name="gr2" draw:text-style-name="P1" svg:width="1.1413in" svg:height="0.5457in" svg:x="9.2661in" svg:y="2.3409in" draw:caption-point-x="-0.2402in" draw:caption-point-y="0.6063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HienNV</text:p>
          </table:table-cell>
          <table:table-cell table:style-name="ce63" table:formula="of:=SUM([.D14:.AF14])" office:value-type="float" office:value="1">
            <text:p>1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1"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HiepNH</text:p>
          </table:table-cell>
          <table:table-cell table:style-name="ce63" table:formula="of:=SUM([.D15:.AF15])" office:value-type="float" office:value="5">
            <text:p>5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2.835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2.835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2.835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2.835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2.835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0">
            <office:annotation draw:style-name="gr9" draw:text-style-name="P1" svg:width="1.1413in" svg:height="0.8567in" svg:x="9.2661in" svg:y="2.835in" draw:caption-point-x="-0.2402in" draw:caption-point-y="0.6075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9.7228in" svg:y="2.835in" draw:caption-point-x="-0.2402in" draw:caption-point-y="0.6075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4" draw:text-style-name="P1" svg:width="1.1413in" svg:height="0.3902in" svg:x="15.6587in" svg:y="2.8425in" draw:caption-point-x="-0.2402in" draw:caption-point-y="0.6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HieuHT</text:p>
          </table:table-cell>
          <table:table-cell table:style-name="ce63" table:formula="of:=SUM([.D16:.AF16])" office:value-type="float" office:value="5">
            <text:p>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3.0827in" draw:caption-point-x="-0.2402in" draw:caption-point-y="0.6075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3.0827in" draw:caption-point-x="-0.2402in" draw:caption-point-y="0.6075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3.1421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3.1421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1791in" svg:y="3.1421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HieuPT</text:p>
          </table:table-cell>
          <table:table-cell table:style-name="ce63" table:formula="of:=SUM([.D17:.AF17])" office:value-type="float" office:value="5">
            <text:p>5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3.3307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3.3307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3.3307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3.3307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3.3307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HungPN</text:p>
          </table:table-cell>
          <table:table-cell table:style-name="ce63" table:formula="of:=SUM([.D18:.AF18])" office:value-type="float" office:value="4.5">
            <text:p>4.5</text:p>
          </table:table-cell>
          <table:table-cell table:style-name="ce67" office:value-type="float" office:value="0.5">
            <office:annotation draw:style-name="gr2" draw:text-style-name="P1" svg:width="1.1413in" svg:height="0.5457in" svg:x="2.6457in" svg:y="3.5787in" draw:caption-point-x="-0.2402in" draw:caption-point-y="0.6071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4.0157in" svg:y="3.5799in" draw:caption-point-x="-0.2402in" draw:caption-point-y="0.6059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3.5783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3.6378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3.6378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1791in" svg:y="3.6378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3.8323in" svg:y="3.5843in" draw:caption-point-x="-0.2402in" draw:caption-point-y="0.6016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KienPT</text:p>
          </table:table-cell>
          <table:table-cell table:style-name="ce63" table:formula="of:=SUM([.D19:.AF19])" office:value-type="float" office:value="5">
            <text:p>5</text:p>
          </table:table-cell>
          <table:table-cell table:style-name="ce67" office:value-type="float" office:value="0">
            <office:annotation draw:style-name="gr9" draw:text-style-name="P1" svg:width="1.1413in" svg:height="0.8567in" svg:x="2.6457in" svg:y="3.826in" draw:caption-point-x="-0.2402in" draw:caption-point-y="0.6075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3.1024in" svg:y="3.826in" draw:caption-point-x="-0.2402in" draw:caption-point-y="0.6075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3.5591in" svg:y="3.826in" draw:caption-point-x="-0.2402in" draw:caption-point-y="0.6075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4.0157in" svg:y="3.826in" draw:caption-point-x="-0.2402in" draw:caption-point-y="0.6075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4.472in" svg:y="3.826in" draw:caption-point-x="-0.2402in" draw:caption-point-y="0.6075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3.8854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3.8854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1791in" svg:y="3.8854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6358in" svg:y="3.8854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1.0925in" svg:y="3.8854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4.289in" svg:y="3.8327in" draw:caption-point-x="-0.2402in" draw:caption-point-y="0.6008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LuanNN</text:p>
          </table:table-cell>
          <table:table-cell table:style-name="ce63" table:formula="of:=SUM([.D20:.AF20])" office:value-type="float" office:value="0"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4.0736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MaiNTT</text:p>
          </table:table-cell>
          <table:table-cell table:style-name="ce63" table:formula="of:=SUM([.D21:.AF21])" office:value-type="float" office:value="6">
            <text:p>6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4.3213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4.3213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4.3213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4.3213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4.3213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4.3807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MinhTD</text:p>
          </table:table-cell>
          <table:table-cell table:style-name="ce63" table:formula="of:=SUM([.D22:.AF22])" office:value-type="float" office:value="3">
            <text:p>3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1024in" svg:y="4.5689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4.6283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4.6283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7" draw:text-style-name="P1" svg:width="1.1413in" svg:height="0.2634in" svg:x="15.6587in" svg:y="4.5764in" draw:caption-point-x="-0.2402in" draw:caption-point-y="0.6in">
              <dc:date>2016-02-29T00:00:00</dc:date>
              <text:p text:style-name="P1"><text:span text:style-name="T1">Bị ốm</text:span></text:p>
            </office:annotation>
            <text:p>1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NamTV</text:p>
          </table:table-cell>
          <table:table-cell table:style-name="ce63" table:formula="of:=SUM([.D23:.AF23])" office:value-type="float" office:value="1.5">
            <text:p>1.5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4.8165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0.6358in" svg:y="4.8197in" draw:caption-point-x="-0.2402in" draw:caption-point-y="0.6043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.5">
            <office:annotation draw:style-name="gr7" draw:text-style-name="P1" svg:width="1.1413in" svg:height="0.2634in" svg:x="13.8323in" svg:y="4.8232in" draw:caption-point-x="-0.2402in" draw:caption-point-y="0.6008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4" draw:text-style-name="P1" svg:width="1.1413in" svg:height="0.3902in" svg:x="15.6587in" svg:y="4.8217in" draw:caption-point-x="-0.2402in" draw:caption-point-y="0.6024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NhanNM</text:p>
          </table:table-cell>
          <table:table-cell table:style-name="ce63" table:formula="of:=SUM([.D24:.AF24])" office:value-type="float" office:value="2">
            <text:p>2</text:p>
          </table:table-cell>
          <table:table-cell table:style-name="ce67" office:value-type="float" office:value="0">
            <office:annotation draw:style-name="gr4" draw:text-style-name="P1" svg:width="1.1413in" svg:height="0.3902in" svg:x="2.6457in" svg:y="5.0646in" draw:caption-point-x="-0.2402in" draw:caption-point-y="0.6071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1024in" svg:y="5.0646in" draw:caption-point-x="-0.2402in" draw:caption-point-y="0.6071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5.0642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5.0642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PhuongTH</text:p>
          </table:table-cell>
          <table:table-cell table:style-name="ce63" table:formula="of:=SUM([.D25:.AF25])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2.6457in" svg:y="5.3118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5.3118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office:annotation draw:style-name="gr4" draw:text-style-name="P1" svg:width="1.1413in" svg:height="0.3902in" svg:x="9.2661in" svg:y="5.3118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5.3118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4" draw:text-style-name="P1" svg:width="1.1413in" svg:height="0.3902in" svg:x="12.4622in" svg:y="5.3157in" draw:caption-point-x="-0.2402in" draw:caption-point-y="0.6035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SonPX</text:p>
          </table:table-cell>
          <table:table-cell table:style-name="ce63" table:formula="of:=SUM([.D26:.AF26])" office:value-type="float" office:value="2">
            <text:p>2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5.5598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1">
            <office:annotation draw:style-name="gr9" draw:text-style-name="P1" svg:width="1.1413in" svg:height="0.8567in" svg:x="4.0157in" svg:y="5.561in" draw:caption-point-x="-0.2402in" draw:caption-point-y="0.6063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67" office:value-type="float" office:value="1">
            <office:annotation draw:style-name="gr9" draw:text-style-name="P1" svg:width="1.1413in" svg:height="0.8567in" svg:x="4.472in" svg:y="5.561in" draw:caption-point-x="-0.2402in" draw:caption-point-y="0.6063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ThachBK</text:p>
          </table:table-cell>
          <table:table-cell table:style-name="ce63" table:formula="of:=SUM([.D27:.AF27])" office:value-type="float" office:value="4">
            <text:p>4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5.8075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5.8669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5.8669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1791in" svg:y="5.8669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7" draw:text-style-name="P1" svg:width="1.1413in" svg:height="0.2634in" svg:x="12.9189in" svg:y="5.813in" draw:caption-point-x="-0.2402in" draw:caption-point-y="0.602in">
              <dc:date>2016-02-23T00:00:00</dc:date>
              <text:p text:style-name="P1"><text:span text:style-name="T1">Vợ bị ốm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ThaoDTH</text:p>
          </table:table-cell>
          <table:table-cell table:style-name="ce63" table:formula="of:=SUM([.D28:.AF28])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2.6457in" svg:y="6.0551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4" office:value-type="string">
            <text:p>ThamDT</text:p>
          </table:table-cell>
          <table:table-cell table:style-name="ce63" table:formula="of:=SUM([.D29:.AF29])" office:value-type="float" office:value="7.5">
            <text:p>7.5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6.3028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6.3028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6.3028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6.3028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6.3028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6.3028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6.3028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10.6358in" svg:y="6.3114in" draw:caption-point-x="-0.2402in" draw:caption-point-y="0.5988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4" office:value-type="string">
            <text:p>ThinhT</text:p>
          </table:table-cell>
          <table:table-cell table:style-name="ce63" table:formula="of:=SUM([.D30:.AF30])" office:value-type="float" office:value="3">
            <text:p>3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6.5504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6.6098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6.6098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4" office:value-type="string">
            <text:p>ThongDN</text:p>
          </table:table-cell>
          <table:table-cell table:style-name="ce63" table:formula="of:=SUM([.D31:.AF31])" office:value-type="float" office:value="2">
            <text:p>2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1024in" svg:y="6.798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1">
            <office:annotation draw:style-name="gr4" draw:text-style-name="P1" svg:width="1.1413in" svg:height="0.3902in" svg:x="3.5591in" svg:y="6.7988in" draw:caption-point-x="-0.2402in" draw:caption-point-y="0.6067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9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1">
            <office:annotation draw:style-name="gr4" draw:text-style-name="P1" svg:width="1.1413in" svg:height="0.3902in" svg:x="10.6358in" svg:y="6.8012in" draw:caption-point-x="-0.2402in" draw:caption-point-y="0.6043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4" office:value-type="string">
            <text:p>ThuyLTT</text:p>
          </table:table-cell>
          <table:table-cell table:style-name="ce63" table:formula="of:=SUM([.D32:.AF32])" office:value-type="float" office:value="0"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4.472in" svg:y="7.0472in" draw:caption-point-x="-0.2402in" draw:caption-point-y="0.6059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ToiDB</text:p>
          </table:table-cell>
          <table:table-cell table:style-name="ce63" table:formula="of:=SUM([.D33:.AF33])" office:value-type="float" office:value="2">
            <text:p>2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7.2933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7.3528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4" office:value-type="string">
            <text:p>TruyenLVC</text:p>
          </table:table-cell>
          <table:table-cell table:style-name="ce63" table:formula="of:=SUM([.D34:.AF34])" office:value-type="float" office:value="0">
            <text:p>0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4" office:value-type="string">
            <text:p>TuanND</text:p>
          </table:table-cell>
          <table:table-cell table:style-name="ce63" table:formula="of:=SUM([.D35:.AF35])" office:value-type="float" office:value="4">
            <text:p>4</text:p>
          </table:table-cell>
          <table:table-cell table:style-name="ce67" office:value-type="float" office:value="0">
            <office:annotation draw:style-name="gr4" draw:text-style-name="P1" svg:width="1.1413in" svg:height="0.3902in" svg:x="2.6457in" svg:y="7.789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1024in" svg:y="7.789in" draw:caption-point-x="-0.2402in" draw:caption-point-y="0.6075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7.789in" draw:caption-point-x="-0.2402in" draw:caption-point-y="0.6075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7.789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7.789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0">
            <office:annotation draw:style-name="gr4" draw:text-style-name="P1" svg:width="1.1413in" svg:height="0.3902in" svg:x="9.2661in" svg:y="7.789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7.789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13.8323in" svg:y="7.7917in" draw:caption-point-x="-0.2402in" draw:caption-point-y="0.6047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4.289in" svg:y="7.7917in" draw:caption-point-x="-0.2402in" draw:caption-point-y="0.6047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4" office:value-type="string">
            <text:p>VietBA</text:p>
          </table:table-cell>
          <table:table-cell table:style-name="ce63" table:formula="of:=SUM([.D36:.AF36])" office:value-type="float" office:value="0">
            <text:p>0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8.0366in" draw:caption-point-x="-0.2402in" draw:caption-point-y="0.607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4" office:value-type="string">
            <text:p>VinhP</text:p>
          </table:table-cell>
          <table:table-cell table:style-name="ce63" table:formula="of:=SUM([.D37:.AF37])" office:value-type="float" office:value="5">
            <text:p>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8.2843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8.2843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8.3437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8.3437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1791in" svg:y="8.3437in" draw:caption-point-x="-0.2402in" draw:caption-point-y="0.54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5">
            <text:p>35</text:p>
          </table:table-cell>
          <table:table-cell table:style-name="ce34" office:value-type="string">
            <text:p>VuNA</text:p>
          </table:table-cell>
          <table:table-cell table:style-name="ce63" table:formula="of:=SUM([.D38:.AF38])" office:value-type="float" office:value="5">
            <text:p>5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8.5319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8.5319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8.5319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8.5319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8.5319in" draw:caption-point-x="-0.2402in" draw:caption-point-y="0.607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68" table:number-columns-repeated="29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68" table:number-columns-repeated="4"/>
          <table:table-cell table:style-name="ce70"/>
          <table:table-cell table:style-name="ce68" table:number-columns-repeated="24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68" table:number-columns-repeated="29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68" table:number-columns-repeated="4"/>
          <table:table-cell table:style-name="ce71" table:number-columns-repeated="7"/>
          <table:table-cell table:style-name="ce68" table:number-columns-repeated="18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68" table:number-columns-repeated="29"/>
          <table:table-cell table:style-name="ce33" table:number-columns-repeated="952"/>
        </table:table-row>
        <table:table-row table:style-name="ro2" table:number-rows-repeated="983133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82"/>
        <table:table-column table:style-name="co22" table:number-columns-repeated="7" table:default-cell-style-name="ce82"/>
        <table:table-column table:style-name="co21" table:number-columns-repeated="16" table:default-cell-style-name="ce82"/>
        <table:table-column table:style-name="co7" table:number-columns-repeated="951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77" table:number-columns-repeated="8"/>
          <table:table-cell table:style-name="ce85" office:value-type="string" table:number-columns-spanned="2" table:number-rows-spanned="1">
            <text:p>Month</text:p>
          </table:table-cell>
          <table:covered-table-cell table:style-name="ce86"/>
          <table:table-cell table:style-name="ce87" table:content-validation-name="val1" office:value-type="float" office:value="3" table:number-columns-spanned="2" table:number-rows-spanned="1">
            <text:p>3</text:p>
          </table:table-cell>
          <table:covered-table-cell table:style-name="ce86"/>
          <table:table-cell table:style-name="ce85" office:value-type="string" table:number-columns-spanned="2" table:number-rows-spanned="1">
            <text:p>Year</text:p>
          </table:table-cell>
          <table:covered-table-cell table:style-name="ce86"/>
          <table:table-cell table:style-name="ce85" office:value-type="float" office:value="2016" table:number-columns-spanned="2" table:number-rows-spanned="1">
            <text:p>2016</text:p>
          </table:table-cell>
          <table:covered-table-cell table:style-name="ce88"/>
          <table:table-cell table:style-name="ce77" table:number-columns-repeated="15"/>
          <table:table-cell table:style-name="ce62" table:number-columns-repeated="951"/>
        </table:table-row>
        <table:table-row table:style-name="ro2">
          <table:table-cell table:style-name="ce46" table:number-columns-repeated="3"/>
          <table:table-cell table:style-name="ce78" table:formula="of:=DATE([.$R$1];[.N1];1)" office:value-type="date" office:date-value="2016-03-01">
            <text:p>01</text:p>
          </table:table-cell>
          <table:table-cell table:style-name="ce78" table:formula="of:=[.D2]+1" office:value-type="date" office:date-value="2016-03-02">
            <text:p>02</text:p>
          </table:table-cell>
          <table:table-cell table:style-name="ce78" table:formula="of:=[.E2]+1" office:value-type="date" office:date-value="2016-03-03">
            <text:p>03</text:p>
          </table:table-cell>
          <table:table-cell table:style-name="ce78" table:formula="of:=[.F2]+1" office:value-type="date" office:date-value="2016-03-04">
            <text:p>04</text:p>
          </table:table-cell>
          <table:table-cell table:style-name="ce78" table:formula="of:=[.G2]+1" office:value-type="date" office:date-value="2016-03-05">
            <text:p>05</text:p>
          </table:table-cell>
          <table:table-cell table:style-name="ce78" table:formula="of:=[.H2]+1" office:value-type="date" office:date-value="2016-03-06">
            <text:p>06</text:p>
          </table:table-cell>
          <table:table-cell table:style-name="ce78" table:formula="of:=[.I2]+1" office:value-type="date" office:date-value="2016-03-07">
            <text:p>07</text:p>
          </table:table-cell>
          <table:table-cell table:style-name="ce78" table:formula="of:=[.J2]+1" office:value-type="date" office:date-value="2016-03-08">
            <text:p>08</text:p>
          </table:table-cell>
          <table:table-cell table:style-name="ce78" table:formula="of:=[.K2]+1" office:value-type="date" office:date-value="2016-03-09">
            <text:p>09</text:p>
          </table:table-cell>
          <table:table-cell table:style-name="ce78" table:formula="of:=[.L2]+1" office:value-type="date" office:date-value="2016-03-10">
            <text:p>10</text:p>
          </table:table-cell>
          <table:table-cell table:style-name="ce78" table:formula="of:=[.M2]+1" office:value-type="date" office:date-value="2016-03-11">
            <text:p>11</text:p>
          </table:table-cell>
          <table:table-cell table:style-name="ce78" table:formula="of:=[.N2]+1" office:value-type="date" office:date-value="2016-03-12">
            <text:p>12</text:p>
          </table:table-cell>
          <table:table-cell table:style-name="ce78" table:formula="of:=[.O2]+1" office:value-type="date" office:date-value="2016-03-13">
            <text:p>13</text:p>
          </table:table-cell>
          <table:table-cell table:style-name="ce78" table:formula="of:=[.P2]+1" office:value-type="date" office:date-value="2016-03-14">
            <text:p>14</text:p>
          </table:table-cell>
          <table:table-cell table:style-name="ce78" table:formula="of:=[.Q2]+1" office:value-type="date" office:date-value="2016-03-15">
            <text:p>15</text:p>
          </table:table-cell>
          <table:table-cell table:style-name="ce78" table:formula="of:=[.R2]+1" office:value-type="date" office:date-value="2016-03-16">
            <text:p>16</text:p>
          </table:table-cell>
          <table:table-cell table:style-name="ce78" table:formula="of:=[.S2]+1" office:value-type="date" office:date-value="2016-03-17">
            <text:p>17</text:p>
          </table:table-cell>
          <table:table-cell table:style-name="ce78" table:formula="of:=[.T2]+1" office:value-type="date" office:date-value="2016-03-18">
            <text:p>18</text:p>
          </table:table-cell>
          <table:table-cell table:style-name="ce78" table:formula="of:=[.U2]+1" office:value-type="date" office:date-value="2016-03-19">
            <text:p>19</text:p>
          </table:table-cell>
          <table:table-cell table:style-name="ce78" table:formula="of:=[.V2]+1" office:value-type="date" office:date-value="2016-03-20">
            <text:p>20</text:p>
          </table:table-cell>
          <table:table-cell table:style-name="ce78" table:formula="of:=[.W2]+1" office:value-type="date" office:date-value="2016-03-21">
            <text:p>21</text:p>
          </table:table-cell>
          <table:table-cell table:style-name="ce78" table:formula="of:=[.X2]+1" office:value-type="date" office:date-value="2016-03-22">
            <text:p>22</text:p>
          </table:table-cell>
          <table:table-cell table:style-name="ce78" table:formula="of:=[.Y2]+1" office:value-type="date" office:date-value="2016-03-23">
            <text:p>23</text:p>
          </table:table-cell>
          <table:table-cell table:style-name="ce78" table:formula="of:=[.Z2]+1" office:value-type="date" office:date-value="2016-03-24">
            <text:p>24</text:p>
          </table:table-cell>
          <table:table-cell table:style-name="ce78" table:formula="of:=[.AA2]+1" office:value-type="date" office:date-value="2016-03-25">
            <text:p>25</text:p>
          </table:table-cell>
          <table:table-cell table:style-name="ce78" table:formula="of:=[.AB2]+1" office:value-type="date" office:date-value="2016-03-26">
            <text:p>26</text:p>
          </table:table-cell>
          <table:table-cell table:style-name="ce78" table:formula="of:=[.AC2]+1" office:value-type="date" office:date-value="2016-03-27">
            <text:p>27</text:p>
          </table:table-cell>
          <table:table-cell table:style-name="ce78" table:formula="of:=[.AD2]+1" office:value-type="date" office:date-value="2016-03-28">
            <text:p>28</text:p>
          </table:table-cell>
          <table:table-cell table:style-name="ce78" table:formula="of:=[.AE2]+1" office:value-type="date" office:date-value="2016-03-29">
            <text:p>29</text:p>
          </table:table-cell>
          <table:table-cell table:style-name="ce78" table:formula="of:=[.AF2]+1" office:value-type="date" office:date-value="2016-03-30">
            <text:p>30</text:p>
          </table:table-cell>
          <table:table-cell table:style-name="ce78" table:formula="of:=[.AG2]+1" office:value-type="date" office:date-value="2016-03-31">
            <text:p>31</text:p>
          </table:table-cell>
          <table:table-cell table:style-name="ce62" table:number-columns-repeated="951"/>
        </table:table-row>
        <table:table-row table:style-name="ro6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79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2" table:number-columns-repeated="951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hTTH</text:p>
          </table:table-cell>
          <table:table-cell table:style-name="ce76" table:formula="of:=SUM([.D4:.AH4])" office:value-type="float" office:value="1"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0.1031in" draw:caption-point-x="-0.2402in" draw:caption-point-y="0.615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9.2661in" svg:y="0.1075in" draw:caption-point-x="-0.2402in" draw:caption-point-y="0.6106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10.6358in" svg:y="0.1091in" draw:caption-point-x="-0.2402in" draw:caption-point-y="0.6091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572in" svg:y="0.1154in" draw:caption-point-x="-0.2402in" draw:caption-point-y="0.6028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76" table:formula="of:=SUM([.D5:.AH5])" office:value-type="float" office:value="1.5">
            <text:p>1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1" svg:width="1.1413in" svg:height="0.2634in" svg:x="3.5591in" svg:y="0.3504in" draw:caption-point-x="-0.2402in" draw:caption-point-y="0.6154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1" svg:width="1.1413in" svg:height="0.2634in" svg:x="13.3756in" svg:y="0.3594in" draw:caption-point-x="-0.2402in" draw:caption-point-y="0.6063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ChanNTT</text:p>
          </table:table-cell>
          <table:table-cell table:style-name="ce76" table:formula="of:=SUM([.D6:.AH6])" office:value-type="float" office:value="1"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1" svg:width="1.1413in" svg:height="0.2634in" svg:x="8.7768in" svg:y="0.6028in" draw:caption-point-x="-0.2402in" draw:caption-point-y="0.6106in">
              <dc:date>2016-03-1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CuongNH</text:p>
          </table:table-cell>
          <table:table-cell table:style-name="ce76" table:formula="of:=SUM([.D7:.AH7])" office:value-type="float" office:value="1"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1" svg:width="1.1413in" svg:height="0.2634in" svg:x="4.0157in" svg:y="0.8465in" draw:caption-point-x="-0.2402in" draw:caption-point-y="0.6146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12.0059in" svg:y="0.8524in" draw:caption-point-x="-0.2402in" draw:caption-point-y="0.6087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DuongDN</text:p>
          </table:table-cell>
          <table:table-cell table:style-name="ce76" table:formula="of:=SUM([.D8:.AH8])" office:value-type="float" office:value="1"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1.0933in" draw:caption-point-x="-0.2402in" draw:caption-point-y="0.6154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5.8421in" svg:y="1.0949in" draw:caption-point-x="-0.2402in" draw:caption-point-y="0.6138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6.8205in" svg:y="1.0961in" draw:caption-point-x="-0.2402in" draw:caption-point-y="0.6126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7.3094in" svg:y="1.0965in" draw:caption-point-x="-0.2402in" draw:caption-point-y="0.6122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3" draw:text-style-name="P1" svg:width="1.1413in" svg:height="0.7012in" svg:x="10.6358in" svg:y="1.1555in" draw:caption-point-x="-0.2402in" draw:caption-point-y="0.5531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0059in" svg:y="1.1in" draw:caption-point-x="-0.2402in" draw:caption-point-y="0.6087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1.1083in" draw:caption-point-x="-0.2402in" draw:caption-point-y="0.6004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DuyNM</text:p>
          </table:table-cell>
          <table:table-cell table:style-name="ce76" table:formula="of:=SUM([.D9:.AH9])" office:value-type="float" office:value="0.5"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6.3311in" svg:y="1.3441in" draw:caption-point-x="-0.2402in" draw:caption-point-y="0.6126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DuyenLT</text:p>
          </table:table-cell>
          <table:table-cell table:style-name="ce76" table:formula="of:=SUM([.D10:.AH10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GiauNV</text:p>
          </table:table-cell>
          <table:table-cell table:style-name="ce76" table:formula="of:=SUM([.D11:.AH11])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3.1024in" svg:y="1.8362in" draw:caption-point-x="-0.2402in" draw:caption-point-y="0.6157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9.7228in" svg:y="1.8421in" draw:caption-point-x="-0.2402in" draw:caption-point-y="0.6098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aTH</text:p>
          </table:table-cell>
          <table:table-cell table:style-name="ce76" table:formula="of:=SUM([.D12:.AH12])" office:value-type="float" office:value="0.5"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3756in" svg:y="2.0937in" draw:caption-point-x="-0.2402in" draw:caption-point-y="0.6059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aiNM</text:p>
          </table:table-cell>
          <table:table-cell table:style-name="ce76" table:formula="of:=SUM([.D13:.AH13])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3.1024in" svg:y="2.3315in" draw:caption-point-x="-0.2402in" draw:caption-point-y="0.6157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2.3346in" draw:caption-point-x="-0.2402in" draw:caption-point-y="0.6126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0.6358in" svg:y="2.3386in" draw:caption-point-x="-0.2402in" draw:caption-point-y="0.6087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HienNV</text:p>
          </table:table-cell>
          <table:table-cell table:style-name="ce76" table:formula="of:=SUM([.D14:.AH14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HiepNH</text:p>
          </table:table-cell>
          <table:table-cell table:style-name="ce76" table:formula="of:=SUM([.D15:.AH15])" office:value-type="float" office:value="1.5">
            <text:p>1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3854in" svg:y="2.8283in" draw:caption-point-x="-0.2402in" draw:caption-point-y="0.6142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5.8421in" svg:y="2.8287in" draw:caption-point-x="-0.2402in" draw:caption-point-y="0.6138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6.3311in" svg:y="2.8299in" draw:caption-point-x="-0.2402in" draw:caption-point-y="0.6126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12.0059in" svg:y="2.8339in" draw:caption-point-x="-0.2402in" draw:caption-point-y="0.6087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8362in" draw:caption-point-x="-0.2402in" draw:caption-point-y="0.6063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5.6587in" svg:y="2.839in" draw:caption-point-x="-0.2402in" draw:caption-point-y="0.6035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HieuHT</text:p>
          </table:table-cell>
          <table:table-cell table:style-name="ce76" table:formula="of:=SUM([.D16:.AH16])" office:value-type="float" office:value="0.5"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4.0157in" svg:y="3.0882in" draw:caption-point-x="-0.2402in" draw:caption-point-y="0.602in">
              <dc:date>2016-04-04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10.1791in" svg:y="3.0803in" draw:caption-point-x="-0.2402in" draw:caption-point-y="0.6098in">
              <dc:date>2016-03-17T00:00:00</dc:date>
              <text:p text:style-name="P1"><text:span text:style-name="T1">8h30 vào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HieuPT</text:p>
          </table:table-cell>
          <table:table-cell table:style-name="ce76" table:formula="of:=SUM([.D17:.AH17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10.6358in" svg:y="3.3291in" draw:caption-point-x="-0.2402in" draw:caption-point-y="0.6091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13.3756in" svg:y="3.3319in" draw:caption-point-x="-0.2402in" draw:caption-point-y="0.6063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HungPN</text:p>
          </table:table-cell>
          <table:table-cell table:style-name="ce76" table:formula="of:=SUM([.D18:.AH18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0059in" svg:y="3.5772in" draw:caption-point-x="-0.2402in" draw:caption-point-y="0.6087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KienPT</text:p>
          </table:table-cell>
          <table:table-cell table:style-name="ce76" table:formula="of:=SUM([.D19:.AH19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LuanNN</text:p>
          </table:table-cell>
          <table:table-cell table:style-name="ce76" table:formula="of:=SUM([.D20:.AH20])" office:value-type="float" office:value="3">
            <text:p>3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1" svg:width="1.1413in" svg:height="0.2634in" svg:x="6.8205in" svg:y="4.0685in" draw:caption-point-x="-0.2402in" draw:caption-point-y="0.6126in">
              <dc:date>2016-03-10T00:00:00</dc:date>
              <text:p text:style-name="P1"><text:span text:style-name="T1">Đi du lịch</text:span></text:p>
            </office:annotation>
            <text:p>1</text:p>
          </table:table-cell>
          <table:table-cell table:style-name="ce80" office:value-type="float" office:value="1">
            <office:annotation draw:style-name="gr7" draw:text-style-name="P1" svg:width="1.1413in" svg:height="0.2634in" svg:x="7.3094in" svg:y="4.0685in" draw:caption-point-x="-0.2402in" draw:caption-point-y="0.6126in">
              <dc:date>2016-03-10T00:00:00</dc:date>
              <text:p text:style-name="P1"><text:span text:style-name="T1">Đi du lịch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1" svg:width="1.1413in" svg:height="0.2634in" svg:x="8.7768in" svg:y="4.0705in" draw:caption-point-x="-0.2402in" draw:caption-point-y="0.6106in">
              <dc:date>2016-03-15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MaiNTT</text:p>
          </table:table-cell>
          <table:table-cell table:style-name="ce76" table:formula="of:=SUM([.D21:.AH21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7.3094in" svg:y="4.3165in" draw:caption-point-x="-0.2402in" draw:caption-point-y="0.6122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MinhTD</text:p>
          </table:table-cell>
          <table:table-cell table:style-name="ce76" table:formula="of:=SUM([.D22:.AH22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0059in" svg:y="4.5677in" draw:caption-point-x="-0.2402in" draw:caption-point-y="0.6087in">
              <dc:date>2016-03-21T00:00:00</dc:date>
              <text:p text:style-name="P1"><text:span text:style-name="T1">Bận việc riêng xin vào trễ 1h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NamTV</text:p>
          </table:table-cell>
          <table:table-cell table:style-name="ce76" table:formula="of:=SUM([.D23:.AH23])" office:value-type="float" office:value="0.5"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8.7768in" svg:y="4.8134in" draw:caption-point-x="-0.2402in" draw:caption-point-y="0.6106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4.815in" draw:caption-point-x="-0.2402in" draw:caption-point-y="0.6091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202in" svg:y="4.8193in" draw:caption-point-x="-0.2402in" draw:caption-point-y="0.6047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NhanNM</text:p>
          </table:table-cell>
          <table:table-cell table:style-name="ce76" table:formula="of:=SUM([.D24:.AH24])" office:value-type="float" office:value="3">
            <text:p>3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1" svg:width="1.1413in" svg:height="0.2634in" svg:x="5.3854in" svg:y="5.0575in" draw:caption-point-x="-0.2402in" draw:caption-point-y="0.6142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9.2661in" svg:y="5.0646in" draw:caption-point-x="-0.2402in" draw:caption-point-y="0.6071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4622in" svg:y="5.0638in" draw:caption-point-x="-0.2402in" draw:caption-point-y="0.6079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13.8323in" svg:y="5.065in" draw:caption-point-x="-0.2402in" draw:caption-point-y="0.6067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6.1154in" svg:y="5.0685in" draw:caption-point-x="-0.2402in" draw:caption-point-y="0.6031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PhuongTH</text:p>
          </table:table-cell>
          <table:table-cell table:style-name="ce76" table:formula="of:=SUM([.D25:.AH25])" office:value-type="float" office:value="1"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1" svg:width="1.1413in" svg:height="0.2634in" svg:x="15.202in" svg:y="5.3146in" draw:caption-point-x="-0.2402in" draw:caption-point-y="0.6047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SonPX</text:p>
          </table:table-cell>
          <table:table-cell table:style-name="ce76" table:formula="of:=SUM([.D26:.AH26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0059in" svg:y="5.5587in" draw:caption-point-x="-0.2402in" draw:caption-point-y="0.6087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TienND</text:p>
          </table:table-cell>
          <table:table-cell table:style-name="ce76" table:formula="of:=SUM([.D27:.AH27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ThachBK</text:p>
          </table:table-cell>
          <table:table-cell table:style-name="ce76" table:formula="of:=SUM([.D28:.AH28])" office:value-type="float" office:value="10">
            <text:p>1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6.0472in" draw:caption-point-x="-0.2402in" draw:caption-point-y="0.6154in">
              <dc:date>2016-03-03T00:00:00</dc:date>
              <text:p text:style-name="P1"><text:span text:style-name="T1">Đưa con đi chích ngừa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12.0059in" svg:y="6.0543in" draw:caption-point-x="-0.2402in" draw:caption-point-y="0.608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12.4622in" svg:y="6.0543in" draw:caption-point-x="-0.2402in" draw:caption-point-y="0.608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12.9189in" svg:y="6.0543in" draw:caption-point-x="-0.2402in" draw:caption-point-y="0.608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13.3756in" svg:y="6.0543in" draw:caption-point-x="-0.2402in" draw:caption-point-y="0.608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13.8323in" svg:y="6.0543in" draw:caption-point-x="-0.2402in" draw:caption-point-y="0.608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15.202in" svg:y="6.0543in" draw:caption-point-x="-0.2402in" draw:caption-point-y="0.608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15.6587in" svg:y="6.0543in" draw:caption-point-x="-0.2402in" draw:caption-point-y="0.608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16.1154in" svg:y="6.0543in" draw:caption-point-x="-0.2402in" draw:caption-point-y="0.608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16.572in" svg:y="6.0543in" draw:caption-point-x="-0.2402in" draw:caption-point-y="0.608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4" office:value-type="string">
            <text:p>ThaoDTH</text:p>
          </table:table-cell>
          <table:table-cell table:style-name="ce76" table:formula="of:=SUM([.D29:.AH29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6.298in" draw:caption-point-x="-0.2402in" draw:caption-point-y="0.6122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4" office:value-type="string">
            <text:p>ThamDT</text:p>
          </table:table-cell>
          <table:table-cell table:style-name="ce76" table:formula="of:=SUM([.D30:.AH30])" office:value-type="float" office:value="2">
            <text:p>2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3854in" svg:y="6.5441in" draw:caption-point-x="-0.2402in" draw:caption-point-y="0.6138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1" svg:width="1.1413in" svg:height="0.2634in" svg:x="9.7228in" svg:y="6.548in" draw:caption-point-x="-0.2402in" draw:caption-point-y="0.6098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1" svg:width="1.1413in" svg:height="0.2634in" svg:x="10.6358in" svg:y="6.5492in" draw:caption-point-x="-0.2402in" draw:caption-point-y="0.6087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4" office:value-type="string">
            <text:p>ThinhT</text:p>
          </table:table-cell>
          <table:table-cell table:style-name="ce76" table:formula="of:=SUM([.D31:.AH31])" office:value-type="float" office:value="1.5">
            <text:p>1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1" svg:width="1.1413in" svg:height="0.2634in" svg:x="7.3094in" svg:y="6.7933in" draw:caption-point-x="-0.2402in" draw:caption-point-y="0.6122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572in" svg:y="6.8035in" draw:caption-point-x="-0.2402in" draw:caption-point-y="0.602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4" office:value-type="string">
            <text:p>ThongDN</text:p>
          </table:table-cell>
          <table:table-cell table:style-name="ce76" table:formula="of:=SUM([.D32:.AH32])" office:value-type="float" office:value="1"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7.0441in" draw:caption-point-x="-0.2402in" draw:caption-point-y="0.6091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1" svg:width="1.1413in" svg:height="0.2634in" svg:x="13.8323in" svg:y="7.0465in" draw:caption-point-x="-0.2402in" draw:caption-point-y="0.6067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ThuyLTT</text:p>
          </table:table-cell>
          <table:table-cell table:style-name="ce76" table:formula="of:=SUM([.D33:.AH33])" office:value-type="float" office:value="2">
            <text:p>2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3.5591in" svg:y="7.2854in" draw:caption-point-x="-0.2402in" draw:caption-point-y="0.6154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6.3311in" svg:y="7.2882in" draw:caption-point-x="-0.2402in" draw:caption-point-y="0.6126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7.3094in" svg:y="7.2894in" draw:caption-point-x="-0.2402in" draw:caption-point-y="0.6114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7.2917in" draw:caption-point-x="-0.2402in" draw:caption-point-y="0.6091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3756in" svg:y="7.2945in" draw:caption-point-x="-0.2402in" draw:caption-point-y="0.6063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4" office:value-type="string">
            <text:p>ToiDB</text:p>
          </table:table-cell>
          <table:table-cell table:style-name="ce76" table:formula="of:=SUM([.D34:.AH34])" office:value-type="float" office:value="1"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7" draw:text-style-name="P1" svg:width="1.1413in" svg:height="0.2634in" svg:x="5.3854in" svg:y="7.5346in" draw:caption-point-x="-0.2402in" draw:caption-point-y="0.6138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9.2661in" svg:y="7.5378in" draw:caption-point-x="-0.2402in" draw:caption-point-y="0.6106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16.572in" svg:y="7.5457in" draw:caption-point-x="-0.2402in" draw:caption-point-y="0.6028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4" office:value-type="string">
            <text:p>TruyenLVC</text:p>
          </table:table-cell>
          <table:table-cell table:style-name="ce76" table:formula="of:=SUM([.D35:.AH35])" office:value-type="float" office:value="1">
            <text:p>1</text:p>
          </table:table-cell>
          <table:table-cell table:style-name="ce80" office:value-type="float" office:value="1">
            <office:annotation draw:style-name="gr7" draw:text-style-name="P1" svg:width="1.1413in" svg:height="0.2634in" svg:x="2.6457in" svg:y="7.7799in" draw:caption-point-x="-0.2402in" draw:caption-point-y="0.6165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2634in" svg:x="16.572in" svg:y="7.7937in" draw:caption-point-x="-0.2402in" draw:caption-point-y="0.6028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4" office:value-type="string">
            <text:p>TuanND</text:p>
          </table:table-cell>
          <table:table-cell table:style-name="ce76" table:formula="of:=SUM([.D36:.AH36])" office:value-type="float" office:value="1"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0.6358in" svg:y="8.0343in" draw:caption-point-x="-0.2402in" draw:caption-point-y="0.6098in">
              <dc:date>2016-03-15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4" office:value-type="string">
            <text:p>VietBA</text:p>
          </table:table-cell>
          <table:table-cell table:style-name="ce76" table:formula="of:=SUM([.D37:.AH37])" office:value-type="float" office:value="0"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8.289in" draw:caption-point-x="-0.2402in" draw:caption-point-y="0.6028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35">
            <text:p>35</text:p>
          </table:table-cell>
          <table:table-cell table:style-name="ce34" office:value-type="string">
            <text:p>VinhP</text:p>
          </table:table-cell>
          <table:table-cell table:style-name="ce76" table:formula="of:=SUM([.D38:.AH38])" office:value-type="float" office:value="0.5"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3.3756in" svg:y="8.5339in" draw:caption-point-x="-0.2402in" draw:caption-point-y="0.6055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6">
          <table:table-cell table:style-name="ce32" office:value-type="float" office:value="36">
            <text:p>36</text:p>
          </table:table-cell>
          <table:table-cell table:style-name="ce34" office:value-type="string">
            <text:p>VuNA</text:p>
          </table:table-cell>
          <table:table-cell table:style-name="ce76" table:formula="of:=SUM([.D39:.AH39])" office:value-type="float" office:value="1"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15.202in" svg:y="8.7823in" draw:caption-point-x="-0.2402in" draw:caption-point-y="0.6047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33" table:number-columns-repeated="951"/>
        </table:table-row>
        <table:table-row table:style-name="ro2" table:number-rows-repeated="5">
          <table:table-cell table:style-name="ce33" table:number-columns-repeated="3"/>
          <table:table-cell table:style-name="ce81" table:number-columns-repeated="31"/>
          <table:table-cell table:style-name="ce33" table:number-columns-repeated="951"/>
        </table:table-row>
        <table:table-row table:style-name="ro2">
          <table:table-cell table:style-name="ce33" table:number-columns-repeated="3"/>
          <table:table-cell table:style-name="ce81" table:number-columns-repeated="4"/>
          <table:table-cell table:style-name="ce83"/>
          <table:table-cell table:style-name="ce81" table:number-columns-repeated="26"/>
          <table:table-cell table:style-name="ce33" table:number-columns-repeated="951"/>
        </table:table-row>
        <table:table-row table:style-name="ro2" table:number-rows-repeated="4">
          <table:table-cell table:style-name="ce33" table:number-columns-repeated="3"/>
          <table:table-cell table:style-name="ce81" table:number-columns-repeated="31"/>
          <table:table-cell table:style-name="ce33" table:number-columns-repeated="951"/>
        </table:table-row>
        <table:table-row table:style-name="ro2">
          <table:table-cell table:style-name="ce33" table:number-columns-repeated="3"/>
          <table:table-cell table:style-name="ce81" table:number-columns-repeated="4"/>
          <table:table-cell table:style-name="ce84" table:number-columns-repeated="7"/>
          <table:table-cell table:style-name="ce81" table:number-columns-repeated="20"/>
          <table:table-cell table:style-name="ce33" table:number-columns-repeated="951"/>
        </table:table-row>
        <table:table-row table:style-name="ro2" table:number-rows-repeated="65393">
          <table:table-cell table:style-name="ce33" table:number-columns-repeated="3"/>
          <table:table-cell table:style-name="ce81" table:number-columns-repeated="31"/>
          <table:table-cell table:style-name="ce33" table:number-columns-repeated="951"/>
        </table:table-row>
        <table:table-row table:style-name="ro2" table:number-rows-repeated="983132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5"/>
        <table:table-column table:style-name="co22" table:number-columns-repeated="7" table:default-cell-style-name="ce95"/>
        <table:table-column table:style-name="co21" table:number-columns-repeated="15" table:default-cell-style-name="ce95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90" table:number-columns-repeated="8"/>
          <table:table-cell table:style-name="ce98" office:value-type="string" table:number-columns-spanned="2" table:number-rows-spanned="1">
            <text:p>Month</text:p>
          </table:table-cell>
          <table:covered-table-cell table:style-name="ce99"/>
          <table:table-cell table:style-name="ce100" table:content-validation-name="val1" office:value-type="float" office:value="4" table:number-columns-spanned="2" table:number-rows-spanned="1">
            <text:p>4</text:p>
          </table:table-cell>
          <table:covered-table-cell table:style-name="ce99"/>
          <table:table-cell table:style-name="ce98" office:value-type="string" table:number-columns-spanned="2" table:number-rows-spanned="1">
            <text:p>Year</text:p>
          </table:table-cell>
          <table:covered-table-cell table:style-name="ce99"/>
          <table:table-cell table:style-name="ce98" office:value-type="float" office:value="2016" table:number-columns-spanned="2" table:number-rows-spanned="1">
            <text:p>2016</text:p>
          </table:table-cell>
          <table:covered-table-cell table:style-name="ce101"/>
          <table:table-cell table:style-name="ce90" table:number-columns-repeated="14"/>
          <table:table-cell table:style-name="ce62" table:number-columns-repeated="952"/>
        </table:table-row>
        <table:table-row table:style-name="ro2">
          <table:table-cell table:style-name="ce46" table:number-columns-repeated="3"/>
          <table:table-cell table:style-name="ce91" table:formula="of:=DATE([.$R$1];[.N1];1)" office:value-type="date" office:date-value="2016-04-01">
            <text:p>01</text:p>
          </table:table-cell>
          <table:table-cell table:style-name="ce91" table:formula="of:=[.D2]+1" office:value-type="date" office:date-value="2016-04-02">
            <text:p>02</text:p>
          </table:table-cell>
          <table:table-cell table:style-name="ce91" table:formula="of:=[.E2]+1" office:value-type="date" office:date-value="2016-04-03">
            <text:p>03</text:p>
          </table:table-cell>
          <table:table-cell table:style-name="ce91" table:formula="of:=[.F2]+1" office:value-type="date" office:date-value="2016-04-04">
            <text:p>04</text:p>
          </table:table-cell>
          <table:table-cell table:style-name="ce91" table:formula="of:=[.G2]+1" office:value-type="date" office:date-value="2016-04-05">
            <text:p>05</text:p>
          </table:table-cell>
          <table:table-cell table:style-name="ce91" table:formula="of:=[.H2]+1" office:value-type="date" office:date-value="2016-04-06">
            <text:p>06</text:p>
          </table:table-cell>
          <table:table-cell table:style-name="ce91" table:formula="of:=[.I2]+1" office:value-type="date" office:date-value="2016-04-07">
            <text:p>07</text:p>
          </table:table-cell>
          <table:table-cell table:style-name="ce91" table:formula="of:=[.J2]+1" office:value-type="date" office:date-value="2016-04-08">
            <text:p>08</text:p>
          </table:table-cell>
          <table:table-cell table:style-name="ce91" table:formula="of:=[.K2]+1" office:value-type="date" office:date-value="2016-04-09">
            <text:p>09</text:p>
          </table:table-cell>
          <table:table-cell table:style-name="ce91" table:formula="of:=[.L2]+1" office:value-type="date" office:date-value="2016-04-10">
            <text:p>10</text:p>
          </table:table-cell>
          <table:table-cell table:style-name="ce91" table:formula="of:=[.M2]+1" office:value-type="date" office:date-value="2016-04-11">
            <text:p>11</text:p>
          </table:table-cell>
          <table:table-cell table:style-name="ce91" table:formula="of:=[.N2]+1" office:value-type="date" office:date-value="2016-04-12">
            <text:p>12</text:p>
          </table:table-cell>
          <table:table-cell table:style-name="ce91" table:formula="of:=[.O2]+1" office:value-type="date" office:date-value="2016-04-13">
            <text:p>13</text:p>
          </table:table-cell>
          <table:table-cell table:style-name="ce91" table:formula="of:=[.P2]+1" office:value-type="date" office:date-value="2016-04-14">
            <text:p>14</text:p>
          </table:table-cell>
          <table:table-cell table:style-name="ce91" table:formula="of:=[.Q2]+1" office:value-type="date" office:date-value="2016-04-15">
            <text:p>15</text:p>
          </table:table-cell>
          <table:table-cell table:style-name="ce91" table:formula="of:=[.R2]+1" office:value-type="date" office:date-value="2016-04-16">
            <text:p>16</text:p>
          </table:table-cell>
          <table:table-cell table:style-name="ce91" table:formula="of:=[.S2]+1" office:value-type="date" office:date-value="2016-04-17">
            <text:p>17</text:p>
          </table:table-cell>
          <table:table-cell table:style-name="ce91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1" table:formula="of:=[.U2]+1" office:value-type="date" office:date-value="2016-04-19">
            <text:p>19</text:p>
          </table:table-cell>
          <table:table-cell table:style-name="ce91" table:formula="of:=[.V2]+1" office:value-type="date" office:date-value="2016-04-20">
            <text:p>20</text:p>
          </table:table-cell>
          <table:table-cell table:style-name="ce91" table:formula="of:=[.W2]+1" office:value-type="date" office:date-value="2016-04-21">
            <text:p>21</text:p>
          </table:table-cell>
          <table:table-cell table:style-name="ce91" table:formula="of:=[.X2]+1" office:value-type="date" office:date-value="2016-04-22">
            <text:p>22</text:p>
          </table:table-cell>
          <table:table-cell table:style-name="ce91" table:formula="of:=[.Y2]+1" office:value-type="date" office:date-value="2016-04-23">
            <text:p>23</text:p>
          </table:table-cell>
          <table:table-cell table:style-name="ce91" table:formula="of:=[.Z2]+1" office:value-type="date" office:date-value="2016-04-24">
            <text:p>24</text:p>
          </table:table-cell>
          <table:table-cell table:style-name="ce91" table:formula="of:=[.AA2]+1" office:value-type="date" office:date-value="2016-04-25">
            <text:p>25</text:p>
          </table:table-cell>
          <table:table-cell table:style-name="ce91" table:formula="of:=[.AB2]+1" office:value-type="date" office:date-value="2016-04-26">
            <text:p>26</text:p>
          </table:table-cell>
          <table:table-cell table:style-name="ce91" table:formula="of:=[.AC2]+1" office:value-type="date" office:date-value="2016-04-27">
            <text:p>27</text:p>
          </table:table-cell>
          <table:table-cell table:style-name="ce91" table:formula="of:=[.AD2]+1" office:value-type="date" office:date-value="2016-04-28">
            <text:p>28</text:p>
          </table:table-cell>
          <table:table-cell table:style-name="ce91" table:formula="of:=[.AE2]+1" office:value-type="date" office:date-value="2016-04-29">
            <text:p>29</text:p>
          </table:table-cell>
          <table:table-cell table:style-name="ce91" table:formula="of:=[.AF2]+1" office:value-type="date" office:date-value="2016-04-30">
            <text:p>30</text:p>
          </table:table-cell>
          <table:table-cell table:style-name="ce62" table:number-columns-repeated="952"/>
        </table:table-row>
        <table:table-row table:style-name="ro6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92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2" table:number-columns-repeated="952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hTTH</text:p>
          </table:table-cell>
          <table:table-cell table:style-name="ce89" table:formula="of:=SUM([.D4:.AG4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7" draw:text-style-name="P1" svg:width="1.1413in" svg:height="0.2634in" svg:x="4.0157in" svg:y="0.1055in" draw:caption-point-x="-0.2402in" draw:caption-point-y="0.6126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13.8323in" svg:y="0.1157in" draw:caption-point-x="-0.2402in" draw:caption-point-y="0.6024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4.7457in" svg:y="0.1169in" draw:caption-point-x="-0.2402in" draw:caption-point-y="0.6012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89" table:formula="of:=SUM([.D5:.AG5])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1" svg:width="1.1413in" svg:height="0.3902in" svg:x="7.3094in" svg:y="0.3567in" draw:caption-point-x="-0.2402in" draw:caption-point-y="0.6091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8.2878in" svg:y="0.3587in" draw:caption-point-x="-0.2402in" draw:caption-point-y="0.6071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8.7768in" svg:y="0.3567in" draw:caption-point-x="-0.2402in" draw:caption-point-y="0.6091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13.8323in" svg:y="0.4209in" draw:caption-point-x="-0.2402in" draw:caption-point-y="0.5449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ChanNTT</text:p>
          </table:table-cell>
          <table:table-cell table:style-name="ce89" table:formula="of:=SUM([.D6:.AG6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CuongNH</text:p>
          </table:table-cell>
          <table:table-cell table:style-name="ce89" table:formula="of:=SUM([.D7:.AG7])" office:value-type="float" office:value="0.5">
            <text:p>0.5</text:p>
          </table:table-cell>
          <table:table-cell table:style-name="ce93" office:value-type="float" office:value="0">
            <office:annotation draw:style-name="gr4" draw:text-style-name="P1" svg:width="1.1413in" svg:height="0.3902in" svg:x="2.6457in" svg:y="0.848in" draw:caption-point-x="-0.2402in" draw:caption-point-y="0.613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7" draw:text-style-name="P1" svg:width="1.1413in" svg:height="0.2634in" svg:x="4.0157in" svg:y="0.8484in" draw:caption-point-x="-0.2402in" draw:caption-point-y="0.6126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3" draw:text-style-name="P1" svg:width="1.1413in" svg:height="0.7012in" svg:x="12.4622in" svg:y="0.8583in" draw:caption-point-x="-0.2402in" draw:caption-point-y="0.6028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4.289in" svg:y="0.8591in" draw:caption-point-x="-0.2402in" draw:caption-point-y="0.602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DuongDN</text:p>
          </table:table-cell>
          <table:table-cell table:style-name="ce89" table:formula="of:=SUM([.D8:.AG8])" office:value-type="float" office:value="1.5">
            <text:p>1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7" draw:text-style-name="P1" svg:width="1.1413in" svg:height="0.2634in" svg:x="4.0157in" svg:y="1.0961in" draw:caption-point-x="-0.2402in" draw:caption-point-y="0.6126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4.9287in" svg:y="1.0972in" draw:caption-point-x="-0.2402in" draw:caption-point-y="0.6114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8.2878in" svg:y="1.0972in" draw:caption-point-x="-0.2402in" draw:caption-point-y="0.6114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7" draw:text-style-name="P1" svg:width="1.1413in" svg:height="0.2634in" svg:x="12.0059in" svg:y="1.1055in" draw:caption-point-x="-0.2402in" draw:caption-point-y="0.6031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14.7457in" svg:y="1.0972in" draw:caption-point-x="-0.2402in" draw:caption-point-y="0.6114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15.6587in" svg:y="1.1087in" draw:caption-point-x="-0.2402in" draw:caption-point-y="0.6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DuyNM</text:p>
          </table:table-cell>
          <table:table-cell table:style-name="ce89" table:formula="of:=SUM([.D9:.AG9])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2" draw:text-style-name="P1" svg:width="1.1413in" svg:height="0.5457in" svg:x="4.0157in" svg:y="1.3441in" draw:caption-point-x="-0.2402in" draw:caption-point-y="0.6126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7" draw:text-style-name="P1" svg:width="1.1413in" svg:height="0.2634in" svg:x="7.7988in" svg:y="1.3484in" draw:caption-point-x="-0.2402in" draw:caption-point-y="0.6083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93" office:value-type="float" office:value="0.5">
            <office:annotation draw:style-name="gr2" draw:text-style-name="P1" svg:width="1.1413in" svg:height="0.5457in" svg:x="8.2878in" svg:y="1.3441in" draw:caption-point-x="-0.2402in" draw:caption-point-y="0.6126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1.5492in" svg:y="1.3531in" draw:caption-point-x="-0.2402in" draw:caption-point-y="0.6035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DuyenLT</text:p>
          </table:table-cell>
          <table:table-cell table:style-name="ce89" table:formula="of:=SUM([.D10:.AG10])" office:value-type="float" office:value="0.5"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4.9287in" svg:y="1.5929in" draw:caption-point-x="-0.2402in" draw:caption-point-y="0.6114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2.4622in" svg:y="1.602in" draw:caption-point-x="-0.2402in" draw:caption-point-y="0.6024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GiauNV</text:p>
          </table:table-cell>
          <table:table-cell table:style-name="ce89" table:formula="of:=SUM([.D11:.AG11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aTH</text:p>
          </table:table-cell>
          <table:table-cell table:style-name="ce89" table:formula="of:=SUM([.D12:.AG12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7" draw:text-style-name="P1" svg:width="1.1413in" svg:height="0.2634in" svg:x="4.0157in" svg:y="2.087in" draw:caption-point-x="-0.2402in" draw:caption-point-y="0.6126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7.3094in" svg:y="2.0913in" draw:caption-point-x="-0.2402in" draw:caption-point-y="0.6083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7.7988in" svg:y="2.0913in" draw:caption-point-x="-0.2402in" draw:caption-point-y="0.6083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13.8323in" svg:y="2.0972in" draw:caption-point-x="-0.2402in" draw:caption-point-y="0.6024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aiNM</text:p>
          </table:table-cell>
          <table:table-cell table:style-name="ce89" table:formula="of:=SUM([.D13:.AG13])" office:value-type="float" office:value="0.5"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1" svg:width="1.1413in" svg:height="0.5457in" svg:x="5.3854in" svg:y="2.3421in" draw:caption-point-x="-0.2402in" draw:caption-point-y="0.6051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HienNV</text:p>
          </table:table-cell>
          <table:table-cell table:style-name="ce89" table:formula="of:=SUM([.D14:.AG14])" office:value-type="float" office:value="2">
            <text:p>2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style-name="ce93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HiepNH</text:p>
          </table:table-cell>
          <table:table-cell table:style-name="ce89" table:formula="of:=SUM([.D15:.AG15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HieuHT</text:p>
          </table:table-cell>
          <table:table-cell table:style-name="ce89" table:formula="of:=SUM([.D16:.AG16])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style-name="ce93" office:value-type="float" office:value="1">
            <office:annotation draw:style-name="gr7" draw:text-style-name="P1" svg:width="1.1413in" svg:height="0.2634in" svg:x="11.0925in" svg:y="3.0846in" draw:caption-point-x="-0.2402in" draw:caption-point-y="0.6055in">
              <dc:date>2016-04-1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4.7457in" svg:y="3.089in" draw:caption-point-x="-0.2402in" draw:caption-point-y="0.6012in">
              <dc:date>2016-04-27T00:00:00</dc:date>
              <text:p text:style-name="P1"><text:span text:style-name="T1">Bận việc riêng, xin vào trễ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HieuPT</text:p>
          </table:table-cell>
          <table:table-cell table:style-name="ce89" table:formula="of:=SUM([.D17:.AG17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7.3094in" svg:y="3.3291in" draw:caption-point-x="-0.2402in" draw:caption-point-y="0.6091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3"/>
          <table:table-cell table:style-name="ce93" office:value-type="float" office:value="0">
            <office:annotation draw:style-name="gr7" draw:text-style-name="P1" svg:width="1.1413in" svg:height="0.2634in" svg:x="11.0925in" svg:y="3.3343in" draw:caption-point-x="-0.2402in" draw:caption-point-y="0.6039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2.0059in" svg:y="3.335in" draw:caption-point-x="-0.2402in" draw:caption-point-y="0.6031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7" draw:text-style-name="P1" svg:width="1.1413in" svg:height="0.2634in" svg:x="13.8323in" svg:y="3.3362in" draw:caption-point-x="-0.2402in" draw:caption-point-y="0.602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4.7457in" svg:y="3.337in" draw:caption-point-x="-0.2402in" draw:caption-point-y="0.6012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HungPN</text:p>
          </table:table-cell>
          <table:table-cell table:style-name="ce89" table:formula="of:=SUM([.D18:.AG18])" office:value-type="float" office:value="0.5"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0059in" svg:y="3.5827in" draw:caption-point-x="-0.2402in" draw:caption-point-y="0.603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1" svg:width="1.1413in" svg:height="0.5457in" svg:x="15.6587in" svg:y="3.5866in" draw:caption-point-x="-0.2402in" draw:caption-point-y="0.5992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KienPT</text:p>
          </table:table-cell>
          <table:table-cell table:style-name="ce89" table:formula="of:=SUM([.D19:.AG19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LuanNN</text:p>
          </table:table-cell>
          <table:table-cell table:style-name="ce89" table:formula="of:=SUM([.D20:.AG20])" office:value-type="float" office:value="1.5">
            <text:p>1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7" draw:text-style-name="P1" svg:width="1.1413in" svg:height="0.2634in" svg:x="7.3094in" svg:y="4.072in" draw:caption-point-x="-0.2402in" draw:caption-point-y="0.6091in">
              <dc:date>2016-04-11T00:00:00</dc:date>
              <text:p text:style-name="P1"><text:span text:style-name="T1">Bị tai nạn </text:span></text:p>
            </office:annotation>
            <text:p>1</text:p>
          </table:table-cell>
          <table:table-cell table:style-name="ce93" office:value-type="float" office:value="0">
            <office:annotation draw:style-name="gr4" draw:text-style-name="P1" svg:width="1.1413in" svg:height="0.3902in" svg:x="7.7988in" svg:y="4.0728in" draw:caption-point-x="-0.2402in" draw:caption-point-y="0.6083in">
              <dc:date>2016-04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15.6587in" svg:y="4.0815in" draw:caption-point-x="-0.2402in" draw:caption-point-y="0.5996in">
              <dc:date>2016-05-04T00:00:00</dc:date>
              <text:p text:style-name="P1"><text:span text:style-name="T1">Nghỉ buổi chiều đi khám bệnh</text:span></text:p>
            </office:annotation>
            <text:p>0.5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MaiNTT</text:p>
          </table:table-cell>
          <table:table-cell table:style-name="ce89" table:formula="of:=SUM([.D21:.AG21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1.5492in" svg:y="4.3252in" draw:caption-point-x="-0.2402in" draw:caption-point-y="0.6035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MinhTD</text:p>
          </table:table-cell>
          <table:table-cell table:style-name="ce89" table:formula="of:=SUM([.D22:.AG22])" office:value-type="float" office:value="4">
            <text:p>4</text:p>
          </table:table-cell>
          <table:table-cell table:style-name="ce93" office:value-type="float" office:value="0">
            <office:annotation draw:style-name="gr2" draw:text-style-name="P1" svg:width="1.1413in" svg:height="0.5457in" svg:x="2.6457in" svg:y="4.5634in" draw:caption-point-x="-0.2402in" draw:caption-point-y="0.613in">
              <dc:date>2016-04-01T00:00:00</dc:date>
              <text:p text:style-name="P1"><text:span text:style-name="T1">Qua cty cũ lấy giấy xác nhận thuế thu nhập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7" draw:text-style-name="P1" svg:width="1.1413in" svg:height="0.2634in" svg:x="4.0157in" svg:y="4.5638in" draw:caption-point-x="-0.2402in" draw:caption-point-y="0.6126in">
              <dc:date>2016-04-04T00:00:00</dc:date>
              <text:p text:style-name="P1"><text:span text:style-name="T1">Bị đau bụng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2" draw:text-style-name="P1" svg:width="1.1413in" svg:height="0.5457in" svg:x="7.3094in" svg:y="4.5681in" draw:caption-point-x="-0.2402in" draw:caption-point-y="0.6083in">
              <dc:date>2016-04-11T00:00:00</dc:date>
              <text:p text:style-name="P1"><text:span text:style-name="T1">Đi làm giấy tạm trú, nghỉ buổi chiều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9.2661in" svg:y="4.5701in" draw:caption-point-x="-0.2402in" draw:caption-point-y="0.6063in">
              <dc:date>2016-04-13T00:00:00</dc:date>
              <text:p text:style-name="P1"><text:span text:style-name="T1">Nghỉ buổi chiều làm thủ tục thuế</text:span></text:p>
            </office:annotation>
            <text:p>0.5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7" draw:text-style-name="P1" svg:width="1.1413in" svg:height="0.2634in" svg:x="15.202in" svg:y="4.5756in" draw:caption-point-x="-0.2402in" draw:caption-point-y="0.6008in">
              <dc:date>2016-04-28T00:00:00</dc:date>
              <text:p text:style-name="P1"><text:span text:style-name="T1">Bị ốm</text:span></text:p>
            </office:annotation>
            <text:p>1</text:p>
          </table:table-cell>
          <table:table-cell table:style-name="ce93" office:value-type="float" office:value="1">
            <office:annotation draw:style-name="gr7" draw:text-style-name="P1" svg:width="1.1413in" svg:height="0.2634in" svg:x="15.6587in" svg:y="4.5764in" draw:caption-point-x="-0.2402in" draw:caption-point-y="0.6in">
              <dc:date>2016-04-29T00:00:00</dc:date>
              <text:p text:style-name="P1"><text:span text:style-name="T1">Đi khám bệnh</text:span></text:p>
            </office:annotation>
            <text:p>1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NamTV</text:p>
          </table:table-cell>
          <table:table-cell table:style-name="ce89" table:formula="of:=SUM([.D23:.AG23])" office:value-type="float" office:value="0.5"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1" svg:width="1.1413in" svg:height="0.5457in" svg:x="5.8421in" svg:y="4.8142in" draw:caption-point-x="-0.2402in" draw:caption-point-y="0.6098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NhanNM</text:p>
          </table:table-cell>
          <table:table-cell table:style-name="ce89" table:formula="of:=SUM([.D24:.AG24])" office:value-type="float" office:value="0.5"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1" svg:width="1.1413in" svg:height="0.5457in" svg:x="7.7988in" svg:y="5.0642in" draw:caption-point-x="-0.2402in" draw:caption-point-y="0.6075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1.5492in" svg:y="5.0681in" draw:caption-point-x="-0.2402in" draw:caption-point-y="0.6035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PhuongTH</text:p>
          </table:table-cell>
          <table:table-cell table:style-name="ce89" table:formula="of:=SUM([.D25:.AG25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0059in" svg:y="5.3161in" draw:caption-point-x="-0.2402in" draw:caption-point-y="0.603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SonPX</text:p>
          </table:table-cell>
          <table:table-cell table:style-name="ce89" table:formula="of:=SUM([.D26:.AG26])" office:value-type="float" office:value="4">
            <text:p>4</text:p>
          </table:table-cell>
          <table:table-cell table:style-name="ce93" office:value-type="float" office:value="1">
            <office:annotation draw:style-name="gr7" draw:text-style-name="P1" svg:width="1.1413in" svg:height="0.2634in" svg:x="2.6457in" svg:y="5.5543in" draw:caption-point-x="-0.2402in" draw:caption-point-y="0.613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7" draw:text-style-name="P1" svg:width="1.1413in" svg:height="0.2634in" svg:x="4.0157in" svg:y="5.5551in" draw:caption-point-x="-0.2402in" draw:caption-point-y="0.6122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93" office:value-type="float" office:value="1">
            <office:annotation draw:style-name="gr7" draw:text-style-name="P1" svg:width="1.1413in" svg:height="0.2634in" svg:x="4.472in" svg:y="5.5551in" draw:caption-point-x="-0.2402in" draw:caption-point-y="0.6122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93" office:value-type="float" office:value="1">
            <office:annotation draw:style-name="gr7" draw:text-style-name="P1" svg:width="1.1413in" svg:height="0.2634in" svg:x="4.9287in" svg:y="5.5551in" draw:caption-point-x="-0.2402in" draw:caption-point-y="0.6122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TienND</text:p>
          </table:table-cell>
          <table:table-cell table:style-name="ce89" table:formula="of:=SUM([.D27:.AG27])" office:value-type="float" office:value="2.5">
            <text:p>2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7" draw:text-style-name="P1" svg:width="1.1413in" svg:height="0.2634in" svg:x="4.9287in" svg:y="5.8035in" draw:caption-point-x="-0.2402in" draw:caption-point-y="0.6114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93" office:value-type="float" office:value="1">
            <office:annotation draw:style-name="gr7" draw:text-style-name="P1" svg:width="1.1413in" svg:height="0.2634in" svg:x="5.3854in" svg:y="5.8031in" draw:caption-point-x="-0.2402in" draw:caption-point-y="0.6118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93" office:value-type="float" office:value="1">
            <office:annotation draw:style-name="gr7" draw:text-style-name="P1" svg:width="1.1413in" svg:height="0.2634in" svg:x="5.8421in" svg:y="5.8031in" draw:caption-point-x="-0.2402in" draw:caption-point-y="0.6118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ThachBK</text:p>
          </table:table-cell>
          <table:table-cell table:style-name="ce89" table:formula="of:=SUM([.D28:.AG28])" office:value-type="float" office:value="1">
            <text:p>1</text:p>
          </table:table-cell>
          <table:table-cell table:style-name="ce93" office:value-type="float" office:value="1">
            <office:annotation draw:style-name="gr4" draw:text-style-name="P1" svg:width="1.1413in" svg:height="0.3902in" svg:x="2.6457in" svg:y="6.0437in" draw:caption-point-x="-0.2402in" draw:caption-point-y="0.6189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4" office:value-type="string">
            <text:p>ThaoDTH</text:p>
          </table:table-cell>
          <table:table-cell table:style-name="ce89" table:formula="of:=SUM([.D29:.AG29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7.7988in" svg:y="6.302in" draw:caption-point-x="-0.2402in" draw:caption-point-y="0.6083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9.2661in" svg:y="6.302in" draw:caption-point-x="-0.2402in" draw:caption-point-y="0.6083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4" office:value-type="string">
            <text:p>ThamDT</text:p>
          </table:table-cell>
          <table:table-cell table:style-name="ce89" table:formula="of:=SUM([.D30:.AG30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4.472in" svg:y="6.5461in" draw:caption-point-x="-0.2402in" draw:caption-point-y="0.6118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4" office:value-type="string">
            <text:p>ThinhT</text:p>
          </table:table-cell>
          <table:table-cell table:style-name="ce89" table:formula="of:=SUM([.D31:.AG31])" office:value-type="float" office:value="2">
            <text:p>2</text:p>
          </table:table-cell>
          <table:table-cell table:style-name="ce93" office:value-type="float" office:value="1">
            <office:annotation draw:style-name="gr7" draw:text-style-name="P1" svg:width="1.1413in" svg:height="0.2634in" svg:x="2.6457in" svg:y="6.7925in" draw:caption-point-x="-0.2402in" draw:caption-point-y="0.613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5.8421in" svg:y="6.7965in" draw:caption-point-x="-0.2402in" draw:caption-point-y="0.6091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14.289in" svg:y="6.8035in" draw:caption-point-x="-0.2402in" draw:caption-point-y="0.602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4" office:value-type="string">
            <text:p>ThongDN</text:p>
          </table:table-cell>
          <table:table-cell table:style-name="ce89" table:formula="of:=SUM([.D32:.AG32])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7" draw:text-style-name="P1" svg:width="1.1413in" svg:height="0.2634in" svg:x="4.0157in" svg:y="7.0406in" draw:caption-point-x="-0.2402in" draw:caption-point-y="0.6126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7" draw:text-style-name="P1" svg:width="1.1413in" svg:height="0.2634in" svg:x="7.7988in" svg:y="7.0449in" draw:caption-point-x="-0.2402in" draw:caption-point-y="0.6083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93" office:value-type="float" office:value="0">
            <office:annotation draw:style-name="gr4" draw:text-style-name="P1" svg:width="1.1413in" svg:height="0.3902in" svg:x="8.2878in" svg:y="7.0461in" draw:caption-point-x="-0.2402in" draw:caption-point-y="0.6071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8.7768in" svg:y="7.0449in" draw:caption-point-x="-0.2402in" draw:caption-point-y="0.6083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9.2661in" svg:y="7.0449in" draw:caption-point-x="-0.2402in" draw:caption-point-y="0.6083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93" table:number-columns-repeated="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7" draw:text-style-name="P1" svg:width="1.1413in" svg:height="0.2634in" svg:x="12.0059in" svg:y="7.05in" draw:caption-point-x="-0.2402in" draw:caption-point-y="0.6031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4.7457in" svg:y="7.052in" draw:caption-point-x="-0.2402in" draw:caption-point-y="0.6012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ThuyLTT</text:p>
          </table:table-cell>
          <table:table-cell table:style-name="ce89" table:formula="of:=SUM([.D33:.AG33])" office:value-type="float" office:value="1">
            <text:p>1</text:p>
          </table:table-cell>
          <table:table-cell table:style-name="ce93" office:value-type="float" office:value="0.5">
            <office:annotation draw:style-name="gr7" draw:text-style-name="P1" svg:width="1.1413in" svg:height="0.2634in" svg:x="2.6457in" svg:y="7.2878in" draw:caption-point-x="-0.2402in" draw:caption-point-y="0.613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8.7768in" svg:y="7.2961in" draw:caption-point-x="-0.2402in" draw:caption-point-y="0.6047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3"/>
          <table:table-cell table:style-name="ce93" office:value-type="float" office:value="0">
            <office:annotation draw:style-name="gr4" draw:text-style-name="P1" svg:width="1.1413in" svg:height="0.3902in" svg:x="11.0925in" svg:y="7.2965in" draw:caption-point-x="-0.2402in" draw:caption-point-y="0.6043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13.8323in" svg:y="7.3559in" draw:caption-point-x="-0.2402in" draw:caption-point-y="0.5449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4" office:value-type="string">
            <text:p>ToiDB</text:p>
          </table:table-cell>
          <table:table-cell table:style-name="ce89" table:formula="of:=SUM([.D34:.AG34])" office:value-type="float" office:value="2.5">
            <text:p>2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7" draw:text-style-name="P1" svg:width="1.1413in" svg:height="0.2634in" svg:x="4.0157in" svg:y="7.5358in" draw:caption-point-x="-0.2402in" draw:caption-point-y="0.6126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1">
            <office:annotation draw:style-name="gr7" draw:text-style-name="P1" svg:width="1.1413in" svg:height="0.2634in" svg:x="9.2661in" svg:y="7.5406in" draw:caption-point-x="-0.2402in" draw:caption-point-y="0.6079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93" table:number-columns-repeated="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2.0059in" svg:y="7.5453in" draw:caption-point-x="-0.2402in" draw:caption-point-y="0.6031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13.8323in" svg:y="7.5461in" draw:caption-point-x="-0.2402in" draw:caption-point-y="0.6024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4.7457in" svg:y="7.5472in" draw:caption-point-x="-0.2402in" draw:caption-point-y="0.6012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4" office:value-type="string">
            <text:p>TruyenLVC</text:p>
          </table:table-cell>
          <table:table-cell table:style-name="ce89" table:formula="of:=SUM([.D35:.AG35])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7" draw:text-style-name="P1" svg:width="1.1413in" svg:height="0.2634in" svg:x="4.472in" svg:y="7.7843in" draw:caption-point-x="-0.2402in" draw:caption-point-y="0.6122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7.7988in" svg:y="7.7882in" draw:caption-point-x="-0.2402in" draw:caption-point-y="0.6083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4" office:value-type="string">
            <text:p>TuanND</text:p>
          </table:table-cell>
          <table:table-cell table:style-name="ce89" table:formula="of:=SUM([.D36:.AG36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4.9287in" svg:y="8.0331in" draw:caption-point-x="-0.2402in" draw:caption-point-y="0.611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5.3854in" svg:y="8.0331in" draw:caption-point-x="-0.2402in" draw:caption-point-y="0.611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8.2878in" svg:y="8.037in" draw:caption-point-x="-0.2402in" draw:caption-point-y="0.6071in">
              <dc:date>2016-04-13T00:00:00</dc:date>
              <text:p text:style-name="P1"><text:span text:style-name="T1">Đi trễ, `8h30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4.7457in" svg:y="8.0429in" draw:caption-point-x="-0.2402in" draw:caption-point-y="0.6012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4" office:value-type="string">
            <text:p>VietBA</text:p>
          </table:table-cell>
          <table:table-cell table:style-name="ce89" table:formula="of:=SUM([.D37:.AG37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0059in" svg:y="8.2886in" draw:caption-point-x="-0.2402in" draw:caption-point-y="0.603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35">
            <text:p>35</text:p>
          </table:table-cell>
          <table:table-cell table:style-name="ce34" office:value-type="string">
            <text:p>VinhP</text:p>
          </table:table-cell>
          <table:table-cell table:style-name="ce89" table:formula="of:=SUM([.D38:.AG38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33" table:number-columns-repeated="952"/>
        </table:table-row>
        <table:table-row table:style-name="ro6">
          <table:table-cell table:style-name="ce32" office:value-type="float" office:value="36">
            <text:p>36</text:p>
          </table:table-cell>
          <table:table-cell table:style-name="ce34" office:value-type="string">
            <text:p>VuNA</text:p>
          </table:table-cell>
          <table:table-cell table:style-name="ce89" table:formula="of:=SUM([.D39:.AG39])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3"/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1" svg:width="1.1413in" svg:height="0.3902in" svg:x="15.6587in" svg:y="8.7858in" draw:caption-point-x="-0.2402in" draw:caption-point-y="0.6012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93"/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94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94" table:number-columns-repeated="4"/>
          <table:table-cell table:style-name="ce96"/>
          <table:table-cell table:style-name="ce94" table:number-columns-repeated="25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94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94" table:number-columns-repeated="4"/>
          <table:table-cell table:style-name="ce97" table:number-columns-repeated="7"/>
          <table:table-cell table:style-name="ce94" table:number-columns-repeated="19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94" table:number-columns-repeated="30"/>
          <table:table-cell table:style-name="ce33" table:number-columns-repeated="952"/>
        </table:table-row>
        <table:table-row table:style-name="ro2" table:number-rows-repeated="983132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8"/>
        <table:table-column table:style-name="co22" table:number-columns-repeated="7" table:default-cell-style-name="ce108"/>
        <table:table-column table:style-name="co21" table:number-columns-repeated="16" table:default-cell-style-name="ce108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103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5" table:number-columns-spanned="2" table:number-rows-spanned="1">
            <text:p>5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6" table:number-columns-spanned="2" table:number-rows-spanned="1">
            <text:p>2016</text:p>
          </table:table-cell>
          <table:covered-table-cell table:style-name="ce114"/>
          <table:table-cell table:style-name="ce103" table:number-columns-repeated="15"/>
          <table:table-cell table:style-name="ce62" table:number-columns-repeated="952"/>
        </table:table-row>
        <table:table-row table:style-name="ro2">
          <table:table-cell table:style-name="ce46" table:number-columns-repeated="3"/>
          <table:table-cell table:style-name="ce104" table:formula="of:=DATE([.$R$1];[.N1];1)" office:value-type="date" office:date-value="2016-05-01">
            <text:p>01</text:p>
          </table:table-cell>
          <table:table-cell table:style-name="ce104" table:formula="of:=[.D2]+1" office:value-type="date" office:date-value="2016-05-02">
            <text:p>02</text:p>
          </table:table-cell>
          <table:table-cell table:style-name="ce104" table:formula="of:=[.E2]+1" office:value-type="date" office:date-value="2016-05-03">
            <text:p>03</text:p>
          </table:table-cell>
          <table:table-cell table:style-name="ce104" table:formula="of:=[.F2]+1" office:value-type="date" office:date-value="2016-05-04">
            <text:p>04</text:p>
          </table:table-cell>
          <table:table-cell table:style-name="ce104" table:formula="of:=[.G2]+1" office:value-type="date" office:date-value="2016-05-05">
            <text:p>05</text:p>
          </table:table-cell>
          <table:table-cell table:style-name="ce104" table:formula="of:=[.H2]+1" office:value-type="date" office:date-value="2016-05-06">
            <text:p>06</text:p>
          </table:table-cell>
          <table:table-cell table:style-name="ce104" table:formula="of:=[.I2]+1" office:value-type="date" office:date-value="2016-05-07">
            <text:p>07</text:p>
          </table:table-cell>
          <table:table-cell table:style-name="ce104" table:formula="of:=[.J2]+1" office:value-type="date" office:date-value="2016-05-08">
            <text:p>08</text:p>
          </table:table-cell>
          <table:table-cell table:style-name="ce104" table:formula="of:=[.K2]+1" office:value-type="date" office:date-value="2016-05-09">
            <text:p>09</text:p>
          </table:table-cell>
          <table:table-cell table:style-name="ce104" table:formula="of:=[.L2]+1" office:value-type="date" office:date-value="2016-05-10">
            <text:p>10</text:p>
          </table:table-cell>
          <table:table-cell table:style-name="ce104" table:formula="of:=[.M2]+1" office:value-type="date" office:date-value="2016-05-11">
            <text:p>11</text:p>
          </table:table-cell>
          <table:table-cell table:style-name="ce104" table:formula="of:=[.N2]+1" office:value-type="date" office:date-value="2016-05-12">
            <text:p>12</text:p>
          </table:table-cell>
          <table:table-cell table:style-name="ce104" table:formula="of:=[.O2]+1" office:value-type="date" office:date-value="2016-05-13">
            <text:p>13</text:p>
          </table:table-cell>
          <table:table-cell table:style-name="ce104" table:formula="of:=[.P2]+1" office:value-type="date" office:date-value="2016-05-14">
            <text:p>14</text:p>
          </table:table-cell>
          <table:table-cell table:style-name="ce104" table:formula="of:=[.Q2]+1" office:value-type="date" office:date-value="2016-05-15">
            <text:p>15</text:p>
          </table:table-cell>
          <table:table-cell table:style-name="ce104" table:formula="of:=[.R2]+1" office:value-type="date" office:date-value="2016-05-16">
            <text:p>16</text:p>
          </table:table-cell>
          <table:table-cell table:style-name="ce104" table:formula="of:=[.S2]+1" office:value-type="date" office:date-value="2016-05-17">
            <text:p>17</text:p>
          </table:table-cell>
          <table:table-cell table:style-name="ce104" table:formula="of:=[.T2]+1" office:value-type="date" office:date-value="2016-05-18">
            <text:p>18</text:p>
          </table:table-cell>
          <table:table-cell table:style-name="ce104" table:formula="of:=[.U2]+1" office:value-type="date" office:date-value="2016-05-19">
            <text:p>19</text:p>
          </table:table-cell>
          <table:table-cell table:style-name="ce104" table:formula="of:=[.V2]+1" office:value-type="date" office:date-value="2016-05-20">
            <text:p>20</text:p>
          </table:table-cell>
          <table:table-cell table:style-name="ce104" table:formula="of:=[.W2]+1" office:value-type="date" office:date-value="2016-05-21">
            <text:p>21</text:p>
          </table:table-cell>
          <table:table-cell table:style-name="ce104" table:formula="of:=[.X2]+1" office:value-type="date" office:date-value="2016-05-22">
            <text:p>22</text:p>
          </table:table-cell>
          <table:table-cell table:style-name="ce104" table:formula="of:=[.Y2]+1" office:value-type="date" office:date-value="2016-05-23">
            <text:p>23</text:p>
          </table:table-cell>
          <table:table-cell table:style-name="ce104" table:formula="of:=[.Z2]+1" office:value-type="date" office:date-value="2016-05-24">
            <text:p>24</text:p>
          </table:table-cell>
          <table:table-cell table:style-name="ce104" table:formula="of:=[.AA2]+1" office:value-type="date" office:date-value="2016-05-25">
            <text:p>25</text:p>
          </table:table-cell>
          <table:table-cell table:style-name="ce104" table:formula="of:=[.AB2]+1" office:value-type="date" office:date-value="2016-05-26">
            <text:p>26</text:p>
          </table:table-cell>
          <table:table-cell table:style-name="ce104" table:formula="of:=[.AC2]+1" office:value-type="date" office:date-value="2016-05-27">
            <text:p>27</text:p>
          </table:table-cell>
          <table:table-cell table:style-name="ce104" table:formula="of:=[.AD2]+1" office:value-type="date" office:date-value="2016-05-28">
            <text:p>28</text:p>
          </table:table-cell>
          <table:table-cell table:style-name="ce104" table:formula="of:=[.AE2]+1" office:value-type="date" office:date-value="2016-05-29">
            <text:p>29</text:p>
          </table:table-cell>
          <table:table-cell table:style-name="ce104" table:formula="of:=[.AF2]+1" office:value-type="date" office:date-value="2016-05-30">
            <text:p>30</text:p>
          </table:table-cell>
          <table:table-cell table:style-name="ce104" table:formula="of:=[.AG2]+1" office:value-type="date" office:date-value="2016-05-31">
            <text:p>31</text:p>
          </table:table-cell>
          <table:table-cell table:style-name="ce62" table:number-columns-repeated="952"/>
        </table:table-row>
        <table:table-row table:style-name="ro6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2" table:number-columns-repeated="952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hTTH</text:p>
          </table:table-cell>
          <table:table-cell table:style-name="ce102" table:formula="of:=SUM([.D4:.AH4])" office:value-type="float" office:value="0.5">
            <text:p>0.5</text:p>
          </table:table-cell>
          <table:table-cell table:style-name="ce106" table:number-columns-repeated="3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4.9287in" svg:y="0.1055in" draw:caption-point-x="-0.2402in" draw:caption-point-y="0.6126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4" draw:text-style-name="P1" svg:width="1.1413in" svg:height="0.3902in" svg:x="6.3311in" svg:y="0.1063in" draw:caption-point-x="-0.2402in" draw:caption-point-y="0.6118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0.1071in" draw:caption-point-x="-0.2402in" draw:caption-point-y="0.611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0.1791in" svg:y="0.1118in" draw:caption-point-x="-0.2402in" draw:caption-point-y="0.6063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102" table:formula="of:=SUM([.D5:.AH5])" office:value-type="float" office:value="2">
            <text:p>2</text:p>
          </table:table-cell>
          <table:table-cell table:style-name="ce106" table:number-columns-repeated="3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4.472in" svg:y="0.3528in" draw:caption-point-x="-0.2402in" draw:caption-point-y="0.613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7" draw:text-style-name="P1" svg:width="1.1413in" svg:height="0.2634in" svg:x="6.3311in" svg:y="0.3539in" draw:caption-point-x="-0.2402in" draw:caption-point-y="0.6118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6.8205in" svg:y="0.3535in" draw:caption-point-x="-0.2402in" draw:caption-point-y="0.6122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7988in" svg:y="0.3563in" draw:caption-point-x="-0.2402in" draw:caption-point-y="0.6094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6.1154in" svg:y="0.3665in" draw:caption-point-x="-0.2402in" draw:caption-point-y="0.5992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ChanNTT</text:p>
          </table:table-cell>
          <table:table-cell table:style-name="ce102" table:formula="of:=SUM([.D6:.AH6])" office:value-type="float" office:value="2.5">
            <text:p>2.5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0.6024in" draw:caption-point-x="-0.2402in" draw:caption-point-y="0.611in">
              <dc:date>2016-05-10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7.7988in" svg:y="0.6012in" draw:caption-point-x="-0.2402in" draw:caption-point-y="0.6122in">
              <dc:date>2016-05-06T00:00:00</dc:date>
              <text:p text:style-name="P1"><text:span text:style-name="T1">Bận việc riêng</text:span></text:p>
            </office:annotation>
            <text:p>1</text:p>
          </table:table-cell>
          <table:table-cell table:style-name="ce106" office:value-type="float" office:value="1">
            <office:annotation draw:style-name="gr7" draw:text-style-name="P1" svg:width="1.1413in" svg:height="0.2634in" svg:x="8.2878in" svg:y="0.6012in" draw:caption-point-x="-0.2402in" draw:caption-point-y="0.6122in">
              <dc:date>2016-05-06T00:00:00</dc:date>
              <text:p text:style-name="P1"><text:span text:style-name="T1">Bận việc riêng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4.289in" svg:y="0.6126in" draw:caption-point-x="-0.2402in" draw:caption-point-y="0.6008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6.572in" svg:y="0.6146in" draw:caption-point-x="-0.2402in" draw:caption-point-y="0.5988in">
              <dc:date>2016-05-30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CuongNH</text:p>
          </table:table-cell>
          <table:table-cell table:style-name="ce102" table:formula="of:=SUM([.D7:.AH7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0.8622in" draw:caption-point-x="-0.2402in" draw:caption-point-y="0.5988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DuongDN</text:p>
          </table:table-cell>
          <table:table-cell table:style-name="ce102" table:formula="of:=SUM([.D8:.AH8])" office:value-type="float" office:value="1">
            <text:p>1</text:p>
          </table:table-cell>
          <table:table-cell table:style-name="ce106" table:number-columns-repeated="3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4.9287in" svg:y="1.0965in" draw:caption-point-x="-0.2402in" draw:caption-point-y="0.6122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1.0976in" draw:caption-point-x="-0.2402in" draw:caption-point-y="0.611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7988in" svg:y="1.0992in" draw:caption-point-x="-0.2402in" draw:caption-point-y="0.6094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DuyNM</text:p>
          </table:table-cell>
          <table:table-cell table:style-name="ce102" table:formula="of:=SUM([.D9:.AH9])" office:value-type="float" office:value="3">
            <text:p>3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13.8323in" svg:y="1.3461in" draw:caption-point-x="-0.2402in" draw:caption-point-y="0.6106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1">
            <office:annotation draw:style-name="gr7" draw:text-style-name="P1" svg:width="1.1413in" svg:height="0.2634in" svg:x="14.289in" svg:y="1.3461in" draw:caption-point-x="-0.2402in" draw:caption-point-y="0.6106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1">
            <office:annotation draw:style-name="gr7" draw:text-style-name="P1" svg:width="1.1413in" svg:height="0.2634in" svg:x="14.7457in" svg:y="1.3461in" draw:caption-point-x="-0.2402in" draw:caption-point-y="0.6106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DuyenLT</text:p>
          </table:table-cell>
          <table:table-cell table:style-name="ce102" table:formula="of:=SUM([.D10:.AH10])" office:value-type="float" office:value="0.5">
            <text:p>0.5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3094in" svg:y="1.5941in" draw:caption-point-x="-0.2402in" draw:caption-point-y="0.6102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3.8323in" svg:y="1.6031in" draw:caption-point-x="-0.2402in" draw:caption-point-y="0.6012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GiauNV</text:p>
          </table:table-cell>
          <table:table-cell table:style-name="ce102" table:formula="of:=SUM([.D11:.AH11])" office:value-type="float" office:value="2">
            <text:p>2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2" draw:text-style-name="P1" svg:width="1.1413in" svg:height="0.5457in" svg:x="8.2878in" svg:y="1.8425in" draw:caption-point-x="-0.2402in" draw:caption-point-y="0.6094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13.8323in" svg:y="1.8512in" draw:caption-point-x="-0.2402in" draw:caption-point-y="0.6008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aTH</text:p>
          </table:table-cell>
          <table:table-cell table:style-name="ce102" table:formula="of:=SUM([.D12:.AH12])" office:value-type="float" office:value="5">
            <text:p>5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4" draw:text-style-name="P1" svg:width="1.1413in" svg:height="0.3902in" svg:x="6.3311in" svg:y="2.0878in" draw:caption-point-x="-0.2402in" draw:caption-point-y="0.6118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2.0886in" draw:caption-point-x="-0.2402in" draw:caption-point-y="0.611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10.1791in" svg:y="2.0933in" draw:caption-point-x="-0.2402in" draw:caption-point-y="0.6063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06" office:value-type="float" office:value="1">
            <office:annotation draw:style-name="gr7" draw:text-style-name="P1" svg:width="1.1413in" svg:height="0.2634in" svg:x="10.6358in" svg:y="2.0933in" draw:caption-point-x="-0.2402in" draw:caption-point-y="0.6063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06" office:value-type="float" office:value="1">
            <office:annotation draw:style-name="gr7" draw:text-style-name="P1" svg:width="1.1413in" svg:height="0.2634in" svg:x="11.0925in" svg:y="2.0933in" draw:caption-point-x="-0.2402in" draw:caption-point-y="0.6063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06" office:value-type="float" office:value="1">
            <office:annotation draw:style-name="gr7" draw:text-style-name="P1" svg:width="1.1413in" svg:height="0.2634in" svg:x="11.5492in" svg:y="2.0933in" draw:caption-point-x="-0.2402in" draw:caption-point-y="0.6063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7" draw:text-style-name="P1" svg:width="1.1413in" svg:height="0.2634in" svg:x="12.9189in" svg:y="2.0933in" draw:caption-point-x="-0.2402in" draw:caption-point-y="0.6063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06">
            <office:annotation draw:style-name="gr7" draw:text-style-name="P1" svg:width="1.1413in" svg:height="0.2634in" svg:x="13.3756in" svg:y="2.0976in" draw:caption-point-x="-0.2402in" draw:caption-point-y="0.602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06">
            <office:annotation draw:style-name="gr7" draw:text-style-name="P1" svg:width="1.1413in" svg:height="0.2634in" svg:x="13.8323in" svg:y="2.0976in" draw:caption-point-x="-0.2402in" draw:caption-point-y="0.602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06">
            <office:annotation draw:style-name="gr7" draw:text-style-name="P1" svg:width="1.1413in" svg:height="0.2634in" svg:x="14.289in" svg:y="2.0976in" draw:caption-point-x="-0.2402in" draw:caption-point-y="0.602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06">
            <office:annotation draw:style-name="gr7" draw:text-style-name="P1" svg:width="1.1413in" svg:height="0.2634in" svg:x="14.7457in" svg:y="2.0976in" draw:caption-point-x="-0.2402in" draw:caption-point-y="0.602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06" table:number-columns-repeated="2"/>
          <table:table-cell table:style-name="ce106">
            <office:annotation draw:style-name="gr7" draw:text-style-name="P1" svg:width="1.1413in" svg:height="0.2634in" svg:x="16.1154in" svg:y="2.0976in" draw:caption-point-x="-0.2402in" draw:caption-point-y="0.602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06">
            <office:annotation draw:style-name="gr7" draw:text-style-name="P1" svg:width="1.1413in" svg:height="0.2634in" svg:x="16.572in" svg:y="2.0976in" draw:caption-point-x="-0.2402in" draw:caption-point-y="0.602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aiNM</text:p>
          </table:table-cell>
          <table:table-cell table:style-name="ce102" table:formula="of:=SUM([.D13:.AH13])" office:value-type="float" office:value="1">
            <text:p>1</text:p>
          </table:table-cell>
          <table:table-cell table:style-name="ce106" table:number-columns-repeated="3"/>
          <table:table-cell table:style-name="ce106" office:value-type="float" office:value="0">
            <office:annotation draw:style-name="gr4" draw:text-style-name="P1" svg:width="1.1413in" svg:height="0.3902in" svg:x="4.0157in" svg:y="2.3339in" draw:caption-point-x="-0.2402in" draw:caption-point-y="0.6134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6.3311in" svg:y="2.3354in" draw:caption-point-x="-0.2402in" draw:caption-point-y="0.6118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2.3362in" draw:caption-point-x="-0.2402in" draw:caption-point-y="0.611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3094in" svg:y="2.337in" draw:caption-point-x="-0.2402in" draw:caption-point-y="0.6102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7.7988in" svg:y="2.339in" draw:caption-point-x="-0.2402in" draw:caption-point-y="0.6083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1.5492in" svg:y="2.3445in" draw:caption-point-x="-0.2402in" draw:caption-point-y="0.6028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4.7457in" svg:y="2.3469in" draw:caption-point-x="-0.2402in" draw:caption-point-y="0.6004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HienNV</text:p>
          </table:table-cell>
          <table:table-cell table:style-name="ce102" table:formula="of:=SUM([.D14:.AH14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HiepNH</text:p>
          </table:table-cell>
          <table:table-cell table:style-name="ce102" table:formula="of:=SUM([.D15:.AH15])" office:value-type="float" office:value="1">
            <text:p>1</text:p>
          </table:table-cell>
          <table:table-cell table:style-name="ce106" table:number-columns-repeated="3"/>
          <table:table-cell table:style-name="ce106" office:value-type="float" office:value="1">
            <office:annotation draw:style-name="gr2" draw:text-style-name="P1" svg:width="1.1413in" svg:height="0.5457in" svg:x="4.0157in" svg:y="2.8291in" draw:caption-point-x="-0.2402in" draw:caption-point-y="0.6134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4.9287in" svg:y="2.8299in" draw:caption-point-x="-0.2402in" draw:caption-point-y="0.6126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8.2878in" svg:y="2.835in" draw:caption-point-x="-0.2402in" draw:caption-point-y="0.6075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4" draw:text-style-name="P1" svg:width="1.1413in" svg:height="0.3902in" svg:x="9.7228in" svg:y="2.8354in" draw:caption-point-x="-0.2402in" draw:caption-point-y="0.6071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HieuHT</text:p>
          </table:table-cell>
          <table:table-cell table:style-name="ce102" table:formula="of:=SUM([.D16:.AH16])" office:value-type="float" office:value="0.5">
            <text:p>0.5</text:p>
          </table:table-cell>
          <table:table-cell table:style-name="ce106" table:number-columns-repeated="3"/>
          <table:table-cell table:style-name="ce106" office:value-type="float" office:value="0">
            <office:annotation draw:style-name="gr4" draw:text-style-name="P1" svg:width="1.1413in" svg:height="0.3902in" svg:x="4.0157in" svg:y="3.0768in" draw:caption-point-x="-0.2402in" draw:caption-point-y="0.6134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2" draw:text-style-name="P1" svg:width="1.1413in" svg:height="0.5457in" svg:x="6.3311in" svg:y="3.0787in" draw:caption-point-x="-0.2402in" draw:caption-point-y="0.6114in">
              <dc:date>2016-05-09T00:00:00</dc:date>
              <text:p text:style-name="P1"><text:span text:style-name="T1">Bị mệt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HieuPT</text:p>
          </table:table-cell>
          <table:table-cell table:style-name="ce102" table:formula="of:=SUM([.D17:.AH17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4" draw:text-style-name="P1" svg:width="1.1413in" svg:height="0.3902in" svg:x="6.3311in" svg:y="3.3264in" draw:caption-point-x="-0.2402in" draw:caption-point-y="0.6118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3.3272in" draw:caption-point-x="-0.2402in" draw:caption-point-y="0.611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4.289in" svg:y="3.3374in" draw:caption-point-x="-0.2402in" draw:caption-point-y="0.6008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14.7457in" svg:y="3.3378in" draw:caption-point-x="-0.2402in" draw:caption-point-y="0.6004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16.572in" svg:y="3.3398in" draw:caption-point-x="-0.2402in" draw:caption-point-y="0.5984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HungPN</text:p>
          </table:table-cell>
          <table:table-cell table:style-name="ce102" table:formula="of:=SUM([.D18:.AH18])" office:value-type="float" office:value="0.5">
            <text:p>0.5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7.7988in" svg:y="3.578in" draw:caption-point-x="-0.2402in" draw:caption-point-y="0.6079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KienPT</text:p>
          </table:table-cell>
          <table:table-cell table:style-name="ce102" table:formula="of:=SUM([.D19:.AH19])" office:value-type="float" office:value="1">
            <text:p>1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2" draw:text-style-name="P1" svg:width="1.1413in" svg:height="0.5457in" svg:x="9.7228in" svg:y="3.8264in" draw:caption-point-x="-0.2402in" draw:caption-point-y="0.6071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LuanNN</text:p>
          </table:table-cell>
          <table:table-cell table:style-name="ce102" table:formula="of:=SUM([.D20:.AH20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10.6358in" svg:y="4.0752in" draw:caption-point-x="-0.2402in" draw:caption-point-y="0.6059in">
              <dc:date>2016-05-18T00:00:00</dc:date>
              <text:p text:style-name="P1"><text:span text:style-name="T1">Vào trễ, 8h30 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4.7457in" svg:y="4.0807in" draw:caption-point-x="-0.2402in" draw:caption-point-y="0.6004in">
              <dc:date>2016-05-27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MaiNTT</text:p>
          </table:table-cell>
          <table:table-cell table:style-name="ce102" table:formula="of:=SUM([.D21:.AH21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0.6358in" svg:y="4.3228in" draw:caption-point-x="-0.2402in" draw:caption-point-y="0.6059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4.7457in" svg:y="4.3283in" draw:caption-point-x="-0.2402in" draw:caption-point-y="0.6004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MinhTD</text:p>
          </table:table-cell>
          <table:table-cell table:style-name="ce102" table:formula="of:=SUM([.D22:.AH22])" office:value-type="float" office:value="3">
            <text:p>3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7" draw:text-style-name="P1" svg:width="1.1413in" svg:height="0.2634in" svg:x="9.7228in" svg:y="4.5693in" draw:caption-point-x="-0.2402in" draw:caption-point-y="0.6071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6.1154in" svg:y="4.5768in" draw:caption-point-x="-0.2402in" draw:caption-point-y="0.5996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572in" svg:y="4.5768in" draw:caption-point-x="-0.2402in" draw:caption-point-y="0.5996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NamTV</text:p>
          </table:table-cell>
          <table:table-cell table:style-name="ce102" table:formula="of:=SUM([.D23:.AH23])" office:value-type="float" office:value="0.5">
            <text:p>0.5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6.8205in" svg:y="4.813in" draw:caption-point-x="-0.2402in" draw:caption-point-y="0.611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4.8252in" draw:caption-point-x="-0.2402in" draw:caption-point-y="0.598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NhanNM</text:p>
          </table:table-cell>
          <table:table-cell table:style-name="ce102" table:formula="of:=SUM([.D24:.AH24])" office:value-type="float" office:value="1">
            <text:p>1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7988in" svg:y="5.0622in" draw:caption-point-x="-0.2402in" draw:caption-point-y="0.6094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8.2878in" svg:y="5.0594in" draw:caption-point-x="-0.2402in" draw:caption-point-y="0.6122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8323in" svg:y="5.0705in" draw:caption-point-x="-0.2402in" draw:caption-point-y="0.6012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PhuongTH</text:p>
          </table:table-cell>
          <table:table-cell table:style-name="ce102" table:formula="of:=SUM([.D25:.AH25])" office:value-type="float" office:value="1.5">
            <text:p>1.5</text:p>
          </table:table-cell>
          <table:table-cell table:style-name="ce106" table:number-columns-repeated="3"/>
          <table:table-cell table:style-name="ce106" office:value-type="float" office:value="0">
            <office:annotation draw:style-name="gr7" draw:text-style-name="P1" svg:width="1.1413in" svg:height="0.2634in" svg:x="4.0157in" svg:y="5.3063in" draw:caption-point-x="-0.2402in" draw:caption-point-y="0.61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4.472in" svg:y="5.3063in" draw:caption-point-x="-0.2402in" draw:caption-point-y="0.61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4.9287in" svg:y="5.3063in" draw:caption-point-x="-0.2402in" draw:caption-point-y="0.61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7" draw:text-style-name="P1" svg:width="1.1413in" svg:height="0.2634in" svg:x="6.3311in" svg:y="5.3063in" draw:caption-point-x="-0.2402in" draw:caption-point-y="0.61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6.8205in" svg:y="5.3063in" draw:caption-point-x="-0.2402in" draw:caption-point-y="0.61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7.3094in" svg:y="5.3063in" draw:caption-point-x="-0.2402in" draw:caption-point-y="0.61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7.7988in" svg:y="5.3063in" draw:caption-point-x="-0.2402in" draw:caption-point-y="0.61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8.2878in" svg:y="5.3063in" draw:caption-point-x="-0.2402in" draw:caption-point-y="0.61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11.5492in" svg:y="5.3161in" draw:caption-point-x="-0.2402in" draw:caption-point-y="0.6031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4.289in" svg:y="5.3185in" draw:caption-point-x="-0.2402in" draw:caption-point-y="0.6008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8" draw:text-style-name="P1" svg:width="1.1413in" svg:height="1.0122in" svg:x="16.572in" svg:y="5.3205in" draw:caption-point-x="-0.2402in" draw:caption-point-y="0.5988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SonPX</text:p>
          </table:table-cell>
          <table:table-cell table:style-name="ce102" table:formula="of:=SUM([.D26:.AH26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TienND</text:p>
          </table:table-cell>
          <table:table-cell table:style-name="ce102" table:formula="of:=SUM([.D27:.AH27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ThachBK</text:p>
          </table:table-cell>
          <table:table-cell table:style-name="ce102" table:formula="of:=SUM([.D28:.AH28])" office:value-type="float" office:value="0.5">
            <text:p>0.5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6.052in" draw:caption-point-x="-0.2402in" draw:caption-point-y="0.6106in">
              <dc:date>2016-05-10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06" office:value-type="float" office:value="0.5">
            <office:annotation draw:style-name="gr9" draw:text-style-name="P1" svg:width="1.1413in" svg:height="0.8567in" svg:x="7.3094in" svg:y="6.0524in" draw:caption-point-x="-0.2402in" draw:caption-point-y="0.6102in">
              <dc:date>2016-05-12T00:00:00</dc:date>
              <text:p text:style-name="P1"><text:span text:style-name="T1">Chở con đi chích ngừa, nhưng có làm việc ở nhà buổi chiều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2.9189in" svg:y="6.0606in" draw:caption-point-x="-0.2402in" draw:caption-point-y="0.602in">
              <dc:date>2016-05-23T00:00:00</dc:date>
              <text:p text:style-name="P1"><text:span text:style-name="T1">Ra ngân hàng có việc bận (~9h30 vào cty)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4" office:value-type="string">
            <text:p>ThaoDTH</text:p>
          </table:table-cell>
          <table:table-cell table:style-name="ce102" table:formula="of:=SUM([.D29:.AH29])" office:value-type="float" office:value="2">
            <text:p>2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11.5492in" svg:y="6.2996in" draw:caption-point-x="-0.2402in" draw:caption-point-y="0.6106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4.289in" svg:y="6.3094in" draw:caption-point-x="-0.2402in" draw:caption-point-y="0.6008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14.7457in" svg:y="6.2996in" draw:caption-point-x="-0.2402in" draw:caption-point-y="0.6106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6.3114in" draw:caption-point-x="-0.2402in" draw:caption-point-y="0.598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4" office:value-type="string">
            <text:p>ThamDT</text:p>
          </table:table-cell>
          <table:table-cell table:style-name="ce102" table:formula="of:=SUM([.D30:.AH30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4" office:value-type="string">
            <text:p>ThinhT</text:p>
          </table:table-cell>
          <table:table-cell table:style-name="ce102" table:formula="of:=SUM([.D31:.AH31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4" office:value-type="string">
            <text:p>ThongDN</text:p>
          </table:table-cell>
          <table:table-cell table:style-name="ce102" table:formula="of:=SUM([.D32:.AH32])" office:value-type="float" office:value="0">
            <text:p>0</text:p>
          </table:table-cell>
          <table:table-cell table:style-name="ce106" table:number-columns-repeated="3"/>
          <table:table-cell table:style-name="ce106" office:value-type="float" office:value="0">
            <office:annotation draw:style-name="gr4" draw:text-style-name="P1" svg:width="1.1413in" svg:height="0.3902in" svg:x="4.0157in" svg:y="7.0398in" draw:caption-point-x="-0.2402in" draw:caption-point-y="0.6134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4" draw:text-style-name="P1" svg:width="1.1413in" svg:height="0.3902in" svg:x="6.3311in" svg:y="7.0398in" draw:caption-point-x="-0.2402in" draw:caption-point-y="0.6134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7988in" svg:y="7.0398in" draw:caption-point-x="-0.2402in" draw:caption-point-y="0.6134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ThuyLTT</text:p>
          </table:table-cell>
          <table:table-cell table:style-name="ce102" table:formula="of:=SUM([.D33:.AH33])" office:value-type="float" office:value="1">
            <text:p>1</text:p>
          </table:table-cell>
          <table:table-cell table:style-name="ce106" table:number-columns-repeated="3"/>
          <table:table-cell table:style-name="ce106" office:value-type="float" office:value="0">
            <office:annotation draw:style-name="gr4" draw:text-style-name="P1" svg:width="1.1413in" svg:height="0.3902in" svg:x="4.0157in" svg:y="7.2874in" draw:caption-point-x="-0.2402in" draw:caption-point-y="0.6134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4" draw:text-style-name="P1" svg:width="1.1413in" svg:height="0.3902in" svg:x="6.3311in" svg:y="7.289in" draw:caption-point-x="-0.2402in" draw:caption-point-y="0.6118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7" draw:text-style-name="P1" svg:width="1.1413in" svg:height="0.2634in" svg:x="8.2878in" svg:y="7.2886in" draw:caption-point-x="-0.2402in" draw:caption-point-y="0.6122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1.0925in" svg:y="7.2957in" draw:caption-point-x="-0.2402in" draw:caption-point-y="0.6051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4" office:value-type="string">
            <text:p>ToiDB</text:p>
          </table:table-cell>
          <table:table-cell table:style-name="ce102" table:formula="of:=SUM([.D34:.AH34])" office:value-type="float" office:value="0.5">
            <text:p>0.5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6.8205in" svg:y="7.5374in" draw:caption-point-x="-0.2402in" draw:caption-point-y="0.611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3094in" svg:y="7.5382in" draw:caption-point-x="-0.2402in" draw:caption-point-y="0.6102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7" draw:text-style-name="P1" svg:width="1.1413in" svg:height="0.2634in" svg:x="9.7228in" svg:y="7.5413in" draw:caption-point-x="-0.2402in" draw:caption-point-y="0.6071in">
              <dc:date>2016-05-16T00:00:00</dc:date>
              <text:p text:style-name="P1"><text:span text:style-name="T1">Ngủ quên, tới trễ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1.0925in" svg:y="7.5433in" draw:caption-point-x="-0.2402in" draw:caption-point-y="0.6051in">
              <dc:date>2016-05-1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4.289in" svg:y="7.5476in" draw:caption-point-x="-0.2402in" draw:caption-point-y="0.6008in">
              <dc:date>2016-05-26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16.572in" svg:y="7.55in" draw:caption-point-x="-0.2402in" draw:caption-point-y="0.5984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4" office:value-type="string">
            <text:p>TruyenLVC</text:p>
          </table:table-cell>
          <table:table-cell table:style-name="ce102" table:formula="of:=SUM([.D35:.AH35])" office:value-type="float" office:value="2.5">
            <text:p>2.5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7" draw:text-style-name="P1" svg:width="1.1413in" svg:height="0.2634in" svg:x="6.3311in" svg:y="7.7846in" draw:caption-point-x="-0.2402in" draw:caption-point-y="0.6118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06" office:value-type="float" office:value="0">
            <office:annotation draw:style-name="gr7" draw:text-style-name="P1" svg:width="1.1413in" svg:height="0.2634in" svg:x="6.8205in" svg:y="7.7862in" draw:caption-point-x="-0.2402in" draw:caption-point-y="0.6102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3094in" svg:y="7.7862in" draw:caption-point-x="-0.2402in" draw:caption-point-y="0.6102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7988in" svg:y="7.7862in" draw:caption-point-x="-0.2402in" draw:caption-point-y="0.6102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8.2878in" svg:y="7.7862in" draw:caption-point-x="-0.2402in" draw:caption-point-y="0.6102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7" draw:text-style-name="P1" svg:width="1.1413in" svg:height="0.2634in" svg:x="9.7228in" svg:y="7.7902in" draw:caption-point-x="-0.2402in" draw:caption-point-y="0.6063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06" office:value-type="float" office:value="0">
            <office:annotation draw:style-name="gr7" draw:text-style-name="P1" svg:width="1.1413in" svg:height="0.2634in" svg:x="10.1791in" svg:y="7.7906in" draw:caption-point-x="-0.2402in" draw:caption-point-y="0.6059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06" office:value-type="float" office:value="0">
            <office:annotation draw:style-name="gr7" draw:text-style-name="P1" svg:width="1.1413in" svg:height="0.2634in" svg:x="10.6358in" svg:y="7.7906in" draw:caption-point-x="-0.2402in" draw:caption-point-y="0.6059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7" draw:text-style-name="P1" svg:width="1.1413in" svg:height="0.2634in" svg:x="12.9189in" svg:y="7.7945in" draw:caption-point-x="-0.2402in" draw:caption-point-y="0.602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3" draw:text-style-name="P1" svg:width="1.1413in" svg:height="0.7012in" svg:x="14.289in" svg:y="7.7957in" draw:caption-point-x="-0.2402in" draw:caption-point-y="0.6008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3" draw:text-style-name="P1" svg:width="1.1413in" svg:height="0.7012in" svg:x="16.1154in" svg:y="7.7957in" draw:caption-point-x="-0.2402in" draw:caption-point-y="0.6008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4" office:value-type="string">
            <text:p>TuanND</text:p>
          </table:table-cell>
          <table:table-cell table:style-name="ce102" table:formula="of:=SUM([.D36:.AH36])" office:value-type="float" office:value="0.5">
            <text:p>0.5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7.3094in" svg:y="8.0339in" draw:caption-point-x="-0.2402in" draw:caption-point-y="0.6102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7" draw:text-style-name="P1" svg:width="1.1413in" svg:height="0.2634in" svg:x="9.7228in" svg:y="8.0374in" draw:caption-point-x="-0.2402in" draw:caption-point-y="0.6067in">
              <dc:date>2016-05-16T00:00:00</dc:date>
              <text:p text:style-name="P1"><text:span text:style-name="T1">Ngủ quên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11.0925in" svg:y="8.0402in" draw:caption-point-x="-0.2402in" draw:caption-point-y="0.6039in">
              <dc:date>2016-05-19T00:00:00</dc:date>
              <text:p text:style-name="P1"><text:span text:style-name="T1">Nghỉ sáng, đưa ng nhà đi khám bệnh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8.0453in" draw:caption-point-x="-0.2402in" draw:caption-point-y="0.598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4" office:value-type="string">
            <text:p>VietBA</text:p>
          </table:table-cell>
          <table:table-cell table:style-name="ce102" table:formula="of:=SUM([.D37:.AH37])" office:value-type="float" office:value="1">
            <text:p>1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7" draw:text-style-name="P1" svg:width="1.1413in" svg:height="0.2634in" svg:x="9.7228in" svg:y="8.2846in" draw:caption-point-x="-0.2402in" draw:caption-point-y="0.6071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1.0925in" svg:y="8.2866in" draw:caption-point-x="-0.2402in" draw:caption-point-y="0.6051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4.289in" svg:y="8.2909in" draw:caption-point-x="-0.2402in" draw:caption-point-y="0.6008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8.2929in" draw:caption-point-x="-0.2402in" draw:caption-point-y="0.598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5">
            <text:p>35</text:p>
          </table:table-cell>
          <table:table-cell table:style-name="ce34" office:value-type="string">
            <text:p>VinhP</text:p>
          </table:table-cell>
          <table:table-cell table:style-name="ce102" table:formula="of:=SUM([.D38:.AH38])" office:value-type="float" office:value="0">
            <text:p>0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36">
            <text:p>36</text:p>
          </table:table-cell>
          <table:table-cell table:style-name="ce34" office:value-type="string">
            <text:p>VuNA</text:p>
          </table:table-cell>
          <table:table-cell table:style-name="ce102" table:formula="of:=SUM([.D39:.AH39])" office:value-type="float" office:value="1">
            <text:p>1</text:p>
          </table:table-cell>
          <table:table-cell table:style-name="ce106" table:number-columns-repeated="3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11.5492in" svg:y="8.7835in" draw:caption-point-x="-0.2402in" draw:caption-point-y="0.6035in">
              <dc:date>2016-05-19T00:00:00</dc:date>
              <text:p text:style-name="P1"><text:span text:style-name="T1">Về quê tham ba của bạn bị ốm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107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07" table:number-columns-repeated="4"/>
          <table:table-cell table:style-name="ce109"/>
          <table:table-cell table:style-name="ce107" table:number-columns-repeated="26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107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07" table:number-columns-repeated="4"/>
          <table:table-cell table:style-name="ce110" table:number-columns-repeated="7"/>
          <table:table-cell table:style-name="ce107" table:number-columns-repeated="20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107" table:number-columns-repeated="31"/>
          <table:table-cell table:style-name="ce33" table:number-columns-repeated="952"/>
        </table:table-row>
        <table:table-row table:style-name="ro2" table:number-rows-repeated="98313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1"/>
        <table:table-column table:style-name="co22" table:number-columns-repeated="7" table:default-cell-style-name="ce121"/>
        <table:table-column table:style-name="co21" table:number-columns-repeated="15" table:default-cell-style-name="ce121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116" table:number-columns-repeated="8"/>
          <table:table-cell table:style-name="ce124" office:value-type="string" table:number-columns-spanned="2" table:number-rows-spanned="1">
            <text:p>Month</text:p>
          </table:table-cell>
          <table:covered-table-cell table:style-name="ce125"/>
          <table:table-cell table:style-name="ce126" table:content-validation-name="val1" office:value-type="float" office:value="6" table:number-columns-spanned="2" table:number-rows-spanned="1">
            <text:p>6</text:p>
          </table:table-cell>
          <table:covered-table-cell table:style-name="ce125"/>
          <table:table-cell table:style-name="ce124" office:value-type="string" table:number-columns-spanned="2" table:number-rows-spanned="1">
            <text:p>Year</text:p>
          </table:table-cell>
          <table:covered-table-cell table:style-name="ce125"/>
          <table:table-cell table:style-name="ce124" office:value-type="float" office:value="2016" table:number-columns-spanned="2" table:number-rows-spanned="1">
            <text:p>2016</text:p>
          </table:table-cell>
          <table:covered-table-cell table:style-name="ce127"/>
          <table:table-cell table:style-name="ce116" table:number-columns-repeated="14"/>
          <table:table-cell table:style-name="ce62" table:number-columns-repeated="952"/>
        </table:table-row>
        <table:table-row table:style-name="ro2">
          <table:table-cell table:style-name="ce46" table:number-columns-repeated="3"/>
          <table:table-cell table:style-name="ce117" table:formula="of:=DATE([.$R$1];[.N1];1)" office:value-type="date" office:date-value="2016-06-01">
            <text:p>01</text:p>
          </table:table-cell>
          <table:table-cell table:style-name="ce117" table:formula="of:=[.D2]+1" office:value-type="date" office:date-value="2016-06-02">
            <text:p>02</text:p>
          </table:table-cell>
          <table:table-cell table:style-name="ce117" table:formula="of:=[.E2]+1" office:value-type="date" office:date-value="2016-06-03">
            <text:p>03</text:p>
          </table:table-cell>
          <table:table-cell table:style-name="ce117" table:formula="of:=[.F2]+1" office:value-type="date" office:date-value="2016-06-04">
            <text:p>04</text:p>
          </table:table-cell>
          <table:table-cell table:style-name="ce117" table:formula="of:=[.G2]+1" office:value-type="date" office:date-value="2016-06-05">
            <text:p>05</text:p>
          </table:table-cell>
          <table:table-cell table:style-name="ce117" table:formula="of:=[.H2]+1" office:value-type="date" office:date-value="2016-06-06">
            <text:p>06</text:p>
          </table:table-cell>
          <table:table-cell table:style-name="ce117" table:formula="of:=[.I2]+1" office:value-type="date" office:date-value="2016-06-07">
            <text:p>07</text:p>
          </table:table-cell>
          <table:table-cell table:style-name="ce117" table:formula="of:=[.J2]+1" office:value-type="date" office:date-value="2016-06-08">
            <text:p>08</text:p>
          </table:table-cell>
          <table:table-cell table:style-name="ce117" table:formula="of:=[.K2]+1" office:value-type="date" office:date-value="2016-06-09">
            <text:p>09</text:p>
          </table:table-cell>
          <table:table-cell table:style-name="ce117" table:formula="of:=[.L2]+1" office:value-type="date" office:date-value="2016-06-10">
            <text:p>10</text:p>
          </table:table-cell>
          <table:table-cell table:style-name="ce117" table:formula="of:=[.M2]+1" office:value-type="date" office:date-value="2016-06-11">
            <text:p>11</text:p>
          </table:table-cell>
          <table:table-cell table:style-name="ce117" table:formula="of:=[.N2]+1" office:value-type="date" office:date-value="2016-06-12">
            <text:p>12</text:p>
          </table:table-cell>
          <table:table-cell table:style-name="ce117" table:formula="of:=[.O2]+1" office:value-type="date" office:date-value="2016-06-13">
            <text:p>13</text:p>
          </table:table-cell>
          <table:table-cell table:style-name="ce117" table:formula="of:=[.P2]+1" office:value-type="date" office:date-value="2016-06-14">
            <text:p>14</text:p>
          </table:table-cell>
          <table:table-cell table:style-name="ce117" table:formula="of:=[.Q2]+1" office:value-type="date" office:date-value="2016-06-15">
            <text:p>15</text:p>
          </table:table-cell>
          <table:table-cell table:style-name="ce117" table:formula="of:=[.R2]+1" office:value-type="date" office:date-value="2016-06-16">
            <text:p>16</text:p>
          </table:table-cell>
          <table:table-cell table:style-name="ce117" table:formula="of:=[.S2]+1" office:value-type="date" office:date-value="2016-06-17">
            <text:p>17</text:p>
          </table:table-cell>
          <table:table-cell table:style-name="ce117" table:formula="of:=[.T2]+1" office:value-type="date" office:date-value="2016-06-18">
            <text:p>18</text:p>
          </table:table-cell>
          <table:table-cell table:style-name="ce117" table:formula="of:=[.U2]+1" office:value-type="date" office:date-value="2016-06-19">
            <text:p>19</text:p>
          </table:table-cell>
          <table:table-cell table:style-name="ce117" table:formula="of:=[.V2]+1" office:value-type="date" office:date-value="2016-06-20">
            <text:p>20</text:p>
          </table:table-cell>
          <table:table-cell table:style-name="ce117" table:formula="of:=[.W2]+1" office:value-type="date" office:date-value="2016-06-21">
            <text:p>21</text:p>
          </table:table-cell>
          <table:table-cell table:style-name="ce117" table:formula="of:=[.X2]+1" office:value-type="date" office:date-value="2016-06-22">
            <text:p>22</text:p>
          </table:table-cell>
          <table:table-cell table:style-name="ce117" table:formula="of:=[.Y2]+1" office:value-type="date" office:date-value="2016-06-23">
            <text:p>23</text:p>
          </table:table-cell>
          <table:table-cell table:style-name="ce117" table:formula="of:=[.Z2]+1" office:value-type="date" office:date-value="2016-06-24">
            <text:p>24</text:p>
          </table:table-cell>
          <table:table-cell table:style-name="ce117" table:formula="of:=[.AA2]+1" office:value-type="date" office:date-value="2016-06-25">
            <text:p>25</text:p>
          </table:table-cell>
          <table:table-cell table:style-name="ce117" table:formula="of:=[.AB2]+1" office:value-type="date" office:date-value="2016-06-26">
            <text:p>26</text:p>
          </table:table-cell>
          <table:table-cell table:style-name="ce117" table:formula="of:=[.AC2]+1" office:value-type="date" office:date-value="2016-06-27">
            <text:p>27</text:p>
          </table:table-cell>
          <table:table-cell table:style-name="ce117" table:formula="of:=[.AD2]+1" office:value-type="date" office:date-value="2016-06-28">
            <text:p>28</text:p>
          </table:table-cell>
          <table:table-cell table:style-name="ce117" table:formula="of:=[.AE2]+1" office:value-type="date" office:date-value="2016-06-29">
            <text:p>29</text:p>
          </table:table-cell>
          <table:table-cell table:style-name="ce117" table:formula="of:=[.AF2]+1" office:value-type="date" office:date-value="2016-06-30">
            <text:p>30</text:p>
          </table:table-cell>
          <table:table-cell table:style-name="ce62" table:number-columns-repeated="952"/>
        </table:table-row>
        <table:table-row table:style-name="ro6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11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2" table:number-columns-repeated="952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hTTH</text:p>
          </table:table-cell>
          <table:table-cell table:style-name="ce115" table:formula="of:=SUM([.D4:.AG4])" office:value-type="float" office:value="0.5"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3.5591in" svg:y="0.1102in" draw:caption-point-x="-0.2402in" draw:caption-point-y="0.6079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3311in" svg:y="0.1126in" draw:caption-point-x="-0.2402in" draw:caption-point-y="0.6055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8.2878in" svg:y="0.1146in" draw:caption-point-x="-0.2402in" draw:caption-point-y="0.6035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7" draw:text-style-name="P1" svg:width="1.1413in" svg:height="0.2634in" svg:x="9.7228in" svg:y="0.1169in" draw:caption-point-x="-0.2402in" draw:caption-point-y="0.6012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2.4622in" svg:y="0.1201in" draw:caption-point-x="-0.2402in" draw:caption-point-y="0.598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3756in" svg:y="0.1783in" draw:caption-point-x="-0.2402in" draw:caption-point-y="0.5398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BacNTC</text:p>
          </table:table-cell>
          <table:table-cell table:style-name="ce115" table:formula="of:=SUM([.D5:.AG5])" office:value-type="float" office:value="0">
            <text:p>0</text:p>
          </table:table-cell>
          <table:table-cell table:style-name="ce119" table:number-columns-repeated="26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15" table:formula="of:=SUM([.D6:.AG6])" office:value-type="float" office:value="1"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2" draw:text-style-name="P1" svg:width="1.1413in" svg:height="0.5457in" svg:x="5.3854in" svg:y="0.6075in" draw:caption-point-x="-0.2402in" draw:caption-point-y="0.6059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8205in" svg:y="0.6083in" draw:caption-point-x="-0.2402in" draw:caption-point-y="0.6051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8.2878in" svg:y="0.6098in" draw:caption-point-x="-0.2402in" draw:caption-point-y="0.6035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2.9189in" svg:y="0.6157in" draw:caption-point-x="-0.2402in" draw:caption-point-y="0.5976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3.3756in" svg:y="0.6161in" draw:caption-point-x="-0.2402in" draw:caption-point-y="0.5972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ChanNTT</text:p>
          </table:table-cell>
          <table:table-cell table:style-name="ce115" table:formula="of:=SUM([.D7:.AG7])" office:value-type="float" office:value="3">
            <text:p>3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6.8205in" svg:y="0.8567in" draw:caption-point-x="-0.2402in" draw:caption-point-y="0.6043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4" draw:text-style-name="P1" svg:width="1.1413in" svg:height="0.3902in" svg:x="11.5492in" svg:y="0.8606in" draw:caption-point-x="-0.2402in" draw:caption-point-y="0.6004in">
              <dc:date>2016-06-17T00:00:00</dc:date>
              <text:p text:style-name="P1"><text:span text:style-name="T1">Về quê xủ lý việc cá nhân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1" svg:width="1.1413in" svg:height="0.3902in" svg:x="12.0059in" svg:y="0.8606in" draw:caption-point-x="-0.2402in" draw:caption-point-y="0.6004in">
              <dc:date>2016-06-17T00:00:00</dc:date>
              <text:p text:style-name="P1"><text:span text:style-name="T1">Về quê xủ lý việc cá nhân</text:span></text:p>
            </office:annotation>
            <text:p>1</text:p>
          </table:table-cell>
          <table:table-cell table:style-name="ce119" office:value-type="float" office:value="0.5">
            <office:annotation draw:style-name="gr7" draw:text-style-name="P1" svg:width="1.1413in" svg:height="0.2634in" svg:x="12.4622in" svg:y="0.863in" draw:caption-point-x="-0.2402in" draw:caption-point-y="0.598in">
              <dc:date>2016-06-22T00:00:00</dc:date>
              <text:p text:style-name="P1"><text:span text:style-name="T1">Đi làm giấy tờ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CuongNH</text:p>
          </table:table-cell>
          <table:table-cell table:style-name="ce115" table:formula="of:=SUM([.D8:.AG8])" office:value-type="float" office:value="1"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3.5591in" svg:y="1.1008in" draw:caption-point-x="-0.2402in" draw:caption-point-y="0.6079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1791in" svg:y="1.1087in" draw:caption-point-x="-0.2402in" draw:caption-point-y="0.6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DuongDN</text:p>
          </table:table-cell>
          <table:table-cell table:style-name="ce115" table:formula="of:=SUM([.D9:.AG9])" office:value-type="float" office:value="3">
            <text:p>3</text:p>
          </table:table-cell>
          <table:table-cell table:style-name="ce119" office:value-type="float" office:value="1">
            <office:annotation draw:style-name="gr4" draw:text-style-name="P1" svg:width="1.1413in" svg:height="0.3902in" svg:x="2.6457in" svg:y="1.348in" draw:caption-point-x="-0.2402in" draw:caption-point-y="0.6087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5.8421in" svg:y="1.3508in" draw:caption-point-x="-0.2402in" draw:caption-point-y="0.6059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19" office:value-type="float" office:value="1">
            <office:annotation draw:style-name="gr7" draw:text-style-name="P1" svg:width="1.1413in" svg:height="0.2634in" svg:x="6.3311in" svg:y="1.3512in" draw:caption-point-x="-0.2402in" draw:caption-point-y="0.6055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8.2878in" svg:y="1.3531in" draw:caption-point-x="-0.2402in" draw:caption-point-y="0.6035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DuyNM</text:p>
          </table:table-cell>
          <table:table-cell table:style-name="ce115" table:formula="of:=SUM([.D10:.AG10])" office:value-type="float" office:value="1.5">
            <text:p>1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3.5591in" svg:y="1.5965in" draw:caption-point-x="-0.2402in" draw:caption-point-y="0.6079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0.1791in" svg:y="1.6035in" draw:caption-point-x="-0.2402in" draw:caption-point-y="0.6008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5.202in" svg:y="1.6091in" draw:caption-point-x="-0.2402in" draw:caption-point-y="0.5953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DuyenLT</text:p>
          </table:table-cell>
          <table:table-cell table:style-name="ce115" table:formula="of:=SUM([.D11:.AG11])" office:value-type="float" office:value="0"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3.5591in" svg:y="1.8441in" draw:caption-point-x="-0.2402in" draw:caption-point-y="0.6079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8.2878in" svg:y="1.8484in" draw:caption-point-x="-0.2402in" draw:caption-point-y="0.6035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4.7457in" svg:y="1.8559in" draw:caption-point-x="-0.2402in" draw:caption-point-y="0.5961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GiauNV</text:p>
          </table:table-cell>
          <table:table-cell table:style-name="ce115" table:formula="of:=SUM([.D12:.AG12])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aTH</text:p>
          </table:table-cell>
          <table:table-cell table:style-name="ce115" table:formula="of:=SUM([.D13:.AG13])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2.0059in" svg:y="2.348in" draw:caption-point-x="-0.2402in" draw:caption-point-y="0.5992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HaiNM</text:p>
          </table:table-cell>
          <table:table-cell table:style-name="ce115" table:formula="of:=SUM([.D14:.AG14])" office:value-type="float" office:value="6">
            <text:p>6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3.1024in" svg:y="2.5866in" draw:caption-point-x="-0.2402in" draw:caption-point-y="0.6083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5.8421in" svg:y="2.589in" draw:caption-point-x="-0.2402in" draw:caption-point-y="0.6059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3311in" svg:y="2.5894in" draw:caption-point-x="-0.2402in" draw:caption-point-y="0.6055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8205in" svg:y="2.5898in" draw:caption-point-x="-0.2402in" draw:caption-point-y="0.6051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2.5913in" draw:caption-point-x="-0.2402in" draw:caption-point-y="0.6035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19" office:value-type="float" office:value="0.5">
            <office:annotation draw:style-name="gr2" draw:text-style-name="P1" svg:width="1.1413in" svg:height="0.5457in" svg:x="9.2661in" svg:y="2.5929in" draw:caption-point-x="-0.2402in" draw:caption-point-y="0.602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11.5492in" svg:y="2.5972in" draw:caption-point-x="-0.2402in" draw:caption-point-y="0.5976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3.3756in" svg:y="2.5949in" draw:caption-point-x="-0.2402in" draw:caption-point-y="0.6in">
              <dc:date>2016-06-17T00:00:00</dc:date>
              <text:p text:style-name="P1"><text:span text:style-name="T1">Coi thi trên trường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1">
            <office:annotation draw:style-name="gr4" draw:text-style-name="P1" svg:width="1.1413in" svg:height="0.3902in" svg:x="14.7457in" svg:y="2.5949in" draw:caption-point-x="-0.2402in" draw:caption-point-y="0.6in">
              <dc:date>2016-06-17T00:00:00</dc:date>
              <text:p text:style-name="P1"><text:span text:style-name="T1">Coi thi trên trường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1" svg:width="1.1413in" svg:height="0.3902in" svg:x="15.202in" svg:y="2.5949in" draw:caption-point-x="-0.2402in" draw:caption-point-y="0.6in">
              <dc:date>2016-06-17T00:00:00</dc:date>
              <text:p text:style-name="P1"><text:span text:style-name="T1">Coi thi trên trường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1" svg:width="1.1413in" svg:height="0.3902in" svg:x="15.6587in" svg:y="2.5949in" draw:caption-point-x="-0.2402in" draw:caption-point-y="0.6in">
              <dc:date>2016-06-17T00:00:00</dc:date>
              <text:p text:style-name="P1"><text:span text:style-name="T1">Coi thi trên trường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1" svg:width="1.1413in" svg:height="0.3902in" svg:x="16.1154in" svg:y="2.5949in" draw:caption-point-x="-0.2402in" draw:caption-point-y="0.6in">
              <dc:date>2016-06-17T00:00:00</dc:date>
              <text:p text:style-name="P1"><text:span text:style-name="T1">Coi thi trên trường</text:span></text:p>
            </office:annotation>
            <text:p>1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HienNV</text:p>
          </table:table-cell>
          <table:table-cell table:style-name="ce115" table:formula="of:=SUM([.D15:.AG15])" office:value-type="float" office:value="2">
            <text:p>2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HiepNH</text:p>
          </table:table-cell>
          <table:table-cell table:style-name="ce115" table:formula="of:=SUM([.D16:.AG16])" office:value-type="float" office:value="0.5"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4.9287in" svg:y="3.0835in" draw:caption-point-x="-0.2402in" draw:caption-point-y="0.6067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3311in" svg:y="3.0846in" draw:caption-point-x="-0.2402in" draw:caption-point-y="0.6055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8.2878in" svg:y="3.0866in" draw:caption-point-x="-0.2402in" draw:caption-point-y="0.6035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3.0866in" draw:caption-point-x="-0.2402in" draw:caption-point-y="0.6035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3756in" svg:y="3.0929in" draw:caption-point-x="-0.2402in" draw:caption-point-y="0.5972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4.7457in" svg:y="3.0941in" draw:caption-point-x="-0.2402in" draw:caption-point-y="0.5961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5.202in" svg:y="3.0953in" draw:caption-point-x="-0.2402in" draw:caption-point-y="0.5949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HieuHT</text:p>
          </table:table-cell>
          <table:table-cell table:style-name="ce115" table:formula="of:=SUM([.D17:.AG17])" office:value-type="float" office:value="2">
            <text:p>2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7" draw:text-style-name="P1" svg:width="1.1413in" svg:height="0.2634in" svg:x="6.3311in" svg:y="3.3327in" draw:caption-point-x="-0.2402in" draw:caption-point-y="0.6055in">
              <dc:date>2016-06-09T00:00:00</dc:date>
              <text:p text:style-name="P1"><text:span text:style-name="T1">Bị ốm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office:annotation draw:style-name="gr7" draw:text-style-name="P1" svg:width="1.1413in" svg:height="0.2634in" svg:x="13.3756in" svg:y="3.3409in" draw:caption-point-x="-0.2402in" draw:caption-point-y="0.5972in">
              <dc:date>2016-06-24T00:00:00</dc:date>
              <text:p text:style-name="P1"><text:span text:style-name="T1">Bị ốm</text:span></text:p>
            </office:annotation>
            <text:p>1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HieuPT</text:p>
          </table:table-cell>
          <table:table-cell table:style-name="ce115" table:formula="of:=SUM([.D18:.AG18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3.1024in" svg:y="3.5776in" draw:caption-point-x="-0.2402in" draw:caption-point-y="0.6083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3311in" svg:y="3.5803in" draw:caption-point-x="-0.2402in" draw:caption-point-y="0.6055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11.5492in" svg:y="3.5862in" draw:caption-point-x="-0.2402in" draw:caption-point-y="0.5996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HungPN</text:p>
          </table:table-cell>
          <table:table-cell table:style-name="ce115" table:formula="of:=SUM([.D19:.AG19])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HuyNT</text:p>
          </table:table-cell>
          <table:table-cell table:style-name="ce115" table:formula="of:=SUM([.D20:.AG20])" office:value-type="float" office:value="0">
            <text:p>0</text:p>
          </table:table-cell>
          <table:table-cell table:style-name="ce119" table:number-columns-repeated="26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KhanhNN</text:p>
          </table:table-cell>
          <table:table-cell table:style-name="ce115" table:formula="of:=SUM([.D21:.AG21])" office:value-type="float" office:value="0">
            <text:p>0</text:p>
          </table:table-cell>
          <table:table-cell table:style-name="ce119" table:number-columns-repeated="8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1791in" svg:y="4.328in" draw:caption-point-x="-0.2402in" draw:caption-point-y="0.6008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KienPT</text:p>
          </table:table-cell>
          <table:table-cell table:style-name="ce115" table:formula="of:=SUM([.D22:.AG22])" office:value-type="float" office:value="1"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7" draw:text-style-name="P1" svg:width="1.1413in" svg:height="0.2634in" svg:x="14.7457in" svg:y="4.5803in" draw:caption-point-x="-0.2402in" draw:caption-point-y="0.5961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LongPT</text:p>
          </table:table-cell>
          <table:table-cell table:style-name="ce115" table:formula="of:=SUM([.D23:.AG23])" office:value-type="float" office:value="0">
            <text:p>0</text:p>
          </table:table-cell>
          <table:table-cell table:style-name="ce119" table:number-columns-repeated="8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1791in" svg:y="4.824in" draw:caption-point-x="-0.2402in" draw:caption-point-y="0.6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LuanNN</text:p>
          </table:table-cell>
          <table:table-cell table:style-name="ce115" table:formula="of:=SUM([.D24:.AG24])" office:value-type="float" office:value="1"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5.8421in" svg:y="5.0657in" draw:caption-point-x="-0.2402in" draw:caption-point-y="0.6059in">
              <dc:date>2016-06-08T00:00:00</dc:date>
              <text:p text:style-name="P1"><text:span text:style-name="T1">Đi trễ (8h35 vào cty)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5.0681in" draw:caption-point-x="-0.2402in" draw:caption-point-y="0.6035in">
              <dc:date>2016-06-14T00:00:00</dc:date>
              <text:p text:style-name="P1"><text:span text:style-name="T1">Đi trễ, ~8h3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7" draw:text-style-name="P1" svg:width="1.1413in" svg:height="0.2634in" svg:x="14.7457in" svg:y="5.0756in" draw:caption-point-x="-0.2402in" draw:caption-point-y="0.5961in">
              <dc:date>2016-06-27T00:00:00</dc:date>
              <text:p text:style-name="P1"><text:span text:style-name="T1">Bận việc nhà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MaiNTT</text:p>
          </table:table-cell>
          <table:table-cell table:style-name="ce115" table:formula="of:=SUM([.D25:.AG25])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5.202in" svg:y="5.3236in" draw:caption-point-x="-0.2402in" draw:caption-point-y="0.5957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MinhTD</text:p>
          </table:table-cell>
          <table:table-cell table:style-name="ce115" table:formula="of:=SUM([.D26:.AG26])" office:value-type="float" office:value="2">
            <text:p>2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9.2661in" svg:y="5.5642in" draw:caption-point-x="-0.2402in" draw:caption-point-y="0.6031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7" draw:text-style-name="P1" svg:width="1.1413in" svg:height="0.2634in" svg:x="14.7457in" svg:y="5.5713in" draw:caption-point-x="-0.2402in" draw:caption-point-y="0.5961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style-name="ce119" office:value-type="float" office:value="1">
            <office:annotation draw:style-name="gr7" draw:text-style-name="P1" svg:width="1.1413in" svg:height="0.2634in" svg:x="15.202in" svg:y="5.5713in" draw:caption-point-x="-0.2402in" draw:caption-point-y="0.5961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NamTV</text:p>
          </table:table-cell>
          <table:table-cell table:style-name="ce115" table:formula="of:=SUM([.D27:.AG27])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3.1024in" svg:y="5.8067in" draw:caption-point-x="-0.2402in" draw:caption-point-y="0.6083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4.9287in" svg:y="5.8083in" draw:caption-point-x="-0.2402in" draw:caption-point-y="0.6067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0.1791in" svg:y="5.8134in" draw:caption-point-x="-0.2402in" draw:caption-point-y="0.6016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2.4622in" svg:y="5.8169in" draw:caption-point-x="-0.2402in" draw:caption-point-y="0.598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NhanHTH</text:p>
          </table:table-cell>
          <table:table-cell table:style-name="ce115" table:formula="of:=SUM([.D28:.AG28])" office:value-type="float" office:value="0">
            <text:p>0</text:p>
          </table:table-cell>
          <table:table-cell table:style-name="ce119" table:number-columns-repeated="21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4" office:value-type="string">
            <text:p>NhanNM</text:p>
          </table:table-cell>
          <table:table-cell table:style-name="ce115" table:formula="of:=SUM([.D29:.AG29])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4" office:value-type="string">
            <text:p>PhuongTH</text:p>
          </table:table-cell>
          <table:table-cell table:style-name="ce115" table:formula="of:=SUM([.D30:.AG30])" office:value-type="float" office:value="2">
            <text:p>2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7" draw:text-style-name="P1" svg:width="1.1413in" svg:height="0.2634in" svg:x="8.7768in" svg:y="6.5543in" draw:caption-point-x="-0.2402in" draw:caption-point-y="0.6035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0.1791in" svg:y="6.5575in" draw:caption-point-x="-0.2402in" draw:caption-point-y="0.6004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3" draw:text-style-name="P1" svg:width="1.1413in" svg:height="0.7012in" svg:x="12.0059in" svg:y="6.5591in" draw:caption-point-x="-0.2402in" draw:caption-point-y="0.5988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19" office:value-type="float" office:value="0">
            <office:annotation draw:style-name="gr4" draw:text-style-name="P1" svg:width="1.1413in" svg:height="0.3902in" svg:x="12.4622in" svg:y="6.5598in" draw:caption-point-x="-0.2402in" draw:caption-point-y="0.598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4" office:value-type="string">
            <text:p>QuanLD</text:p>
          </table:table-cell>
          <table:table-cell table:style-name="ce115" table:formula="of:=SUM([.D31:.AG31])" office:value-type="float" office:value="1">
            <text:p>1</text:p>
          </table:table-cell>
          <table:table-cell table:style-name="ce119" table:number-columns-repeated="5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5.3854in" svg:y="6.7996in" draw:caption-point-x="-0.2402in" draw:caption-point-y="0.6059in">
              <dc:date>2016-06-08T00:00:00</dc:date>
              <text:p text:style-name="P1"><text:span text:style-name="T1">Đi trễ ~8h3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0.1791in" svg:y="6.8047in" draw:caption-point-x="-0.2402in" draw:caption-point-y="0.6008in">
              <dc:date>2016-06-17T00:00:00</dc:date>
              <text:p text:style-name="P1"><text:span text:style-name="T1">Xin phép về sớm từ 4h vì có việc rieng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7" draw:text-style-name="P1" svg:width="1.1413in" svg:height="0.2634in" svg:x="14.7457in" svg:y="6.8094in" draw:caption-point-x="-0.2402in" draw:caption-point-y="0.5961in">
              <dc:date>2016-06-27T00:00:00</dc:date>
              <text:p text:style-name="P1"><text:span text:style-name="T1">Bận việc nhà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4" office:value-type="string">
            <text:p>SonPX</text:p>
          </table:table-cell>
          <table:table-cell table:style-name="ce115" table:formula="of:=SUM([.D32:.AG32])" office:value-type="float" office:value="1"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7" draw:text-style-name="P1" svg:width="1.1413in" svg:height="0.2634in" svg:x="9.2661in" svg:y="7.0504in" draw:caption-point-x="-0.2402in" draw:caption-point-y="0.6028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TienND</text:p>
          </table:table-cell>
          <table:table-cell table:style-name="ce115" table:formula="of:=SUM([.D33:.AG33])" office:value-type="float" office:value="0.5"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6.8205in" svg:y="7.2965in" draw:caption-point-x="-0.2402in" draw:caption-point-y="0.6043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4" office:value-type="string">
            <text:p>ThachBK</text:p>
          </table:table-cell>
          <table:table-cell table:style-name="ce115" table:formula="of:=SUM([.D34:.AG34])" office:value-type="float" office:value="1"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office:annotation draw:style-name="gr7" draw:text-style-name="P1" svg:width="1.1413in" svg:height="0.2634in" svg:x="6.8205in" svg:y="7.5441in" draw:caption-point-x="-0.2402in" draw:caption-point-y="0.6043in">
              <dc:date>2016-06-1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1791in" svg:y="7.5476in" draw:caption-point-x="-0.2402in" draw:caption-point-y="0.6008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14.7457in" svg:y="7.5524in" draw:caption-point-x="-0.2402in" draw:caption-point-y="0.5961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4" office:value-type="string">
            <text:p>ThaoDTH</text:p>
          </table:table-cell>
          <table:table-cell table:style-name="ce115" table:formula="of:=SUM([.D35:.AG35])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4.9287in" svg:y="7.7898in" draw:caption-point-x="-0.2402in" draw:caption-point-y="0.6067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8.2878in" svg:y="7.7929in" draw:caption-point-x="-0.2402in" draw:caption-point-y="0.6035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4" office:value-type="string">
            <text:p>ThamDT</text:p>
          </table:table-cell>
          <table:table-cell table:style-name="ce115" table:formula="of:=SUM([.D36:.AG36])" office:value-type="float" office:value="0.5"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8205in" svg:y="8.039in" draw:caption-point-x="-0.2402in" draw:caption-point-y="0.6051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8.2878in" svg:y="8.0406in" draw:caption-point-x="-0.2402in" draw:caption-point-y="0.6035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4" office:value-type="string">
            <text:p>ThinhT</text:p>
          </table:table-cell>
          <table:table-cell table:style-name="ce115" table:formula="of:=SUM([.D37:.AG37])" office:value-type="float" office:value="0.5"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9.2661in" svg:y="8.2894in" draw:caption-point-x="-0.2402in" draw:caption-point-y="0.6024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3756in" svg:y="8.2945in" draw:caption-point-x="-0.2402in" draw:caption-point-y="0.5972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35">
            <text:p>35</text:p>
          </table:table-cell>
          <table:table-cell table:style-name="ce34" office:value-type="string">
            <text:p>ThongDN</text:p>
          </table:table-cell>
          <table:table-cell table:style-name="ce115" table:formula="of:=SUM([.D38:.AG38])" office:value-type="float" office:value="1"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4.9287in" svg:y="8.5327in" draw:caption-point-x="-0.2402in" draw:caption-point-y="0.6067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5.8421in" svg:y="8.5335in" draw:caption-point-x="-0.2402in" draw:caption-point-y="0.6059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8.2878in" svg:y="8.5358in" draw:caption-point-x="-0.2402in" draw:caption-point-y="0.6035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1791in" svg:y="8.5386in" draw:caption-point-x="-0.2402in" draw:caption-point-y="0.6008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11.5492in" svg:y="8.5398in" draw:caption-point-x="-0.2402in" draw:caption-point-y="0.5996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7" draw:text-style-name="P1" svg:width="1.1413in" svg:height="0.2634in" svg:x="12.9189in" svg:y="8.5417in" draw:caption-point-x="-0.2402in" draw:caption-point-y="0.5976in">
              <dc:date>2016-06-23T00:00:00</dc:date>
              <text:p text:style-name="P1"><text:span text:style-name="T1">Bị ốm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14.7457in" svg:y="8.5433in" draw:caption-point-x="-0.2402in" draw:caption-point-y="0.5961in">
              <dc:date>2016-06-27T00:00:00</dc:date>
              <text:p text:style-name="P1"><text:span text:style-name="T1">8h3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36">
            <text:p>36</text:p>
          </table:table-cell>
          <table:table-cell table:style-name="ce34" office:value-type="string">
            <text:p>ThuyLTT</text:p>
          </table:table-cell>
          <table:table-cell table:style-name="ce115" table:formula="of:=SUM([.D39:.AG39])" office:value-type="float" office:value="1">
            <text:p>1</text:p>
          </table:table-cell>
          <table:table-cell table:style-name="ce119" office:value-type="float" office:value="0.5">
            <office:annotation draw:style-name="gr4" draw:text-style-name="P1" svg:width="1.1413in" svg:height="0.3902in" svg:x="2.6457in" svg:y="8.7787in" draw:caption-point-x="-0.2402in" draw:caption-point-y="0.6083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19" office:value-type="float" office:value="0">
            <office:annotation draw:style-name="gr4" draw:text-style-name="P1" svg:width="1.1413in" svg:height="0.3902in" svg:x="3.1024in" svg:y="8.7787in" draw:caption-point-x="-0.2402in" draw:caption-point-y="0.6083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4.9287in" svg:y="8.7803in" draw:caption-point-x="-0.2402in" draw:caption-point-y="0.6067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5.8421in" svg:y="8.7811in" draw:caption-point-x="-0.2402in" draw:caption-point-y="0.6059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3311in" svg:y="8.7815in" draw:caption-point-x="-0.2402in" draw:caption-point-y="0.6055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8205in" svg:y="8.7819in" draw:caption-point-x="-0.2402in" draw:caption-point-y="0.6051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8.7768in" svg:y="8.7835in" draw:caption-point-x="-0.2402in" draw:caption-point-y="0.6035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9.2661in" svg:y="8.7839in" draw:caption-point-x="-0.2402in" draw:caption-point-y="0.6031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2.0059in" svg:y="8.7878in" draw:caption-point-x="-0.2402in" draw:caption-point-y="0.5992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14.7457in" svg:y="8.7909in" draw:caption-point-x="-0.2402in" draw:caption-point-y="0.5961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5.202in" svg:y="8.7913in" draw:caption-point-x="-0.2402in" draw:caption-point-y="0.5957in">
              <dc:date>2016-06-28T00:00:00</dc:date>
              <text:p text:style-name="P1"><text:span text:style-name="T1">Bị chóng mặt nên vô trễ</text:span></text:p>
            </office:annotation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37">
            <text:p>37</text:p>
          </table:table-cell>
          <table:table-cell table:style-name="ce34" office:value-type="string">
            <text:p>ToiDB</text:p>
          </table:table-cell>
          <table:table-cell table:style-name="ce115" table:formula="of:=SUM([.D40:.AG40])" office:value-type="float" office:value="0.5"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3.1024in" svg:y="9.0264in" draw:caption-point-x="-0.2402in" draw:caption-point-y="0.6083in">
              <dc:date>2016-06-02T00:00:00</dc:date>
              <text:p text:style-name="P1"><text:span text:style-name="T1">anh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4.9287in" svg:y="9.028in" draw:caption-point-x="-0.2402in" draw:caption-point-y="0.6067in">
              <dc:date>2016-06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5.8421in" svg:y="9.0287in" draw:caption-point-x="-0.2402in" draw:caption-point-y="0.6059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9.0311in" draw:caption-point-x="-0.2402in" draw:caption-point-y="0.6035in">
              <dc:date>2016-06-14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1791in" svg:y="9.0339in" draw:caption-point-x="-0.2402in" draw:caption-point-y="0.6008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2.0059in" svg:y="9.0354in" draw:caption-point-x="-0.2402in" draw:caption-point-y="0.5992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3.3756in" svg:y="9.0374in" draw:caption-point-x="-0.2402in" draw:caption-point-y="0.5972in">
              <dc:date>2016-06-24T00:00:00</dc:date>
              <text:p text:style-name="P1"><text:span text:style-name="T1">Bị mệt, đau đầu, xin vào trễ, `9h15 vào cty</text:span></text:p>
            </office:annotation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38">
            <text:p>38</text:p>
          </table:table-cell>
          <table:table-cell table:style-name="ce34" office:value-type="string">
            <text:p>TruyenLVC</text:p>
          </table:table-cell>
          <table:table-cell table:style-name="ce115" table:formula="of:=SUM([.D41:.AG41])" office:value-type="float" office:value="0.5"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3.3756in" svg:y="9.285in" draw:caption-point-x="-0.2402in" draw:caption-point-y="0.5972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39">
            <text:p>39</text:p>
          </table:table-cell>
          <table:table-cell table:style-name="ce34" office:value-type="string">
            <text:p>TuanND</text:p>
          </table:table-cell>
          <table:table-cell table:style-name="ce115" table:formula="of:=SUM([.D42:.AG42])" office:value-type="float" office:value="0.5"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4.9287in" svg:y="9.5232in" draw:caption-point-x="-0.2402in" draw:caption-point-y="0.6067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5.8421in" svg:y="9.524in" draw:caption-point-x="-0.2402in" draw:caption-point-y="0.6059in">
              <dc:date>2016-06-08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3311in" svg:y="9.5244in" draw:caption-point-x="-0.2402in" draw:caption-point-y="0.6055in">
              <dc:date>2016-06-09T00:00:00</dc:date>
              <text:p text:style-name="P1"><text:span text:style-name="T1">Đi trễ,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8.2878in" svg:y="9.5264in" draw:caption-point-x="-0.2402in" draw:caption-point-y="0.6035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9.2661in" svg:y="9.5268in" draw:caption-point-x="-0.2402in" draw:caption-point-y="0.6031in">
              <dc:date>2016-06-15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11.5492in" svg:y="9.5303in" draw:caption-point-x="-0.2402in" draw:caption-point-y="0.5996in">
              <dc:date>2016-06-20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19" office:value-type="float" office:value="0">
            <office:annotation draw:style-name="gr7" draw:text-style-name="P1" svg:width="1.1413in" svg:height="0.2634in" svg:x="12.0059in" svg:y="9.5307in" draw:caption-point-x="-0.2402in" draw:caption-point-y="0.5992in">
              <dc:date>2016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4.7457in" svg:y="9.5339in" draw:caption-point-x="-0.2402in" draw:caption-point-y="0.5961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40">
            <text:p>40</text:p>
          </table:table-cell>
          <table:table-cell table:style-name="ce34" office:value-type="string">
            <text:p>VietBA</text:p>
          </table:table-cell>
          <table:table-cell table:style-name="ce115" table:formula="of:=SUM([.D43:.AG43])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6.8205in" svg:y="9.7724in" draw:caption-point-x="-0.2402in" draw:caption-point-y="0.6051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8.2878in" svg:y="9.774in" draw:caption-point-x="-0.2402in" draw:caption-point-y="0.6035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9.774in" draw:caption-point-x="-0.2402in" draw:caption-point-y="0.6035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5457in" svg:x="10.1791in" svg:y="9.7776in" draw:caption-point-x="-0.2402in" draw:caption-point-y="0.6in">
              <dc:date>2016-06-17T00:00:00</dc:date>
              <text:p text:style-name="P1"><text:span text:style-name="T1">Về sớm 2h. Bị đau đầu nhưng có làm bù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14.7457in" svg:y="9.7815in" draw:caption-point-x="-0.2402in" draw:caption-point-y="0.5961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41">
            <text:p>41</text:p>
          </table:table-cell>
          <table:table-cell table:style-name="ce34" office:value-type="string">
            <text:p>VinhP</text:p>
          </table:table-cell>
          <table:table-cell table:style-name="ce115" table:formula="of:=SUM([.D44:.AG44])" office:value-type="float" office:value="3">
            <text:p>3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7" draw:text-style-name="P1" svg:width="1.1413in" svg:height="0.2634in" svg:x="8.2878in" svg:y="10.022in" draw:caption-point-x="-0.2402in" draw:caption-point-y="0.6035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19" office:value-type="float" office:value="1">
            <office:annotation draw:style-name="gr7" draw:text-style-name="P1" svg:width="1.1413in" svg:height="0.2634in" svg:x="8.7768in" svg:y="10.022in" draw:caption-point-x="-0.2402in" draw:caption-point-y="0.6035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19" office:value-type="float" office:value="1">
            <office:annotation draw:style-name="gr7" draw:text-style-name="P1" svg:width="1.1413in" svg:height="0.2634in" svg:x="9.2661in" svg:y="10.022in" draw:caption-point-x="-0.2402in" draw:caption-point-y="0.6035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6">
          <table:table-cell table:style-name="ce32" office:value-type="float" office:value="42">
            <text:p>42</text:p>
          </table:table-cell>
          <table:table-cell table:style-name="ce34" office:value-type="string">
            <text:p>VuNA</text:p>
          </table:table-cell>
          <table:table-cell table:style-name="ce115" table:formula="of:=SUM([.D45:.AG45])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120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20" table:number-columns-repeated="4"/>
          <table:table-cell table:style-name="ce122"/>
          <table:table-cell table:style-name="ce120" table:number-columns-repeated="25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120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20" table:number-columns-repeated="4"/>
          <table:table-cell table:style-name="ce123" table:number-columns-repeated="7"/>
          <table:table-cell table:style-name="ce120" table:number-columns-repeated="19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120" table:number-columns-repeated="30"/>
          <table:table-cell table:style-name="ce33" table:number-columns-repeated="952"/>
        </table:table-row>
        <table:table-row table:style-name="ro2" table:number-rows-repeated="983126">
          <table:table-cell table:number-columns-repeated="985"/>
        </table:table-row>
        <table:table-row table:style-name="ro2">
          <table:table-cell table:number-columns-repeated="985"/>
        </table:table-row>
      </table:table>
      <table:database-ranges>
        <table:database-range table:name="__Anonymous_Sheet_DB__1" table:target-range-address="Tong_Hop_Ngay_Nghi_2016.A7:Tong_Hop_Ngay_Nghi_2016.M4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6/28/2016</text:date>, <text:time>17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6-28">06/28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927</meta:editing-cycles>
    <meta:editing-duration>P21DT1H17M34S</meta:editing-duration>
    <meta:generator>OpenOffice/4.1.2$Win32 OpenOffice.org_project/412m3$Build-9782</meta:generator>
    <dc:date>2016-06-28T17:59:29.26</dc:date>
    <meta:document-statistic meta:table-count="9" meta:cell-count="5897" meta:object-count="0"/>
    <meta:user-defined meta:name="Info 1"/>
    <meta:user-defined meta:name="Info 2"/>
    <meta:user-defined meta:name="Info 3"/>
    <meta:user-defined meta:name="Info 4"/>
  </office:meta>
</office:document-meta>
</file>